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09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13.032cm"/>
    </style:style>
    <style:style style:name="co7" style:family="table-column">
      <style:table-column-properties fo:break-before="auto" style:column-width="7.816cm"/>
    </style:style>
    <style:style style:name="co8" style:family="table-column">
      <style:table-column-properties fo:break-before="auto" style:column-width="3.724cm"/>
    </style:style>
    <style:style style:name="co9" style:family="table-column">
      <style:table-column-properties fo:break-before="auto" style:column-width="5.611cm"/>
    </style:style>
    <style:style style:name="co10" style:family="table-column">
      <style:table-column-properties fo:break-before="auto" style:column-width="2.639cm"/>
    </style:style>
    <style:style style:name="co11" style:family="table-column">
      <style:table-column-properties fo:break-before="auto" style:column-width="2.52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4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3" style:family="table" style:master-page-name="PageStyle_5f_AboutTheData">
      <style:table-properties table:display="true" style:writing-mode="lr-tb" tableooo:tab-color="#ffffff"/>
    </style:style>
    <style:style style:name="ta2" style:family="table" style:master-page-name="PageStyle_5f_PivotTableAnalysis">
      <style:table-properties table:display="true" style:writing-mode="lr-tb" tableooo:tab-color="#ffffff"/>
    </style:style>
    <style:style style:name="ta4" style:family="table" style:master-page-name="PageStyle_5f_ChurchProperty1998-2007">
      <style:table-properties table:display="true" style:writing-mode="lr-tb" tableooo:tab-color="#fffff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Excel_20_Built-in_20_Campo_20_de_20_la_20_tabla_20_dinámica">
      <style:table-cell-properties fo:border-bottom="0.99pt solid #000000" style:cell-protect="protected" style:print-content="tru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Excel_20_Built-in_20_Categoría_20_de_20_la_20_tabla_20_dinámica">
      <style:table-cell-properties fo:border-bottom="none" style:cell-protect="protected" style:print-content="true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Excel_20_Built-in_20_Categoría_20_de_20_la_20_tabla_20_dinámica">
      <style:table-cell-properties fo:border-bottom="none" style:cell-protect="protected" style:print-content="tru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Excel_20_Built-in_20_Título_20_de_20_la_20_tabla_20_dinámica">
      <style:table-cell-properties fo:border-bottom="2.49pt solid #000000" style:cell-protect="protected" style:print-content="true" style:diagonal-bl-tr="none" style:diagonal-tl-br="none" fo:border-left="2.49pt solid #000000" fo:border-right="0.99pt solid #000000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Excel_20_Built-in_20_Esquina_20_de_20_la_20_tabla_20_dinámica">
      <style:table-cell-properties fo:border-bottom="0.99pt solid #000000" style:cell-protect="protected" style:print-content="true" style:diagonal-bl-tr="none" style:diagonal-tl-br="none" fo:border-left="0.99pt solid #000000" fo:border-right="2.49pt solid #000000" style:rotation-align="none" fo:border-top="2.49pt solid #000000"/>
    </style:style>
    <style:style style:name="ce8" style:family="table-cell" style:parent-style-name="Excel_20_Built-in_20_Excel_20_Built-in_20_Valor_20_de_20_la_20_tabla_20_dinámica">
      <style:table-cell-properties fo:border-bottom="none" style:cell-protect="protected" style:print-content="true" style:diagonal-bl-tr="none" style:diagonal-tl-br="none" fo:border-left="0.99pt solid #000000" fo:border-right="2.49pt solid #000000" style:rotation-align="none" fo:border-top="0.99pt solid #000000"/>
    </style:style>
    <style:style style:name="ce9" style:family="table-cell" style:parent-style-name="Excel_20_Built-in_20_Excel_20_Built-in_20_Valor_20_de_20_la_20_tabla_20_dinámica">
      <style:table-cell-properties fo:border-bottom="none" style:cell-protect="protected" style:print-content="true" style:diagonal-bl-tr="none" style:diagonal-tl-br="none" fo:border-left="0.99pt solid #000000" fo:border-right="2.49pt solid #000000" style:rotation-align="none" fo:border-top="none"/>
    </style:style>
    <style:style style:name="ce10" style:family="table-cell" style:parent-style-name="Excel_20_Built-in_20_Excel_20_Built-in_20_Valor_20_de_20_la_20_tabla_20_dinámica">
      <style:table-cell-properties fo:border-bottom="0.99pt solid #000000" style:cell-protect="protected" style:print-content="true" style:diagonal-bl-tr="none" style:diagonal-tl-br="none" fo:border-left="0.99pt solid #000000" fo:border-right="2.49pt solid #000000" style:rotation-align="none" fo:border-top="none"/>
    </style:style>
    <style:style style:name="ce11" style:family="table-cell" style:parent-style-name="Excel_20_Built-in_20_Excel_20_Built-in_20_Resultado_20_de_20_la_20_tabla_20_dinámica">
      <style:table-cell-properties fo:border-bottom="2.49pt solid #000000" style:cell-protect="protected" style:print-content="true" style:diagonal-bl-tr="none" style:diagonal-tl-br="none" fo:border-left="0.99pt solid #000000" fo:border-right="2.49pt solid #000000" style:rotation-align="none" fo:border-top="0.99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font-name="Arial" fo:language="none" fo:country="none" style:font-name-asian="Segoe UI" style:language-asian="none" style:country-asian="none" style:font-name-complex="Segoe UI" style:language-complex="none" style:country-complex="none"/>
    </style:style>
    <style:style style:name="ce19" style:family="table-cell" style:parent-style-name="Default" style:data-style-name="N36"/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fo:font-size="10pt" fo:country="none" style:country-asian="none" style:country-complex="none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TableAnalysis" table:style-name="ta2" table:print="false">
        <office:forms form:automatic-focus="false" form:apply-design-mode="false"/>
        <table:table-column table:style-name="co2" table:default-cell-style-name="ce5"/>
        <table:table-column table:style-name="co2" table:default-cell-style-name="ce9"/>
        <table:table-column table:style-name="co3" table:number-columns-repeated="15" table:default-cell-style-name="Default"/>
        <table:table-column table:style-name="co5" table:default-cell-style-name="Default"/>
        <table:table-column table:style-name="co4" table:number-columns-repeated="1006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ce3" office:value-type="string" calcext:value-type="string">
            <text:p>Year</text:p>
          </table:table-cell>
          <table:table-cell table:style-name="ce7"/>
          <table:table-cell table:number-columns-repeated="1022"/>
        </table:table-row>
        <table:table-row table:style-name="ro8">
          <table:table-cell table:style-name="ce4" office:value-type="string" calcext:value-type="string">
            <text:p>1998</text:p>
          </table:table-cell>
          <table:table-cell table:style-name="ce8"/>
          <table:table-cell table:number-columns-repeated="1022"/>
        </table:table-row>
        <table:table-row table:style-name="ro7">
          <table:table-cell office:value-type="string" calcext:value-type="string">
            <text:p>1999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0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1</text:p>
          </table:table-cell>
          <table:table-cell table:number-columns-repeated="2"/>
          <table:table-cell>
            <draw:frame table:end-cell-address="PivotTableAnalysis.H23" table:end-x="1.228cm" table:end-y="0.082cm" draw:z-index="0" draw:name="Chart 1" draw:style-name="gr1" draw:text-style-name="P1" svg:width="13.46cm" svg:height="7.655cm" svg:x="0.604cm" svg:y="0.314cm">
              <draw:object draw:notify-on-update-of-ranges="PivotTableAnalysis.A4:PivotTableAnalysis.A21 PivotTableAnalysis.B3:PivotTableAnalysis.B3 PivotTableAnalysis.A4:PivotTableAnalysis.A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7">
          <table:table-cell office:value-type="string" calcext:value-type="string">
            <text:p>200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5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6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7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008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201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2205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149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446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8660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ATE</text:p>
          </table:table-cell>
          <table:table-cell table:style-name="ce10"/>
          <table:table-cell table:number-columns-repeated="1022"/>
        </table:table-row>
        <table:table-row table:style-name="ro7">
          <table:table-cell table:style-name="ce6" office:value-type="string" calcext:value-type="string">
            <text:p>Total Resultado</text:p>
          </table:table-cell>
          <table:table-cell table:style-name="ce11"/>
          <table:table-cell table:number-columns-repeated="1022"/>
        </table:table-row>
      </table:table>
      <table:table table:name="ChurchProperty1998-2007" table:style-name="ta4" table:print="false">
        <office:forms form:automatic-focus="false" form:apply-design-mode="false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7" table:default-cell-style-name="Default"/>
        <table:table-row table:style-name="ro1">
          <table:table-cell table:style-name="ce12" office:value-type="string" calcext:value-type="string">
            <text:p>Registration Area</text:p>
          </table:table-cell>
          <table:table-cell table:style-name="ce12" office:value-type="string" calcext:value-type="string">
            <text:p>INMUEBLE</text:p>
          </table:table-cell>
          <table:table-cell table:style-name="ce12" office:value-type="string" calcext:value-type="string">
            <text:p>AYUNTAMIENTO</text:p>
          </table:table-cell>
          <table:table-cell table:style-name="ce12" office:value-type="string" calcext:value-type="string">
            <text:p>LOCALIDAD</text:p>
          </table:table-cell>
          <table:table-cell table:style-name="ce12" office:value-type="string" calcext:value-type="string">
            <text:p>DateExtractFormula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AR</text:p>
          </table:table-cell>
          <table:table-cell table:style-name="ce12" table:number-columns-repeated="1015"/>
          <table:table-cell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Galdeano</text:p>
          </table:table-cell>
          <table:table-cell/>
          <table:table-cell table:number-columns-repeated="2" office:value-type="string" calcext:value-type="string">
            <text:p>14/04/2005</text:p>
          </table:table-cell>
          <table:table-cell table:formula="of:=RIGHT(TRIM([.G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lian y Santa Basilisa</text:p>
          </table:table-cell>
          <table:table-cell office:value-type="string" calcext:value-type="string">
            <text:p>Andosilla</text:p>
          </table:table-cell>
          <table:table-cell/>
          <table:table-cell table:formula="of:=RIGHT(TRIM([.B3]);10)" office:value-type="string" office:string-value="a Basilisa" calcext:value-type="string">
            <text:p>a Basilisa</text:p>
          </table:table-cell>
          <table:table-cell table:number-columns-repeated="2" office:value-type="string" calcext:value-type="string">
            <text:p>14/06/2006</text:p>
          </table:table-cell>
          <table:table-cell table:formula="of:=RIGHT(TRIM([.G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 los Remedios</text:p>
          </table:table-cell>
          <table:table-cell office:value-type="string" calcext:value-type="string">
            <text:p>Arroniz</text:p>
          </table:table-cell>
          <table:table-cell/>
          <table:table-cell table:formula="of:=RIGHT(TRIM([.B4]);10)" office:value-type="string" office:string-value="s Remedios" calcext:value-type="string">
            <text:p>s Remedios</text:p>
          </table:table-cell>
          <table:table-cell table:number-columns-repeated="2" office:value-type="string" calcext:value-type="string">
            <text:p>21/01/2002</text:p>
          </table:table-cell>
          <table:table-cell table:formula="of:=RIGHT(TRIM([.G4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Arnotegui</text:p>
          </table:table-cell>
          <table:table-cell office:value-type="string" calcext:value-type="string">
            <text:p>Obanos</text:p>
          </table:table-cell>
          <table:table-cell/>
          <table:table-cell table:formula="of:=RIGHT(TRIM([.B5]);10)" office:value-type="string" office:string-value=" Arnotegui" calcext:value-type="string">
            <text:p><text:s/>Arnotegui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Bartolome</text:p>
          </table:table-cell>
          <table:table-cell table:style-name="ce14" office:value-type="string" calcext:value-type="string">
            <text:p>Juslapeña</text:p>
          </table:table-cell>
          <table:table-cell table:style-name="ce14" office:value-type="string" calcext:value-type="string">
            <text:p>Beorburu</text:p>
          </table:table-cell>
          <table:table-cell table:formula="of:=RIGHT(TRIM([.B6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artolome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Azpirotz</text:p>
          </table:table-cell>
          <table:table-cell table:formula="of:=RIGHT(TRIM([.B7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Gorriti </text:p>
          </table:table-cell>
          <table:table-cell table:formula="of:=RIGHT(TRIM([.B8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artolome</text:p>
          </table:table-cell>
          <table:table-cell office:value-type="string" calcext:value-type="string">
            <text:p>Uharte Araquil</text:p>
          </table:table-cell>
          <table:table-cell/>
          <table:table-cell table:formula="of:=RIGHT(TRIM([.B9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Cristóbal</text:p>
          </table:table-cell>
          <table:table-cell office:value-type="string" calcext:value-type="string">
            <text:p>Adiós </text:p>
          </table:table-cell>
          <table:table-cell/>
          <table:table-cell table:formula="of:=RIGHT(TRIM([.B10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Juslapeña</text:p>
          </table:table-cell>
          <table:table-cell office:value-type="string" calcext:value-type="string">
            <text:p>Osacar </text:p>
          </table:table-cell>
          <table:table-cell table:formula="of:=RIGHT(TRIM([.B11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rasain </text:p>
          </table:table-cell>
          <table:table-cell table:formula="of:=RIGHT(TRIM([.B12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Oskotz (Oscoz)</text:p>
          </table:table-cell>
          <table:table-cell table:formula="of:=RIGHT(TRIM([.B13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<text:s/>Arruitz</text:p>
          </table:table-cell>
          <table:table-cell table:formula="of:=RIGHT(TRIM([.B14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Cristo de Otadia</text:p>
          </table:table-cell>
          <table:table-cell office:value-type="string" calcext:value-type="string">
            <text:p>Alsasua</text:p>
          </table:table-cell>
          <table:table-cell/>
          <table:table-cell table:formula="of:=RIGHT(TRIM([.B15]);10)" office:value-type="string" office:string-value=" de Otadia" calcext:value-type="string">
            <text:p><text:s/>de Otad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de pastos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Gainza</text:p>
          </table:table-cell>
          <table:table-cell table:formula="of:=RIGHT(TRIM([.B16]);10)" office:value-type="string" office:string-value=" de pastos" calcext:value-type="string">
            <text:p><text:s/>de pasto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 Velate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lkotz</text:p>
          </table:table-cell>
          <table:table-cell table:formula="of:=RIGHT(TRIM([.B17]);10)" office:value-type="string" office:string-value=" de Velate" calcext:value-type="string">
            <text:p><text:s/>de Vela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l Pilar</text:p>
          </table:table-cell>
          <table:table-cell office:value-type="string" calcext:value-type="string">
            <text:p>Iturmendi </text:p>
          </table:table-cell>
          <table:table-cell/>
          <table:table-cell table:formula="of:=RIGHT(TRIM([.B18]);10)" office:value-type="string" office:string-value=" del Pilar" calcext:value-type="string">
            <text:p><text:s/>del Pi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Benito – Irimendi</text:p>
          </table:table-cell>
          <table:table-cell office:value-type="string" calcext:value-type="string">
            <text:p>Bacaicoa </text:p>
          </table:table-cell>
          <table:table-cell/>
          <table:table-cell table:formula="of:=RIGHT(TRIM([.B19]);10)" office:value-type="string" office:string-value="– Irimendi" calcext:value-type="string">
            <text:p>– Irimendi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Maria Magdalena</text:p>
          </table:table-cell>
          <table:table-cell office:value-type="string" calcext:value-type="string">
            <text:p>Eneriz </text:p>
          </table:table-cell>
          <table:table-cell/>
          <table:table-cell table:formula="of:=RIGHT(TRIM([.B20]);10)" office:value-type="string" office:string-value=" Magdalena" calcext:value-type="string">
            <text:p><text:s/>Magdalen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Galar</text:p>
          </table:table-cell>
          <table:table-cell office:value-type="string" calcext:value-type="string">
            <text:p>Olaz Subiza</text:p>
          </table:table-cell>
          <table:table-cell table:formula="of:=RIGHT(TRIM([.B21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Erviti</text:p>
          </table:table-cell>
          <table:table-cell table:formula="of:=RIGHT(TRIM([.B22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Garzaron</text:p>
          </table:table-cell>
          <table:table-cell table:formula="of:=RIGHT(TRIM([.B23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Yaben</text:p>
          </table:table-cell>
          <table:table-cell table:formula="of:=RIGHT(TRIM([.B24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Goldaratz </text:p>
          </table:table-cell>
          <table:table-cell table:formula="of:=RIGHT(TRIM([.B25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Orderiz </text:p>
          </table:table-cell>
          <table:table-cell table:formula="of:=RIGHT(TRIM([.B26]);10)" office:value-type="string" office:string-value="Parroquia" calcext:value-type="string">
            <text:p>Parroqu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drian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 table:formula="of:=RIGHT(TRIM([.B27]);10)" office:value-type="string" office:string-value=" S. Adrian" calcext:value-type="string">
            <text:p><text:s/>S. Adri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driá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Esquiroz</text:p>
          </table:table-cell>
          <table:table-cell table:formula="of:=RIGHT(TRIM([.B28]);10)" office:value-type="string" office:string-value=" S. Adrián" calcext:value-type="string">
            <text:p><text:s/>S. Adriá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ndres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Unanua</text:p>
          </table:table-cell>
          <table:table-cell table:formula="of:=RIGHT(TRIM([.B29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2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diós</text:p>
          </table:table-cell>
          <table:table-cell/>
          <table:table-cell table:formula="of:=RIGHT(TRIM([.B30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Berrioplano</text:p>
          </table:table-cell>
          <table:table-cell office:value-type="string" calcext:value-type="string">
            <text:p>Añezcar</text:p>
          </table:table-cell>
          <table:table-cell table:formula="of:=RIGHT(TRIM([.B31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Ezcabarte</text:p>
          </table:table-cell>
          <table:table-cell office:value-type="string" calcext:value-type="string">
            <text:p>Sorauren</text:p>
          </table:table-cell>
          <table:table-cell table:formula="of:=RIGHT(TRIM([.B32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Zuasti</text:p>
          </table:table-cell>
          <table:table-cell table:formula="of:=RIGHT(TRIM([.B33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Erice de Iza </text:p>
          </table:table-cell>
          <table:table-cell table:formula="of:=RIGHT(TRIM([.B34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Aizcorbe</text:p>
          </table:table-cell>
          <table:table-cell table:formula="of:=RIGHT(TRIM([.B35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cay</text:p>
          </table:table-cell>
          <table:table-cell table:formula="of:=RIGHT(TRIM([.B36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Betelu </text:p>
          </table:table-cell>
          <table:table-cell/>
          <table:table-cell table:formula="of:=RIGHT(TRIM([.B37]);10)" office:value-type="string" office:string-value=" S. Donato" calcext:value-type="string">
            <text:p><text:s/>S. Donat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 table:formula="of:=RIGHT(TRIM([.B38]);10)" office:value-type="string" office:string-value=" S. Donato" calcext:value-type="string">
            <text:p><text:s/>S. Donat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Donato</text:p>
          </table:table-cell>
          <table:table-cell office:value-type="string" calcext:value-type="string">
            <text:p>Uharte Araquil</text:p>
          </table:table-cell>
          <table:table-cell/>
          <table:table-cell table:formula="of:=RIGHT(TRIM([.B39]);10)" office:value-type="string" office:string-value=" S. Donato" calcext:value-type="string">
            <text:p><text:s/>S. Donat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3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lián</text:p>
          </table:table-cell>
          <table:table-cell office:value-type="string" calcext:value-type="string">
            <text:p>Olza</text:p>
          </table:table-cell>
          <table:table-cell office:value-type="string" calcext:value-type="string">
            <text:p>Ororbia </text:p>
          </table:table-cell>
          <table:table-cell table:formula="of:=RIGHT(TRIM([.B40]);10)" office:value-type="string" office:string-value=" S. Julián" calcext:value-type="string">
            <text:p><text:s/>S. Juliá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lián</text:p>
          </table:table-cell>
          <table:table-cell office:value-type="string" calcext:value-type="string">
            <text:p>Vidaurreta</text:p>
          </table:table-cell>
          <table:table-cell/>
          <table:table-cell table:formula="of:=RIGHT(TRIM([.B41]);10)" office:value-type="string" office:string-value=" S. Julián" calcext:value-type="string">
            <text:p><text:s/>S. Juliá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Martin</text:p>
          </table:table-cell>
          <table:table-cell office:value-type="string" calcext:value-type="string">
            <text:p>Añorbe</text:p>
          </table:table-cell>
          <table:table-cell/>
          <table:table-cell table:formula="of:=RIGHT(TRIM([.B42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Loza </text:p>
          </table:table-cell>
          <table:table-cell table:formula="of:=RIGHT(TRIM([.B43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Maquirriain</text:p>
          </table:table-cell>
          <table:table-cell table:formula="of:=RIGHT(TRIM([.B44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lar</text:p>
          </table:table-cell>
          <table:table-cell office:value-type="string" calcext:value-type="string">
            <text:p>Beriain</text:p>
          </table:table-cell>
          <table:table-cell table:formula="of:=RIGHT(TRIM([.B45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Arlegui </text:p>
          </table:table-cell>
          <table:table-cell table:formula="of:=RIGHT(TRIM([.B4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table:number-columns-repeated="2" office:value-type="string" calcext:value-type="string">
            <text:p>Galar </text:p>
          </table:table-cell>
          <table:table-cell table:formula="of:=RIGHT(TRIM([.B47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Iza</text:p>
          </table:table-cell>
          <table:table-cell table:formula="of:=RIGHT(TRIM([.B4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ritz </text:p>
          </table:table-cell>
          <table:table-cell table:formula="of:=RIGHT(TRIM([.B4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4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tondo</text:p>
          </table:table-cell>
          <table:table-cell table:formula="of:=RIGHT(TRIM([.B5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</text:p>
          </table:table-cell>
          <table:table-cell table:formula="of:=RIGHT(TRIM([.B51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Labaz </text:p>
          </table:table-cell>
          <table:table-cell table:formula="of:=RIGHT(TRIM([.B52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</text:p>
          </table:table-cell>
          <table:table-cell table:formula="of:=RIGHT(TRIM([.B53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Latasa </text:p>
          </table:table-cell>
          <table:table-cell table:formula="of:=RIGHT(TRIM([.B54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Ripa</text:p>
          </table:table-cell>
          <table:table-cell table:formula="of:=RIGHT(TRIM([.B55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sacain</text:p>
          </table:table-cell>
          <table:table-cell table:formula="of:=RIGHT(TRIM([.B5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Senosiain</text:p>
          </table:table-cell>
          <table:table-cell table:formula="of:=RIGHT(TRIM([.B57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Ulzurrun</text:p>
          </table:table-cell>
          <table:table-cell table:formula="of:=RIGHT(TRIM([.B5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Beasoain</text:p>
          </table:table-cell>
          <table:table-cell table:formula="of:=RIGHT(TRIM([.B5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5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rtazcoz </text:p>
          </table:table-cell>
          <table:table-cell table:formula="of:=RIGHT(TRIM([.B6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Zabalza </text:p>
          </table:table-cell>
          <table:table-cell office:value-type="string" calcext:value-type="string">
            <text:p>Ubani </text:p>
          </table:table-cell>
          <table:table-cell table:formula="of:=RIGHT(TRIM([.B61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Gainza</text:p>
          </table:table-cell>
          <table:table-cell table:formula="of:=RIGHT(TRIM([.B62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quil </text:p>
          </table:table-cell>
          <table:table-cell office:value-type="string" calcext:value-type="string">
            <text:p>Villanueva</text:p>
          </table:table-cell>
          <table:table-cell table:formula="of:=RIGHT(TRIM([.B63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<text:s/>Zuazu</text:p>
          </table:table-cell>
          <table:table-cell table:formula="of:=RIGHT(TRIM([.B64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<text:s/>Muskitz</text:p>
          </table:table-cell>
          <table:table-cell table:formula="of:=RIGHT(TRIM([.B65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rurzun</text:p>
          </table:table-cell>
          <table:table-cell/>
          <table:table-cell table:formula="of:=RIGHT(TRIM([.B6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daz</text:p>
          </table:table-cell>
          <table:table-cell table:formula="of:=RIGHT(TRIM([.B67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rrazquin</text:p>
          </table:table-cell>
          <table:table-cell table:formula="of:=RIGHT(TRIM([.B6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<text:s/>Auza</text:p>
          </table:table-cell>
          <table:table-cell table:formula="of:=RIGHT(TRIM([.B6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6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raizotz</text:p>
          </table:table-cell>
          <table:table-cell table:formula="of:=RIGHT(TRIM([.B7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Egozcue</text:p>
          </table:table-cell>
          <table:table-cell table:formula="of:=RIGHT(TRIM([.B7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Ciriza </text:p>
          </table:table-cell>
          <table:table-cell/>
          <table:table-cell table:formula="of:=RIGHT(TRIM([.B72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Cia </text:p>
          </table:table-cell>
          <table:table-cell table:formula="of:=RIGHT(TRIM([.B73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Marcalain</text:p>
          </table:table-cell>
          <table:table-cell table:formula="of:=RIGHT(TRIM([.B74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laiz</text:p>
          </table:table-cell>
          <table:table-cell table:formula="of:=RIGHT(TRIM([.B75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table:style-name="ce15" office:value-type="string" calcext:value-type="string">
            <text:p> Biurrun-Olcoz </text:p>
          </table:table-cell>
          <table:table-cell office:value-type="string" calcext:value-type="string">
            <text:p>Olcoz </text:p>
          </table:table-cell>
          <table:table-cell table:formula="of:=RIGHT(TRIM([.B76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Eguillor</text:p>
          </table:table-cell>
          <table:table-cell table:formula="of:=RIGHT(TRIM([.B77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rcoyen</text:p>
          </table:table-cell>
          <table:table-cell/>
          <table:table-cell table:formula="of:=RIGHT(TRIM([.B78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Zabalza</text:p>
          </table:table-cell>
          <table:table-cell office:value-type="string" calcext:value-type="string">
            <text:p>Arraiza</text:p>
          </table:table-cell>
          <table:table-cell table:formula="of:=RIGHT(TRIM([.B79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7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rriba</text:p>
          </table:table-cell>
          <table:table-cell table:formula="of:=RIGHT(TRIM([.B80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Satrústegui </text:p>
          </table:table-cell>
          <table:table-cell table:formula="of:=RIGHT(TRIM([.B8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</text:p>
          </table:table-cell>
          <table:table-cell table:formula="of:=RIGHT(TRIM([.B82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- Larrea </text:p>
          </table:table-cell>
          <table:table-cell table:formula="of:=RIGHT(TRIM([.B83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rice </text:p>
          </table:table-cell>
          <table:table-cell table:formula="of:=RIGHT(TRIM([.B84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Beramendi</text:p>
          </table:table-cell>
          <table:table-cell table:formula="of:=RIGHT(TRIM([.B85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Udabe</text:p>
          </table:table-cell>
          <table:table-cell table:formula="of:=RIGHT(TRIM([.B86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 table:formula="of:=RIGHT(TRIM([.B87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Eraso</text:p>
          </table:table-cell>
          <table:table-cell table:formula="of:=RIGHT(TRIM([.B88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Zarranz</text:p>
          </table:table-cell>
          <table:table-cell table:formula="of:=RIGHT(TRIM([.B89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iatzeta – S. Miguel</text:p>
          </table:table-cell>
          <table:table-cell office:value-type="string" calcext:value-type="string">
            <text:p>Irañeta </text:p>
          </table:table-cell>
          <table:table-cell/>
          <table:table-cell table:formula="of:=RIGHT(TRIM([.B90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Iturmendi </text:p>
          </table:table-cell>
          <table:table-cell/>
          <table:table-cell table:formula="of:=RIGHT(TRIM([.B9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Baraibar</text:p>
          </table:table-cell>
          <table:table-cell table:formula="of:=RIGHT(TRIM([.B92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txarri </text:p>
          </table:table-cell>
          <table:table-cell table:formula="of:=RIGHT(TRIM([.B93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Huici </text:p>
          </table:table-cell>
          <table:table-cell table:formula="of:=RIGHT(TRIM([.B94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eitza </text:p>
          </table:table-cell>
          <table:table-cell/>
          <table:table-cell table:formula="of:=RIGHT(TRIM([.B95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azagutia </text:p>
          </table:table-cell>
          <table:table-cell/>
          <table:table-cell table:formula="of:=RIGHT(TRIM([.B96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larregui </text:p>
          </table:table-cell>
          <table:table-cell table:formula="of:=RIGHT(TRIM([.B97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illá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ete </text:p>
          </table:table-cell>
          <table:table-cell table:formula="of:=RIGHT(TRIM([.B98]);10)" office:value-type="string" office:string-value=" S. Millán" calcext:value-type="string">
            <text:p><text:s/>S. Millá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Urban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ascue </text:p>
          </table:table-cell>
          <table:table-cell table:formula="of:=RIGHT(TRIM([.B99]);10)" office:value-type="string" office:string-value=" S. Urbano" calcext:value-type="string">
            <text:p><text:s/>S. Urban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Sebastian</text:p>
          </table:table-cell>
          <table:table-cell office:value-type="string" calcext:value-type="string">
            <text:p>Lakuntza </text:p>
          </table:table-cell>
          <table:table-cell/>
          <table:table-cell table:formula="of:=RIGHT(TRIM([.B100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Sebastian</text:p>
          </table:table-cell>
          <table:table-cell office:value-type="string" calcext:value-type="string">
            <text:p>Olazagutia </text:p>
          </table:table-cell>
          <table:table-cell/>
          <table:table-cell table:formula="of:=RIGHT(TRIM([.B101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ebasti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Juarbe </text:p>
          </table:table-cell>
          <table:table-cell table:formula="of:=RIGHT(TRIM([.B102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ierra de labor Urdaizok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arumbe </text:p>
          </table:table-cell>
          <table:table-cell table:formula="of:=RIGHT(TRIM([.B103]);10)" office:value-type="string" office:string-value=" Urdaizoko" calcext:value-type="string">
            <text:p><text:s/>Urdaizok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</text:p>
          </table:table-cell>
          <table:table-cell table:formula="of:=RIGHT(TRIM([.B104]);10)" office:value-type="string" office:string-value=". Clemente" calcext:value-type="string">
            <text:p>. Clemen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Gregorio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Saldise</text:p>
          </table:table-cell>
          <table:table-cell table:formula="of:=RIGHT(TRIM([.B105]);10)" office:value-type="string" office:string-value=". Gregorio" calcext:value-type="string">
            <text:p>. Grego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Gregorio</text:p>
          </table:table-cell>
          <table:table-cell office:value-type="string" calcext:value-type="string">
            <text:p>Etxarri </text:p>
          </table:table-cell>
          <table:table-cell office:value-type="string" calcext:value-type="string">
            <text:p>Aranaz </text:p>
          </table:table-cell>
          <table:table-cell table:formula="of:=RIGHT(TRIM([.B106]);10)" office:value-type="string" office:string-value=". Gregorio" calcext:value-type="string">
            <text:p>. Grego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Gregori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biasu </text:p>
          </table:table-cell>
          <table:table-cell table:formula="of:=RIGHT(TRIM([.B107]);10)" office:value-type="string" office:string-value=". Gregorio" calcext:value-type="string">
            <text:p>. Grego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Obanos </text:p>
          </table:table-cell>
          <table:table-cell/>
          <table:table-cell table:formula="of:=RIGHT(TRIM([.B108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Arteta </text:p>
          </table:table-cell>
          <table:table-cell table:formula="of:=RIGHT(TRIM([.B109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Lakuntza</text:p>
          </table:table-cell>
          <table:table-cell/>
          <table:table-cell table:formula="of:=RIGHT(TRIM([.B110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1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Tiburcio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Oroquieta </text:p>
          </table:table-cell>
          <table:table-cell table:formula="of:=RIGHT(TRIM([.B111]);10)" office:value-type="string" office:string-value=". Tiburcio" calcext:value-type="string">
            <text:p>. Tiburc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1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 2 San Cosme y San Damian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2]);10)" office:value-type="string" office:string-value="San Damian" calcext:value-type="string">
            <text:p>San Damian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Despacho nº2 ” ” 01/02/2000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3]);10)" office:value-type="string" office:string-value="01/02/2000" calcext:value-type="string">
            <text:p>01/02/2000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3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entro Catequesis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4]);10)" office:value-type="string" office:string-value="Catequesis" calcext:value-type="string">
            <text:p>Catequesis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4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entro Catequesis Planta 1ª Calle San Cosme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5]);10)" office:value-type="string" office:string-value=" San Cosme" calcext:value-type="string">
            <text:p><text:s/>San Cosme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5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2 Calle San Cosme y San Dam.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6]);10)" office:value-type="string" office:string-value="y San Dam." calcext:value-type="string">
            <text:p>y San Dam.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Almacén Parroquial c. San Cosme y Sn. Da</text:p>
          </table:table-cell>
          <table:table-cell office:value-type="string" calcext:value-type="string">
            <text:p>Cendea de Cizur </text:p>
          </table:table-cell>
          <table:table-cell office:value-type="string" calcext:value-type="string">
            <text:p>Astrain </text:p>
          </table:table-cell>
          <table:table-cell table:formula="of:=RIGHT(TRIM([.B117]);10)" office:value-type="string" office:string-value="e y Sn. Da" calcext:value-type="string">
            <text:p>e y Sn. Da</text:p>
          </table:table-cell>
          <table:table-cell table:number-columns-repeated="2" office:value-type="string" calcext:value-type="string">
            <text:p>01/02/2000</text:p>
          </table:table-cell>
          <table:table-cell table:formula="of:=RIGHT(TRIM([.G11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 10 calle Miguel Pérez</text:p>
          </table:table-cell>
          <table:table-cell office:value-type="string" calcext:value-type="string">
            <text:p>Mendavia</text:p>
          </table:table-cell>
          <table:table-cell/>
          <table:table-cell table:formula="of:=RIGHT(TRIM([.B118]);10)" office:value-type="string" office:string-value="guel Pérez" calcext:value-type="string">
            <text:p>guel Pérez</text:p>
          </table:table-cell>
          <table:table-cell table:number-columns-repeated="2" office:value-type="string" calcext:value-type="string">
            <text:p>01/03/2005</text:p>
          </table:table-cell>
          <table:table-cell table:formula="of:=RIGHT(TRIM([.G11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 29 calle Estación</text:p>
          </table:table-cell>
          <table:table-cell office:value-type="string" calcext:value-type="string">
            <text:p>Mendavia</text:p>
          </table:table-cell>
          <table:table-cell/>
          <table:table-cell table:formula="of:=RIGHT(TRIM([.B119]);10)" office:value-type="string" office:string-value="e Estación" calcext:value-type="string">
            <text:p>e Estación</text:p>
          </table:table-cell>
          <table:table-cell table:number-columns-repeated="2" office:value-type="string" calcext:value-type="string">
            <text:p>01/03/2005</text:p>
          </table:table-cell>
          <table:table-cell table:formula="of:=RIGHT(TRIM([.G11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nº 5 Calle de La estación</text:p>
          </table:table-cell>
          <table:table-cell office:value-type="string" calcext:value-type="string">
            <text:p>Mendavia</text:p>
          </table:table-cell>
          <table:table-cell/>
          <table:table-cell table:formula="of:=RIGHT(TRIM([.B120]);10)" office:value-type="string" office:string-value="a estación" calcext:value-type="string">
            <text:p>a estación</text:p>
          </table:table-cell>
          <table:table-cell table:number-columns-repeated="2" office:value-type="string" calcext:value-type="string">
            <text:p>01/03/2005</text:p>
          </table:table-cell>
          <table:table-cell table:formula="of:=RIGHT(TRIM([.G12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Comercial nº2 Calle de La Estación</text:p>
          </table:table-cell>
          <table:table-cell office:value-type="string" calcext:value-type="string">
            <text:p>Mendavia</text:p>
          </table:table-cell>
          <table:table-cell/>
          <table:table-cell table:formula="of:=RIGHT(TRIM([.B121]);10)" office:value-type="string" office:string-value="a Estación" calcext:value-type="string">
            <text:p>a Estación</text:p>
          </table:table-cell>
          <table:table-cell table:number-columns-repeated="2" office:value-type="string" calcext:value-type="string">
            <text:p>01/03/2005</text:p>
          </table:table-cell>
          <table:table-cell table:formula="of:=RIGHT(TRIM([.G12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2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2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30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3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3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85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4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4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7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5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5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93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6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36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7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1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8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<text:s/>Finca nº 147 concentración parcelaria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29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2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Huerta camino de las huertas</text:p>
          </table:table-cell>
          <table:table-cell office:value-type="string" calcext:value-type="string">
            <text:p>Zuñiga </text:p>
          </table:table-cell>
          <table:table-cell/>
          <table:table-cell table:formula="of:=RIGHT(TRIM([.B130]);10)" office:value-type="string" office:string-value="as huertas" calcext:value-type="string">
            <text:p>as huertas</text:p>
          </table:table-cell>
          <table:table-cell table:number-columns-repeated="2" office:value-type="string" calcext:value-type="string">
            <text:p>01/04/2000</text:p>
          </table:table-cell>
          <table:table-cell table:formula="of:=RIGHT(TRIM([.G13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 01/04/2004</text:p>
          </table:table-cell>
          <table:table-cell office:value-type="string" calcext:value-type="string">
            <text:p>Goñi </text:p>
          </table:table-cell>
          <table:table-cell/>
          <table:table-cell table:formula="of:=RIGHT(TRIM([.B131]);10)" office:value-type="string" office:string-value="01/04/2004" calcext:value-type="string">
            <text:p>01/04/2004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tonio y San Quiriaco</text:p>
          </table:table-cell>
          <table:table-cell office:value-type="string" calcext:value-type="string">
            <text:p>Goñi </text:p>
          </table:table-cell>
          <table:table-cell/>
          <table:table-cell table:formula="of:=RIGHT(TRIM([.B132]);10)" office:value-type="string" office:string-value="n Quiriaco" calcext:value-type="string">
            <text:p>n Quiriaco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Expectació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Munárriz <text:s/></text:p>
          </table:table-cell>
          <table:table-cell table:formula="of:=RIGHT(TRIM([.B133]);10)" office:value-type="string" office:string-value="xpectación" calcext:value-type="string">
            <text:p>xpectación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Urdanoz</text:p>
          </table:table-cell>
          <table:table-cell table:formula="of:=RIGHT(TRIM([.B134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oñi </text:p>
          </table:table-cell>
          <table:table-cell office:value-type="string" calcext:value-type="string">
            <text:p>Azanza</text:p>
          </table:table-cell>
          <table:table-cell table:formula="of:=RIGHT(TRIM([.B135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secano nº 119 Concentración Parc.</text:p>
          </table:table-cell>
          <table:table-cell office:value-type="string" calcext:value-type="string">
            <text:p>Los Arcos</text:p>
          </table:table-cell>
          <table:table-cell/>
          <table:table-cell table:formula="of:=RIGHT(TRIM([.B136]);10)" office:value-type="string" office:string-value="ción Parc." calcext:value-type="string">
            <text:p>ción Parc.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119 Concentración Parcelaria</text:p>
          </table:table-cell>
          <table:table-cell office:value-type="string" calcext:value-type="string">
            <text:p>Los Arcos</text:p>
          </table:table-cell>
          <table:table-cell/>
          <table:table-cell table:formula="of:=RIGHT(TRIM([.B137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1/04/2004</text:p>
          </table:table-cell>
          <table:table-cell table:formula="of:=RIGHT(TRIM([.G13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Lerga </text:p>
          </table:table-cell>
          <table:table-cell/>
          <table:table-cell table:formula="of:=RIGHT(TRIM([.B138]);10)" office:value-type="string" office:string-value="a. Barbara" calcext:value-type="string">
            <text:p>a. Barbara</text:p>
          </table:table-cell>
          <table:table-cell table:number-columns-repeated="2" office:value-type="string" calcext:value-type="string">
            <text:p>01/10/2001</text:p>
          </table:table-cell>
          <table:table-cell table:formula="of:=RIGHT(TRIM([.G138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ra. De Belen</text:p>
          </table:table-cell>
          <table:table-cell table:style-name="ce16" office:value-type="string" calcext:value-type="string">
            <text:p><text:span text:style-name="T1">Roncal – Isaba </text:span></text:p>
          </table:table-cell>
          <table:table-cell/>
          <table:table-cell table:formula="of:=RIGHT(TRIM([.B139]);10)" office:value-type="string" office:string-value=". De Belen" calcext:value-type="string">
            <text:p>. De Belen</text:p>
          </table:table-cell>
          <table:table-cell table:number-columns-repeated="2" office:value-type="string" calcext:value-type="string">
            <text:p>01/10/2001</text:p>
          </table:table-cell>
          <table:table-cell table:formula="of:=RIGHT(TRIM([.G139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12 A</text:p>
          </table:table-cell>
          <table:table-cell office:value-type="string" calcext:value-type="string">
            <text:p>Oteiza y Baigorri</text:p>
          </table:table-cell>
          <table:table-cell/>
          <table:table-cell table:formula="of:=RIGHT(TRIM([.B140]);10)" office:value-type="string" office:string-value="no nº 12 A" calcext:value-type="string">
            <text:p>no nº 12 A</text:p>
          </table:table-cell>
          <table:table-cell table:number-columns-repeated="2" office:value-type="string" calcext:value-type="string">
            <text:p>01/12/1998</text:p>
          </table:table-cell>
          <table:table-cell table:formula="of:=RIGHT(TRIM([.G140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</text:p>
          </table:table-cell>
          <table:table-cell office:value-type="string" calcext:value-type="string">
            <text:p>San Adrian </text:p>
          </table:table-cell>
          <table:table-cell/>
          <table:table-cell table:formula="of:=RIGHT(TRIM([.B141]);10)" office:value-type="string" office:string-value="Parroquia" calcext:value-type="string">
            <text:p>Parroquia</text:p>
          </table:table-cell>
          <table:table-cell table:number-columns-repeated="2" office:value-type="string" calcext:value-type="string">
            <text:p>01/12/1998</text:p>
          </table:table-cell>
          <table:table-cell table:formula="of:=RIGHT(TRIM([.G141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Torralba del Rio </text:p>
          </table:table-cell>
          <table:table-cell/>
          <table:table-cell table:formula="of:=RIGHT(TRIM([.B142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02/02/2002</text:p>
          </table:table-cell>
          <table:table-cell table:formula="of:=RIGHT(TRIM([.G142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Torres del Río </text:p>
          </table:table-cell>
          <table:table-cell/>
          <table:table-cell table:formula="of:=RIGHT(TRIM([.B143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02/02/2002</text:p>
          </table:table-cell>
          <table:table-cell table:formula="of:=RIGHT(TRIM([.G143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to Sepulcro</text:p>
          </table:table-cell>
          <table:table-cell office:value-type="string" calcext:value-type="string">
            <text:p>Torres del Río </text:p>
          </table:table-cell>
          <table:table-cell/>
          <table:table-cell table:formula="of:=RIGHT(TRIM([.B144]);10)" office:value-type="string" office:string-value="o Sepulcro" calcext:value-type="string">
            <text:p>o Sepulcro</text:p>
          </table:table-cell>
          <table:table-cell table:number-columns-repeated="2" office:value-type="string" calcext:value-type="string">
            <text:p>02/02/2002</text:p>
          </table:table-cell>
          <table:table-cell table:formula="of:=RIGHT(TRIM([.G144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Ganuza</text:p>
          </table:table-cell>
          <table:table-cell office:value-type="string" calcext:value-type="string">
            <text:p>Metauten </text:p>
          </table:table-cell>
          <table:table-cell table:formula="of:=RIGHT(TRIM([.B145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02/02/2005</text:p>
          </table:table-cell>
          <table:table-cell table:formula="of:=RIGHT(TRIM([.G14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Solar bilabakoiz nº 10 A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Labiano </text:p>
          </table:table-cell>
          <table:table-cell table:formula="of:=RIGHT(TRIM([.B146]);10)" office:value-type="string" office:string-value="iz nº 10 A" calcext:value-type="string">
            <text:p>iz nº 10 A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4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Labiano </text:p>
          </table:table-cell>
          <table:table-cell table:formula="of:=RIGHT(TRIM([.B147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4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meterio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Tajonar </text:p>
          </table:table-cell>
          <table:table-cell table:formula="of:=RIGHT(TRIM([.B148]);10)" office:value-type="string" office:string-value=". Emeterio" calcext:value-type="string">
            <text:p>. Emeterio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4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 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Zolina </text:p>
          </table:table-cell>
          <table:table-cell table:formula="of:=RIGHT(TRIM([.B149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4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bereku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Zolina</text:p>
          </table:table-cell>
          <table:table-cell table:formula="of:=RIGHT(TRIM([.B150]);10)" office:value-type="string" office:string-value="n Labereku" calcext:value-type="string">
            <text:p>n Labereku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Badostain</text:p>
          </table:table-cell>
          <table:table-cell table:formula="of:=RIGHT(TRIM([.B15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Ntra. Señora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<text:s/></text:p>
          </table:table-cell>
          <table:table-cell table:formula="of:=RIGHT(TRIM([.B152]);10)" office:value-type="string" office:string-value="ra. Señora" calcext:value-type="string">
            <text:p>ra. Señora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Ezperun</text:p>
          </table:table-cell>
          <table:table-cell table:formula="of:=RIGHT(TRIM([.B15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Imarcoain</text:p>
          </table:table-cell>
          <table:table-cell table:formula="of:=RIGHT(TRIM([.B154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Noain </text:p>
          </table:table-cell>
          <table:table-cell table:formula="of:=RIGHT(TRIM([.B155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Otano</text:p>
          </table:table-cell>
          <table:table-cell table:formula="of:=RIGHT(TRIM([.B156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Torres de Elorz</text:p>
          </table:table-cell>
          <table:table-cell table:formula="of:=RIGHT(TRIM([.B15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Yarnoz </text:p>
          </table:table-cell>
          <table:table-cell table:formula="of:=RIGHT(TRIM([.B158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Zabalegui</text:p>
          </table:table-cell>
          <table:table-cell table:formula="of:=RIGHT(TRIM([.B159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5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lorz</text:p>
          </table:table-cell>
          <table:table-cell office:value-type="string" calcext:value-type="string">
            <text:p>Zulueta</text:p>
          </table:table-cell>
          <table:table-cell table:formula="of:=RIGHT(TRIM([.B160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Clemente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Izco</text:p>
          </table:table-cell>
          <table:table-cell table:formula="of:=RIGHT(TRIM([.B161]);10)" office:value-type="string" office:string-value="n Clemente" calcext:value-type="string">
            <text:p>n Clemente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Monreal </text:p>
          </table:table-cell>
          <table:table-cell/>
          <table:table-cell table:formula="of:=RIGHT(TRIM([.B162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table:formula="of:=RIGHT(TRIM([.B16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table:formula="of:=RIGHT(TRIM([.B164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o. Cristo</text:p>
          </table:table-cell>
          <table:table-cell office:value-type="string" calcext:value-type="string">
            <text:p>Tiebas</text:p>
          </table:table-cell>
          <table:table-cell office:value-type="string" calcext:value-type="string">
            <text:p>Muruarte de Reta </text:p>
          </table:table-cell>
          <table:table-cell table:formula="of:=RIGHT(TRIM([.B165]);10)" office:value-type="string" office:string-value="to. Cristo" calcext:value-type="string">
            <text:p>to. Cristo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femia</text:p>
          </table:table-cell>
          <table:table-cell office:value-type="string" calcext:value-type="string">
            <text:p>Tiebas</text:p>
          </table:table-cell>
          <table:table-cell/>
          <table:table-cell table:formula="of:=RIGHT(TRIM([.B166]);10)" office:value-type="string" office:string-value="a. Eufemia" calcext:value-type="string">
            <text:p>a. Eufemia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nciti </text:p>
          </table:table-cell>
          <table:table-cell/>
          <table:table-cell table:formula="of:=RIGHT(TRIM([.B16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Artaiz </text:p>
          </table:table-cell>
          <table:table-cell table:formula="of:=RIGHT(TRIM([.B16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Alzorriz </text:p>
          </table:table-cell>
          <table:table-cell table:formula="of:=RIGHT(TRIM([.B169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6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Visitacion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Cemborain</text:p>
          </table:table-cell>
          <table:table-cell table:formula="of:=RIGHT(TRIM([.B170]);10)" office:value-type="string" office:string-value="Visitacion" calcext:value-type="string">
            <text:p>Visitacion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7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o. Tomas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Najurieta </text:p>
          </table:table-cell>
          <table:table-cell table:formula="of:=RIGHT(TRIM([.B171]);10)" office:value-type="string" office:string-value="Sto. Tomas" calcext:value-type="string">
            <text:p>Sto. Tomas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7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Solar 329 m2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Najurieta </text:p>
          </table:table-cell>
          <table:table-cell table:formula="of:=RIGHT(TRIM([.B172]);10)" office:value-type="string" office:string-value="lar 329 m2" calcext:value-type="string">
            <text:p>lar 329 m2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7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Zabalceta</text:p>
          </table:table-cell>
          <table:table-cell table:formula="of:=RIGHT(TRIM([.B173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7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nciti</text:p>
          </table:table-cell>
          <table:table-cell office:value-type="string" calcext:value-type="string">
            <text:p>Zoroquiain </text:p>
          </table:table-cell>
          <table:table-cell table:formula="of:=RIGHT(TRIM([.B174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2/03/2004</text:p>
          </table:table-cell>
          <table:table-cell table:formula="of:=RIGHT(TRIM([.G17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Oroz Betelu </text:p>
          </table:table-cell>
          <table:table-cell/>
          <table:table-cell table:formula="of:=RIGHT(TRIM([.B175]);10)" office:value-type="string" office:string-value=" S. Adrian" calcext:value-type="string">
            <text:p><text:s/>S. Adrian</text:p>
          </table:table-cell>
          <table:table-cell table:number-columns-repeated="2" office:value-type="string" calcext:value-type="string">
            <text:p>02/05/2003</text:p>
          </table:table-cell>
          <table:table-cell table:formula="of:=RIGHT(TRIM([.G17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Uztarroz </text:p>
          </table:table-cell>
          <table:table-cell/>
          <table:table-cell table:formula="of:=RIGHT(TRIM([.B176]);10)" office:value-type="string" office:string-value=". Engracia" calcext:value-type="string">
            <text:p>. Engracia</text:p>
          </table:table-cell>
          <table:table-cell table:number-columns-repeated="2" office:value-type="string" calcext:value-type="string">
            <text:p>02/05/2003</text:p>
          </table:table-cell>
          <table:table-cell table:formula="of:=RIGHT(TRIM([.G17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bárzuza </text:p>
          </table:table-cell>
          <table:table-cell/>
          <table:table-cell table:formula="of:=RIGHT(TRIM([.B177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7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berin </text:p>
          </table:table-cell>
          <table:table-cell/>
          <table:table-cell table:formula="of:=RIGHT(TRIM([.B178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7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aquia La Asunción</text:p>
          </table:table-cell>
          <table:table-cell office:value-type="string" calcext:value-type="string">
            <text:p>Aberin </text:p>
          </table:table-cell>
          <table:table-cell office:value-type="string" calcext:value-type="string">
            <text:p>Muniain </text:p>
          </table:table-cell>
          <table:table-cell table:formula="of:=RIGHT(TRIM([.B179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7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Bartolomé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Goleano </text:p>
          </table:table-cell>
          <table:table-cell table:formula="of:=RIGHT(TRIM([.B180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Zudaire</text:p>
          </table:table-cell>
          <table:table-cell table:formula="of:=RIGHT(TRIM([.B181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La Natividad de Ntra Señora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Artaza </text:p>
          </table:table-cell>
          <table:table-cell table:formula="of:=RIGHT(TRIM([.B182]);10)" office:value-type="string" office:string-value="tra Señora" calcext:value-type="string">
            <text:p>tra Señor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Baquedano </text:p>
          </table:table-cell>
          <table:table-cell table:formula="of:=RIGHT(TRIM([.B183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á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Baríndano </text:p>
          </table:table-cell>
          <table:table-cell table:formula="of:=RIGHT(TRIM([.B184]);10)" office:value-type="string" office:string-value="San Millán" calcext:value-type="string">
            <text:p>San Millá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Ecala </text:p>
          </table:table-cell>
          <table:table-cell table:formula="of:=RIGHT(TRIM([.B185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Urra</text:p>
          </table:table-cell>
          <table:table-cell table:formula="of:=RIGHT(TRIM([.B18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mescoa Baja</text:p>
          </table:table-cell>
          <table:table-cell office:value-type="string" calcext:value-type="string">
            <text:p>San Martín</text:p>
          </table:table-cell>
          <table:table-cell table:formula="of:=RIGHT(TRIM([.B187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ranaratxe </text:p>
          </table:table-cell>
          <table:table-cell/>
          <table:table-cell table:formula="of:=RIGHT(TRIM([.B188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Román</text:p>
          </table:table-cell>
          <table:table-cell office:value-type="string" calcext:value-type="string">
            <text:p>Arellano </text:p>
          </table:table-cell>
          <table:table-cell/>
          <table:table-cell table:formula="of:=RIGHT(TRIM([.B189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8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Arroniz </text:p>
          </table:table-cell>
          <table:table-cell/>
          <table:table-cell table:formula="of:=RIGHT(TRIM([.B190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zqueta</text:p>
          </table:table-cell>
          <table:table-cell office:value-type="string" calcext:value-type="string">
            <text:p>Iguzquiza</text:p>
          </table:table-cell>
          <table:table-cell table:formula="of:=RIGHT(TRIM([.B191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Barbarin </text:p>
          </table:table-cell>
          <table:table-cell/>
          <table:table-cell table:formula="of:=RIGHT(TRIM([.B192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. Jorge</text:p>
          </table:table-cell>
          <table:table-cell office:value-type="string" calcext:value-type="string">
            <text:p>Barbarin </text:p>
          </table:table-cell>
          <table:table-cell/>
          <table:table-cell table:formula="of:=RIGHT(TRIM([.B193]);10)" office:value-type="string" office:string-value="a S. Jorge" calcext:value-type="string">
            <text:p>a S. Jorge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Eulate </text:p>
          </table:table-cell>
          <table:table-cell/>
          <table:table-cell table:formula="of:=RIGHT(TRIM([.B194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y Frutales, paaraje Sardegi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Ganuza</text:p>
          </table:table-cell>
          <table:table-cell table:formula="of:=RIGHT(TRIM([.B195]);10)" office:value-type="string" office:string-value="je Sardegi" calcext:value-type="string">
            <text:p>je Sardegi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Iguzquiza </text:p>
          </table:table-cell>
          <table:table-cell/>
          <table:table-cell table:formula="of:=RIGHT(TRIM([.B196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Iguzquiza </text:p>
          </table:table-cell>
          <table:table-cell office:value-type="string" calcext:value-type="string">
            <text:p>Labeaga</text:p>
          </table:table-cell>
          <table:table-cell table:formula="of:=RIGHT(TRIM([.B197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Iguzquiza </text:p>
          </table:table-cell>
          <table:table-cell office:value-type="string" calcext:value-type="string">
            <text:p>Urbiola</text:p>
          </table:table-cell>
          <table:table-cell table:formula="of:=RIGHT(TRIM([.B198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Larraona </text:p>
          </table:table-cell>
          <table:table-cell/>
          <table:table-cell table:formula="of:=RIGHT(TRIM([.B199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19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Larraona </text:p>
          </table:table-cell>
          <table:table-cell/>
          <table:table-cell table:formula="of:=RIGHT(TRIM([.B200]);10)" office:value-type="string" office:string-value="gen Blanca" calcext:value-type="string">
            <text:p>gen Blanc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Luquin </text:p>
          </table:table-cell>
          <table:table-cell/>
          <table:table-cell table:formula="of:=RIGHT(TRIM([.B201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Morentin </text:p>
          </table:table-cell>
          <table:table-cell/>
          <table:table-cell table:formula="of:=RIGHT(TRIM([.B202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Sesma </text:p>
          </table:table-cell>
          <table:table-cell/>
          <table:table-cell table:formula="of:=RIGHT(TRIM([.B203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Villamayor de Monjardin </text:p>
          </table:table-cell>
          <table:table-cell/>
          <table:table-cell table:formula="of:=RIGHT(TRIM([.B204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Villatuerta </text:p>
          </table:table-cell>
          <table:table-cell/>
          <table:table-cell table:formula="of:=RIGHT(TRIM([.B20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2/05/2005</text:p>
          </table:table-cell>
          <table:table-cell table:formula="of:=RIGHT(TRIM([.G20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usos múltiples c/ La Iglesia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table:formula="of:=RIGHT(TRIM([.B206]);10)" office:value-type="string" office:string-value="La Iglesia" calcext:value-type="string">
            <text:p>La Iglesia</text:p>
          </table:table-cell>
          <table:table-cell table:number-columns-repeated="2" office:value-type="string" calcext:value-type="string">
            <text:p>02/09/2002</text:p>
          </table:table-cell>
          <table:table-cell table:formula="of:=RIGHT(TRIM([.G206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planta 1ª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table:formula="of:=RIGHT(TRIM([.B207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02/09/2002</text:p>
          </table:table-cell>
          <table:table-cell table:formula="of:=RIGHT(TRIM([.G207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 2ª planta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table:formula="of:=RIGHT(TRIM([.B208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02/09/2002</text:p>
          </table:table-cell>
          <table:table-cell table:formula="of:=RIGHT(TRIM([.G208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planta 2ª casa parroquial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Artabia </text:p>
          </table:table-cell>
          <table:table-cell table:formula="of:=RIGHT(TRIM([.B209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02/09/2002</text:p>
          </table:table-cell>
          <table:table-cell table:formula="of:=RIGHT(TRIM([.G209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Ziga </text:p>
          </table:table-cell>
          <table:table-cell/>
          <table:table-cell table:formula="of:=RIGHT(TRIM([.B210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02/10/2000</text:p>
          </table:table-cell>
          <table:table-cell table:formula="of:=RIGHT(TRIM([.G21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47 Concentración Parcelaria</text:p>
          </table:table-cell>
          <table:table-cell office:value-type="string" calcext:value-type="string">
            <text:p>Arellano </text:p>
          </table:table-cell>
          <table:table-cell/>
          <table:table-cell table:formula="of:=RIGHT(TRIM([.B211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3/01/2004</text:p>
          </table:table-cell>
          <table:table-cell table:formula="of:=RIGHT(TRIM([.G21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nº 324 Polígono 8 Concentración Par.</text:p>
          </table:table-cell>
          <table:table-cell office:value-type="string" calcext:value-type="string">
            <text:p>Arellano </text:p>
          </table:table-cell>
          <table:table-cell/>
          <table:table-cell table:formula="of:=RIGHT(TRIM([.B212]);10)" office:value-type="string" office:string-value="ación Par." calcext:value-type="string">
            <text:p>ación Par.</text:p>
          </table:table-cell>
          <table:table-cell table:number-columns-repeated="2" office:value-type="string" calcext:value-type="string">
            <text:p>03/01/2004</text:p>
          </table:table-cell>
          <table:table-cell table:formula="of:=RIGHT(TRIM([.G21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47 Concentreción Parcelaria</text:p>
          </table:table-cell>
          <table:table-cell office:value-type="string" calcext:value-type="string">
            <text:p>Arellano </text:p>
          </table:table-cell>
          <table:table-cell/>
          <table:table-cell table:formula="of:=RIGHT(TRIM([.B213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3/01/2004</text:p>
          </table:table-cell>
          <table:table-cell table:formula="of:=RIGHT(TRIM([.G21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324 Concentración Parcelaria</text:p>
          </table:table-cell>
          <table:table-cell office:value-type="string" calcext:value-type="string">
            <text:p>Arellano </text:p>
          </table:table-cell>
          <table:table-cell/>
          <table:table-cell table:formula="of:=RIGHT(TRIM([.B214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3/01/2004</text:p>
          </table:table-cell>
          <table:table-cell table:formula="of:=RIGHT(TRIM([.G21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<text:s/>Ermita Virgen de las Cuevas</text:p>
          </table:table-cell>
          <table:table-cell office:value-type="string" calcext:value-type="string">
            <text:p>Viana</text:p>
          </table:table-cell>
          <table:table-cell/>
          <table:table-cell table:formula="of:=RIGHT(TRIM([.B215]);10)" office:value-type="string" office:string-value="las Cuevas" calcext:value-type="string">
            <text:p>las Cuevas</text:p>
          </table:table-cell>
          <table:table-cell table:number-columns-repeated="2" office:value-type="string" calcext:value-type="string">
            <text:p>03/03/2001</text:p>
          </table:table-cell>
          <table:table-cell table:formula="of:=RIGHT(TRIM([.G215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rrieta</text:p>
          </table:table-cell>
          <table:table-cell table:formula="of:=RIGHT(TRIM([.B216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1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zparren </text:p>
          </table:table-cell>
          <table:table-cell table:formula="of:=RIGHT(TRIM([.B217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1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igarrieta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Azparren</text:p>
          </table:table-cell>
          <table:table-cell table:formula="of:=RIGHT(TRIM([.B218]);10)" office:value-type="string" office:string-value="Ligarrieta" calcext:value-type="string">
            <text:p>Ligarrieta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1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Gorraiz</text:p>
          </table:table-cell>
          <table:table-cell table:formula="of:=RIGHT(TRIM([.B21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1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Imizcoz</text:p>
          </table:table-cell>
          <table:table-cell table:formula="of:=RIGHT(TRIM([.B220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 y cementeri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Lusarreta</text:p>
          </table:table-cell>
          <table:table-cell table:formula="of:=RIGHT(TRIM([.B221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Saragüeta</text:p>
          </table:table-cell>
          <table:table-cell table:formula="of:=RIGHT(TRIM([.B222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Sagardi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Saragüeta</text:p>
          </table:table-cell>
          <table:table-cell table:formula="of:=RIGHT(TRIM([.B223]);10)" office:value-type="string" office:string-value="en Sagardi" calcext:value-type="string">
            <text:p>en Sagardi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Uriz</text:p>
          </table:table-cell>
          <table:table-cell table:formula="of:=RIGHT(TRIM([.B224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Villanueva</text:p>
          </table:table-cell>
          <table:table-cell table:formula="of:=RIGHT(TRIM([.B225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3/03/2003</text:p>
          </table:table-cell>
          <table:table-cell table:formula="of:=RIGHT(TRIM([.G22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</text:p>
          </table:table-cell>
          <table:table-cell table:formula="of:=RIGHT(TRIM([.B22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2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o Domingo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 </text:p>
          </table:table-cell>
          <table:table-cell table:formula="of:=RIGHT(TRIM([.B227]);10)" office:value-type="string" office:string-value="to Domingo" calcext:value-type="string">
            <text:p>to Domingo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2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Oiz </text:p>
          </table:table-cell>
          <table:table-cell/>
          <table:table-cell table:formula="of:=RIGHT(TRIM([.B228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2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Urroz </text:p>
          </table:table-cell>
          <table:table-cell/>
          <table:table-cell table:formula="of:=RIGHT(TRIM([.B229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2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lmacén Leurtzako</text:p>
          </table:table-cell>
          <table:table-cell office:value-type="string" calcext:value-type="string">
            <text:p>Urroz </text:p>
          </table:table-cell>
          <table:table-cell/>
          <table:table-cell table:formula="of:=RIGHT(TRIM([.B230]);10)" office:value-type="string" office:string-value=" Leurtzako" calcext:value-type="string">
            <text:p><text:s/>Leurtzako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3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lmacén Leuzako</text:p>
          </table:table-cell>
          <table:table-cell office:value-type="string" calcext:value-type="string">
            <text:p>Urroz </text:p>
          </table:table-cell>
          <table:table-cell/>
          <table:table-cell table:formula="of:=RIGHT(TRIM([.B231]);10)" office:value-type="string" office:string-value="én Leuzako" calcext:value-type="string">
            <text:p>én Leuzako</text:p>
          </table:table-cell>
          <table:table-cell table:number-columns-repeated="2" office:value-type="string" calcext:value-type="string">
            <text:p>03/11/2004</text:p>
          </table:table-cell>
          <table:table-cell table:formula="of:=RIGHT(TRIM([.G23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arraga</text:p>
          </table:table-cell>
          <table:table-cell/>
          <table:table-cell table:formula="of:=RIGHT(TRIM([.B232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Solar jardin 292 m2</text:p>
          </table:table-cell>
          <table:table-cell office:value-type="string" calcext:value-type="string">
            <text:p>Leoz </text:p>
          </table:table-cell>
          <table:table-cell/>
          <table:table-cell table:formula="of:=RIGHT(TRIM([.B233]);10)" office:value-type="string" office:string-value="din 292 m2" calcext:value-type="string">
            <text:p>din 292 m2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Benegorri</text:p>
          </table:table-cell>
          <table:table-cell table:formula="of:=RIGHT(TRIM([.B234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Olleta </text:p>
          </table:table-cell>
          <table:table-cell table:formula="of:=RIGHT(TRIM([.B23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Artariain </text:p>
          </table:table-cell>
          <table:table-cell table:formula="of:=RIGHT(TRIM([.B236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Uzquita </text:p>
          </table:table-cell>
          <table:table-cell table:formula="of:=RIGHT(TRIM([.B237]);10)" office:value-type="string" office:string-value=". Clemente" calcext:value-type="string">
            <text:p>. Clemente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Almacen c/ Santa Maria 17 A</text:p>
          </table:table-cell>
          <table:table-cell office:value-type="string" calcext:value-type="string">
            <text:p>Leoz </text:p>
          </table:table-cell>
          <table:table-cell/>
          <table:table-cell table:formula="of:=RIGHT(TRIM([.B238]);10)" office:value-type="string" office:string-value="Maria 17 A" calcext:value-type="string">
            <text:p>Maria 17 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Iglesia de San Andrés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Bezquiz </text:p>
          </table:table-cell>
          <table:table-cell table:formula="of:=RIGHT(TRIM([.B239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3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<text:s/></text:p>
          </table:table-cell>
          <table:table-cell table:formula="of:=RIGHT(TRIM([.B240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Iracheta </text:p>
          </table:table-cell>
          <table:table-cell table:formula="of:=RIGHT(TRIM([.B241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Maquirriain </text:p>
          </table:table-cell>
          <table:table-cell table:formula="of:=RIGHT(TRIM([.B242]);10)" office:value-type="string" office:string-value=". Catalina" calcext:value-type="string">
            <text:p>. Catalin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Sansoain </text:p>
          </table:table-cell>
          <table:table-cell table:formula="of:=RIGHT(TRIM([.B24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Marcilla </text:p>
          </table:table-cell>
          <table:table-cell/>
          <table:table-cell table:formula="of:=RIGHT(TRIM([.B244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Miranda de Arga </text:p>
          </table:table-cell>
          <table:table-cell/>
          <table:table-cell table:formula="of:=RIGHT(TRIM([.B24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Fe</text:p>
          </table:table-cell>
          <table:table-cell office:value-type="string" calcext:value-type="string">
            <text:p>Murillo El Cuende </text:p>
          </table:table-cell>
          <table:table-cell/>
          <table:table-cell table:formula="of:=RIGHT(TRIM([.B246]);10)" office:value-type="string" office:string-value="ia Sta. Fe" calcext:value-type="string">
            <text:p>ia Sta. Fe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Murillo El Fruto </text:p>
          </table:table-cell>
          <table:table-cell/>
          <table:table-cell table:formula="of:=RIGHT(TRIM([.B247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lite </text:p>
          </table:table-cell>
          <table:table-cell/>
          <table:table-cell table:formula="of:=RIGHT(TRIM([.B248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 María</text:p>
          </table:table-cell>
          <table:table-cell office:value-type="string" calcext:value-type="string">
            <text:p>Olite </text:p>
          </table:table-cell>
          <table:table-cell/>
          <table:table-cell table:formula="of:=RIGHT(TRIM([.B249]);10)" office:value-type="string" office:string-value=" Sta María" calcext:value-type="string">
            <text:p><text:s/>Sta Marí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4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loriz </text:p>
          </table:table-cell>
          <table:table-cell/>
          <table:table-cell table:formula="of:=RIGHT(TRIM([.B250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Andrés</text:p>
          </table:table-cell>
          <table:table-cell office:value-type="string" calcext:value-type="string">
            <text:p>Oloriz</text:p>
          </table:table-cell>
          <table:table-cell office:value-type="string" calcext:value-type="string">
            <text:p>Oricin </text:p>
          </table:table-cell>
          <table:table-cell table:formula="of:=RIGHT(TRIM([.B251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Peralta </text:p>
          </table:table-cell>
          <table:table-cell/>
          <table:table-cell table:formula="of:=RIGHT(TRIM([.B252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Torre antiguo Templo</text:p>
          </table:table-cell>
          <table:table-cell office:value-type="string" calcext:value-type="string">
            <text:p>Peralta </text:p>
          </table:table-cell>
          <table:table-cell/>
          <table:table-cell table:formula="of:=RIGHT(TRIM([.B253]);10)" office:value-type="string" office:string-value="guo Templo" calcext:value-type="string">
            <text:p>guo Templo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Pueyo </text:p>
          </table:table-cell>
          <table:table-cell/>
          <table:table-cell table:formula="of:=RIGHT(TRIM([.B254]);10)" office:value-type="string" office:string-value="Sta. María" calcext:value-type="string">
            <text:p>Sta. Marí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. De la Asunción</text:p>
          </table:table-cell>
          <table:table-cell office:value-type="string" calcext:value-type="string">
            <text:p>Santacara </text:p>
          </table:table-cell>
          <table:table-cell/>
          <table:table-cell table:formula="of:=RIGHT(TRIM([.B25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Eufemia</text:p>
          </table:table-cell>
          <table:table-cell office:value-type="string" calcext:value-type="string">
            <text:p>Santacara </text:p>
          </table:table-cell>
          <table:table-cell/>
          <table:table-cell table:formula="of:=RIGHT(TRIM([.B256]);10)" office:value-type="string" office:string-value="ta Eufemia" calcext:value-type="string">
            <text:p>ta Eufemi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 la Real</text:p>
          </table:table-cell>
          <table:table-cell office:value-type="string" calcext:value-type="string">
            <text:p>Ujué </text:p>
          </table:table-cell>
          <table:table-cell/>
          <table:table-cell table:formula="of:=RIGHT(TRIM([.B257]);10)" office:value-type="string" office:string-value="ia la Real" calcext:value-type="string">
            <text:p>ia la Real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llan</text:p>
          </table:table-cell>
          <table:table-cell office:value-type="string" calcext:value-type="string">
            <text:p>Unzué </text:p>
          </table:table-cell>
          <table:table-cell/>
          <table:table-cell table:formula="of:=RIGHT(TRIM([.B258]);10)" office:value-type="string" office:string-value=" S. Millan" calcext:value-type="string">
            <text:p><text:s/>S. Millan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Artederreta</text:p>
          </table:table-cell>
          <table:table-cell office:value-type="string" calcext:value-type="string">
            <text:p>Unzué</text:p>
          </table:table-cell>
          <table:table-cell/>
          <table:table-cell table:formula="of:=RIGHT(TRIM([.B259]);10)" office:value-type="string" office:string-value="rtederreta" calcext:value-type="string">
            <text:p>rtederreta</text:p>
          </table:table-cell>
          <table:table-cell table:number-columns-repeated="2" office:value-type="string" calcext:value-type="string">
            <text:p>04/01/2006</text:p>
          </table:table-cell>
          <table:table-cell table:formula="of:=RIGHT(TRIM([.G25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Urricelqui </text:p>
          </table:table-cell>
          <table:table-cell table:formula="of:=RIGHT(TRIM([.B26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4/02/2008</text:p>
          </table:table-cell>
          <table:table-cell table:formula="of:=RIGHT(TRIM([.G260]);4)" office:value-type="string" office:string-value="2008" calcext:value-type="string">
            <text:p>200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baurrea Alta </text:p>
          </table:table-cell>
          <table:table-cell/>
          <table:table-cell table:formula="of:=RIGHT(TRIM([.B261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baurrea Baja</text:p>
          </table:table-cell>
          <table:table-cell/>
          <table:table-cell table:formula="of:=RIGHT(TRIM([.B262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Arce </text:p>
          </table:table-cell>
          <table:table-cell/>
          <table:table-cell table:formula="of:=RIGHT(TRIM([.B263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rbaizeta </text:p>
          </table:table-cell>
          <table:table-cell/>
          <table:table-cell table:formula="of:=RIGHT(TRIM([.B264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Orbara </text:p>
          </table:table-cell>
          <table:table-cell/>
          <table:table-cell table:formula="of:=RIGHT(TRIM([.B265]);10)" office:value-type="string" office:string-value="a S. Roman" calcext:value-type="string">
            <text:p>a S. Roman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Orontz </text:p>
          </table:table-cell>
          <table:table-cell/>
          <table:table-cell table:formula="of:=RIGHT(TRIM([.B266]);10)" office:value-type="string" office:string-value=" S. Damian" calcext:value-type="string">
            <text:p><text:s/>S. Damian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Villanueva de Aezcoa</text:p>
          </table:table-cell>
          <table:table-cell/>
          <table:table-cell table:formula="of:=RIGHT(TRIM([.B267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4/03/2003</text:p>
          </table:table-cell>
          <table:table-cell table:formula="of:=RIGHT(TRIM([.G26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Virgen del Plu</text:p>
          </table:table-cell>
          <table:table-cell office:value-type="string" calcext:value-type="string">
            <text:p>Marcilla </text:p>
          </table:table-cell>
          <table:table-cell/>
          <table:table-cell table:formula="of:=RIGHT(TRIM([.B268]);10)" office:value-type="string" office:string-value="en del Plu" calcext:value-type="string">
            <text:p>en del Plu</text:p>
          </table:table-cell>
          <table:table-cell table:number-columns-repeated="2" office:value-type="string" calcext:value-type="string">
            <text:p>04/05/2007</text:p>
          </table:table-cell>
          <table:table-cell table:formula="of:=RIGHT(TRIM([.G268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Maria</text:p>
          </table:table-cell>
          <table:table-cell office:value-type="string" calcext:value-type="string">
            <text:p>Aibar </text:p>
          </table:table-cell>
          <table:table-cell/>
          <table:table-cell table:formula="of:=RIGHT(TRIM([.B269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04/10/1999</text:p>
          </table:table-cell>
          <table:table-cell table:formula="of:=RIGHT(TRIM([.G269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Estanislao</text:p>
          </table:table-cell>
          <table:table-cell office:value-type="string" calcext:value-type="string">
            <text:p>Erasun </text:p>
          </table:table-cell>
          <table:table-cell/>
          <table:table-cell table:formula="of:=RIGHT(TRIM([.B270]);10)" office:value-type="string" office:string-value="Estanislao" calcext:value-type="string">
            <text:p>Estanislao</text:p>
          </table:table-cell>
          <table:table-cell table:number-columns-repeated="2" office:value-type="string" calcext:value-type="string">
            <text:p>04/11/2004</text:p>
          </table:table-cell>
          <table:table-cell table:formula="of:=RIGHT(TRIM([.G27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zcurra </text:p>
          </table:table-cell>
          <table:table-cell/>
          <table:table-cell table:formula="of:=RIGHT(TRIM([.B271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4/11/2004</text:p>
          </table:table-cell>
          <table:table-cell table:formula="of:=RIGHT(TRIM([.G27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Lesaca </text:p>
          </table:table-cell>
          <table:table-cell/>
          <table:table-cell table:formula="of:=RIGHT(TRIM([.B272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4/11/2004</text:p>
          </table:table-cell>
          <table:table-cell table:formula="of:=RIGHT(TRIM([.G27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Solar PG UE-20</text:p>
          </table:table-cell>
          <table:table-cell office:value-type="string" calcext:value-type="string">
            <text:p>Lesaca </text:p>
          </table:table-cell>
          <table:table-cell/>
          <table:table-cell table:formula="of:=RIGHT(TRIM([.B273]);10)" office:value-type="string" office:string-value="r PG UE-20" calcext:value-type="string">
            <text:p>r PG UE-20</text:p>
          </table:table-cell>
          <table:table-cell table:number-columns-repeated="2" office:value-type="string" calcext:value-type="string">
            <text:p>04/11/2004</text:p>
          </table:table-cell>
          <table:table-cell table:formula="of:=RIGHT(TRIM([.G27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Antón</text:p>
          </table:table-cell>
          <table:table-cell office:value-type="string" calcext:value-type="string">
            <text:p>Lesaca </text:p>
          </table:table-cell>
          <table:table-cell/>
          <table:table-cell table:formula="of:=RIGHT(TRIM([.B274]);10)" office:value-type="string" office:string-value=" San Antón" calcext:value-type="string">
            <text:p><text:s/>San Antón</text:p>
          </table:table-cell>
          <table:table-cell table:number-columns-repeated="2" office:value-type="string" calcext:value-type="string">
            <text:p>04/11/2004</text:p>
          </table:table-cell>
          <table:table-cell table:formula="of:=RIGHT(TRIM([.G27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Aranguren </text:p>
          </table:table-cell>
          <table:table-cell/>
          <table:table-cell table:formula="of:=RIGHT(TRIM([.B275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7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ranguren</text:p>
          </table:table-cell>
          <table:table-cell office:value-type="string" calcext:value-type="string">
            <text:p><text:s/>Laquidain</text:p>
          </table:table-cell>
          <table:table-cell table:formula="of:=RIGHT(TRIM([.B27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7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lzuza</text:p>
          </table:table-cell>
          <table:table-cell table:formula="of:=RIGHT(TRIM([.B277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7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rdanaz</text:p>
          </table:table-cell>
          <table:table-cell table:formula="of:=RIGHT(TRIM([.B278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7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gües</text:p>
          </table:table-cell>
          <table:table-cell/>
          <table:table-cell table:formula="of:=RIGHT(TRIM([.B27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7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Elcano</text:p>
          </table:table-cell>
          <table:table-cell table:formula="of:=RIGHT(TRIM([.B280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Elia</text:p>
          </table:table-cell>
          <table:table-cell table:formula="of:=RIGHT(TRIM([.B281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 Juan Bautista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Ibiricu</text:p>
          </table:table-cell>
          <table:table-cell table:formula="of:=RIGHT(TRIM([.B282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Olaz</text:p>
          </table:table-cell>
          <table:table-cell table:formula="of:=RIGHT(TRIM([.B283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Sagaseta</text:p>
          </table:table-cell>
          <table:table-cell table:formula="of:=RIGHT(TRIM([.B284]);10)" office:value-type="string" office:string-value=". Engracia" calcext:value-type="string">
            <text:p>. Engracia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Ustarroz</text:p>
          </table:table-cell>
          <table:table-cell table:formula="of:=RIGHT(TRIM([.B285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05/01/2004</text:p>
          </table:table-cell>
          <table:table-cell table:formula="of:=RIGHT(TRIM([.G28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de Ntra Sñra. De la asunción</text:p>
          </table:table-cell>
          <table:table-cell office:value-type="string" calcext:value-type="string">
            <text:p>Murchante </text:p>
          </table:table-cell>
          <table:table-cell/>
          <table:table-cell table:formula="of:=RIGHT(TRIM([.B28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5/03/2007</text:p>
          </table:table-cell>
          <table:table-cell table:formula="of:=RIGHT(TRIM([.G286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Quiteria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Biguezal</text:p>
          </table:table-cell>
          <table:table-cell table:formula="of:=RIGHT(TRIM([.B287]);10)" office:value-type="string" office:string-value=". Quiteria" calcext:value-type="string">
            <text:p>. Quiteria</text:p>
          </table:table-cell>
          <table:table-cell table:number-columns-repeated="2" office:value-type="string" calcext:value-type="string">
            <text:p>05/04/2000</text:p>
          </table:table-cell>
          <table:table-cell table:formula="of:=RIGHT(TRIM([.G28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Sangüesa</text:p>
          </table:table-cell>
          <table:table-cell/>
          <table:table-cell table:formula="of:=RIGHT(TRIM([.B288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05/11/2003</text:p>
          </table:table-cell>
          <table:table-cell table:formula="of:=RIGHT(TRIM([.G28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Iglesia S. Salvador</text:p>
          </table:table-cell>
          <table:table-cell office:value-type="string" calcext:value-type="string">
            <text:p>Sangüesa</text:p>
          </table:table-cell>
          <table:table-cell/>
          <table:table-cell table:formula="of:=RIGHT(TRIM([.B289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5/11/2003</text:p>
          </table:table-cell>
          <table:table-cell table:formula="of:=RIGHT(TRIM([.G28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 Maria</text:p>
          </table:table-cell>
          <table:table-cell office:value-type="string" calcext:value-type="string">
            <text:p>Sangüesa</text:p>
          </table:table-cell>
          <table:table-cell/>
          <table:table-cell table:formula="of:=RIGHT(TRIM([.B290]);10)" office:value-type="string" office:string-value=" Sta Maria" calcext:value-type="string">
            <text:p><text:s/>Sta Maria</text:p>
          </table:table-cell>
          <table:table-cell table:number-columns-repeated="2" office:value-type="string" calcext:value-type="string">
            <text:p>05/11/2003</text:p>
          </table:table-cell>
          <table:table-cell table:formula="of:=RIGHT(TRIM([.G29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Sangüesa</text:p>
          </table:table-cell>
          <table:table-cell office:value-type="string" calcext:value-type="string">
            <text:p>Rocaforte</text:p>
          </table:table-cell>
          <table:table-cell table:formula="of:=RIGHT(TRIM([.B291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05/11/2003</text:p>
          </table:table-cell>
          <table:table-cell table:formula="of:=RIGHT(TRIM([.G29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Pamplona </text:p>
          </table:table-cell>
          <table:table-cell/>
          <table:table-cell table:formula="of:=RIGHT(TRIM([.B292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05/12/2003</text:p>
          </table:table-cell>
          <table:table-cell table:formula="of:=RIGHT(TRIM([.G29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Pamplona </text:p>
          </table:table-cell>
          <table:table-cell/>
          <table:table-cell table:formula="of:=RIGHT(TRIM([.B293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05/12/2003</text:p>
          </table:table-cell>
          <table:table-cell table:formula="of:=RIGHT(TRIM([.G29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Agustin</text:p>
          </table:table-cell>
          <table:table-cell office:value-type="string" calcext:value-type="string">
            <text:p>Pamplona </text:p>
          </table:table-cell>
          <table:table-cell/>
          <table:table-cell table:formula="of:=RIGHT(TRIM([.B294]);10)" office:value-type="string" office:string-value="S. Agustin" calcext:value-type="string">
            <text:p>S. Agustin</text:p>
          </table:table-cell>
          <table:table-cell table:number-columns-repeated="2" office:value-type="string" calcext:value-type="string">
            <text:p>05/12/2003</text:p>
          </table:table-cell>
          <table:table-cell table:formula="of:=RIGHT(TRIM([.G29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Pamplona </text:p>
          </table:table-cell>
          <table:table-cell/>
          <table:table-cell table:formula="of:=RIGHT(TRIM([.B295]);10)" office:value-type="string" office:string-value="S. Nicolas" calcext:value-type="string">
            <text:p>S. Nicolas</text:p>
          </table:table-cell>
          <table:table-cell table:number-columns-repeated="2" office:value-type="string" calcext:value-type="string">
            <text:p>05/12/2003</text:p>
          </table:table-cell>
          <table:table-cell table:formula="of:=RIGHT(TRIM([.G29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Cristóbal</text:p>
          </table:table-cell>
          <table:table-cell office:value-type="string" calcext:value-type="string">
            <text:p>Aguilar de Codés</text:p>
          </table:table-cell>
          <table:table-cell/>
          <table:table-cell table:formula="of:=RIGHT(TRIM([.B296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06/03/2000</text:p>
          </table:table-cell>
          <table:table-cell table:formula="of:=RIGHT(TRIM([.G29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 del Humilladero</text:p>
          </table:table-cell>
          <table:table-cell office:value-type="string" calcext:value-type="string">
            <text:p>Aras</text:p>
          </table:table-cell>
          <table:table-cell/>
          <table:table-cell table:formula="of:=RIGHT(TRIM([.B297]);10)" office:value-type="string" office:string-value="umilladero" calcext:value-type="string">
            <text:p>umilladero</text:p>
          </table:table-cell>
          <table:table-cell table:number-columns-repeated="2" office:value-type="string" calcext:value-type="string">
            <text:p>06/03/2000</text:p>
          </table:table-cell>
          <table:table-cell table:formula="of:=RIGHT(TRIM([.G29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a San isidro</text:p>
          </table:table-cell>
          <table:table-cell office:value-type="string" calcext:value-type="string">
            <text:p>Aras </text:p>
          </table:table-cell>
          <table:table-cell/>
          <table:table-cell table:formula="of:=RIGHT(TRIM([.B298]);10)" office:value-type="string" office:string-value="San isidro" calcext:value-type="string">
            <text:p>San isidro</text:p>
          </table:table-cell>
          <table:table-cell table:number-columns-repeated="2" office:value-type="string" calcext:value-type="string">
            <text:p>06/03/2000</text:p>
          </table:table-cell>
          <table:table-cell table:formula="of:=RIGHT(TRIM([.G29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Esteban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299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06/03/2000</text:p>
          </table:table-cell>
          <table:table-cell table:formula="of:=RIGHT(TRIM([.G29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l Olmo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300]);10)" office:value-type="string" office:string-value="a del Olmo" calcext:value-type="string">
            <text:p>a del Olmo</text:p>
          </table:table-cell>
          <table:table-cell table:number-columns-repeated="2" office:value-type="string" calcext:value-type="string">
            <text:p>06/03/2000</text:p>
          </table:table-cell>
          <table:table-cell table:formula="of:=RIGHT(TRIM([.G30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Antiguo templo San Nicolás</text:p>
          </table:table-cell>
          <table:table-cell office:value-type="string" calcext:value-type="string">
            <text:p>Tudela </text:p>
          </table:table-cell>
          <table:table-cell/>
          <table:table-cell table:formula="of:=RIGHT(TRIM([.B301]);10)" office:value-type="string" office:string-value="an Nicolás" calcext:value-type="string">
            <text:p>an Nicolás</text:p>
          </table:table-cell>
          <table:table-cell table:number-columns-repeated="2" office:value-type="string" calcext:value-type="string">
            <text:p>06/06/2005</text:p>
          </table:table-cell>
          <table:table-cell table:formula="of:=RIGHT(TRIM([.G30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Mendigorria</text:p>
          </table:table-cell>
          <table:table-cell/>
          <table:table-cell table:formula="of:=RIGHT(TRIM([.B302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6/09/2006</text:p>
          </table:table-cell>
          <table:table-cell table:formula="of:=RIGHT(TRIM([.G30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Iglesia de Santa María</text:p>
          </table:table-cell>
          <table:table-cell office:value-type="string" calcext:value-type="string">
            <text:p>Mendigorria </text:p>
          </table:table-cell>
          <table:table-cell/>
          <table:table-cell table:formula="of:=RIGHT(TRIM([.B303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06/09/2006</text:p>
          </table:table-cell>
          <table:table-cell table:formula="of:=RIGHT(TRIM([.G30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tiago</text:p>
          </table:table-cell>
          <table:table-cell office:value-type="string" calcext:value-type="string">
            <text:p>Mendigorria </text:p>
          </table:table-cell>
          <table:table-cell/>
          <table:table-cell table:formula="of:=RIGHT(TRIM([.B304]);10)" office:value-type="string" office:string-value="e Santiago" calcext:value-type="string">
            <text:p>e Santiago</text:p>
          </table:table-cell>
          <table:table-cell table:number-columns-repeated="2" office:value-type="string" calcext:value-type="string">
            <text:p>06/09/2006</text:p>
          </table:table-cell>
          <table:table-cell table:formula="of:=RIGHT(TRIM([.G30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Nuestra Sra. De Andión</text:p>
          </table:table-cell>
          <table:table-cell office:value-type="string" calcext:value-type="string">
            <text:p>Mendigorria </text:p>
          </table:table-cell>
          <table:table-cell/>
          <table:table-cell table:formula="of:=RIGHT(TRIM([.B305]);10)" office:value-type="string" office:string-value=" De Andión" calcext:value-type="string">
            <text:p><text:s/>De Andión</text:p>
          </table:table-cell>
          <table:table-cell table:number-columns-repeated="2" office:value-type="string" calcext:value-type="string">
            <text:p>06/09/2006</text:p>
          </table:table-cell>
          <table:table-cell table:formula="of:=RIGHT(TRIM([.G30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uestra Señora del Carrascal</text:p>
          </table:table-cell>
          <table:table-cell office:value-type="string" calcext:value-type="string">
            <text:p>Cabredo </text:p>
          </table:table-cell>
          <table:table-cell/>
          <table:table-cell table:formula="of:=RIGHT(TRIM([.B306]);10)" office:value-type="string" office:string-value=" Carrascal" calcext:value-type="string">
            <text:p><text:s/>Carrascal</text:p>
          </table:table-cell>
          <table:table-cell table:number-columns-repeated="2" office:value-type="string" calcext:value-type="string">
            <text:p>06/10/2000</text:p>
          </table:table-cell>
          <table:table-cell table:formula="of:=RIGHT(TRIM([.G30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Simón</text:p>
          </table:table-cell>
          <table:table-cell office:value-type="string" calcext:value-type="string">
            <text:p>Cabredo </text:p>
          </table:table-cell>
          <table:table-cell/>
          <table:table-cell table:formula="of:=RIGHT(TRIM([.B307]);10)" office:value-type="string" office:string-value=" San Simón" calcext:value-type="string">
            <text:p><text:s/>San Simón</text:p>
          </table:table-cell>
          <table:table-cell table:number-columns-repeated="2" office:value-type="string" calcext:value-type="string">
            <text:p>06/10/2000</text:p>
          </table:table-cell>
          <table:table-cell table:formula="of:=RIGHT(TRIM([.G30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gües</text:p>
          </table:table-cell>
          <table:table-cell office:value-type="string" calcext:value-type="string">
            <text:p>Azpa</text:p>
          </table:table-cell>
          <table:table-cell table:formula="of:=RIGHT(TRIM([.B30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6/11/2003</text:p>
          </table:table-cell>
          <table:table-cell table:formula="of:=RIGHT(TRIM([.G30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Vivienda nº 49 Calle Santa Cruz</text:p>
          </table:table-cell>
          <table:table-cell office:value-type="string" calcext:value-type="string">
            <text:p>Cizur Mayor </text:p>
          </table:table-cell>
          <table:table-cell/>
          <table:table-cell table:formula="of:=RIGHT(TRIM([.B309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07/03/2001</text:p>
          </table:table-cell>
          <table:table-cell table:formula="of:=RIGHT(TRIM([.G309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/>
          <table:table-cell table:formula="of:=RIGHT(TRIM([.B310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Iruñela </text:p>
          </table:table-cell>
          <table:table-cell table:formula="of:=RIGHT(TRIM([.B311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 de Eguiarte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Lacar </text:p>
          </table:table-cell>
          <table:table-cell table:formula="of:=RIGHT(TRIM([.B312]);10)" office:value-type="string" office:string-value="e Eguiarte" calcext:value-type="string">
            <text:p>e Eguiarte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oquia de Santa Cecili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izala </text:p>
          </table:table-cell>
          <table:table-cell table:formula="of:=RIGHT(TRIM([.B313]);10)" office:value-type="string" office:string-value="ta Cecilia" calcext:value-type="string">
            <text:p>ta Cecilia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Erraul </text:p>
          </table:table-cell>
          <table:table-cell table:formula="of:=RIGHT(TRIM([.B314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Ibiricu </text:p>
          </table:table-cell>
          <table:table-cell table:formula="of:=RIGHT(TRIM([.B315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07/04/2005</text:p>
          </table:table-cell>
          <table:table-cell table:formula="of:=RIGHT(TRIM([.G31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a Asunción</text:p>
          </table:table-cell>
          <table:table-cell office:value-type="string" calcext:value-type="string">
            <text:p>Orisoain </text:p>
          </table:table-cell>
          <table:table-cell/>
          <table:table-cell table:formula="of:=RIGHT(TRIM([.B31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07/10/2003</text:p>
          </table:table-cell>
          <table:table-cell table:formula="of:=RIGHT(TRIM([.G31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Elkea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17]);10)" office:value-type="string" office:string-value="s en Elkea" calcext:value-type="string">
            <text:p>s en Elkea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1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4.35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18]);10)" office:value-type="string" office:string-value="l 4.352 m2" calcext:value-type="string">
            <text:p>l 4.35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1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1.856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19]);10)" office:value-type="string" office:string-value="l 1.856 m2" calcext:value-type="string">
            <text:p>l 1.856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1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3.396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0]);10)" office:value-type="string" office:string-value="l 3.396 m2" calcext:value-type="string">
            <text:p>l 3.396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n Larrasoil 8.218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1]);10)" office:value-type="string" office:string-value="l 8.218 m2" calcext:value-type="string">
            <text:p>l 8.218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ltos de Jandua 6.664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2]);10)" office:value-type="string" office:string-value="a 6.664 m2" calcext:value-type="string">
            <text:p>a 6.664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l Ginebro 1.47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3]);10)" office:value-type="string" office:string-value="o 1.472 m2" calcext:value-type="string">
            <text:p>o 1.47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l Ginebro 3.675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4]);10)" office:value-type="string" office:string-value="o 3.675 m2" calcext:value-type="string">
            <text:p>o 3.675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Saso 5.123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5]);10)" office:value-type="string" office:string-value="o 5.123 m2" calcext:value-type="string">
            <text:p>o 5.123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os Pozos 3.335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6]);10)" office:value-type="string" office:string-value="s 3.335 m2" calcext:value-type="string">
            <text:p>s 3.335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os pozos 2.00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7]);10)" office:value-type="string" office:string-value="s 2.002 m2" calcext:value-type="string">
            <text:p>s 2.00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Gezari Bajo 6.396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8]);10)" office:value-type="string" office:string-value="o 6.396 m2" calcext:value-type="string">
            <text:p>o 6.396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Euntzeberri 11.725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29]);10)" office:value-type="string" office:string-value=" 11.725 m2" calcext:value-type="string">
            <text:p><text:s/>11.725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2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Viñas y pastos en Zurbaran 4.205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0]);10)" office:value-type="string" office:string-value="n 4.205 m2" calcext:value-type="string">
            <text:p>n 4.205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Lezcal 1.180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1]);10)" office:value-type="string" office:string-value="l 1.180 m2" calcext:value-type="string">
            <text:p>l 1.180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Ezcal 2.368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2]);10)" office:value-type="string" office:string-value="l 2.368 m2" calcext:value-type="string">
            <text:p>l 2.368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, viña y olivar 2.07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3]);10)" office:value-type="string" office:string-value="r 2.072 m2" calcext:value-type="string">
            <text:p>r 2.07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rtadubarren 2.164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4]);10)" office:value-type="string" office:string-value="n 2.164 m2" calcext:value-type="string">
            <text:p>n 2.164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Artadubarren 3.715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5]);10)" office:value-type="string" office:string-value="n 3.715 m2" calcext:value-type="string">
            <text:p>n 3.715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olivar Ezpondabe 2.967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6]);10)" office:value-type="string" office:string-value="e 2.967 m2" calcext:value-type="string">
            <text:p>e 2.967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Baluriaran 3.549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7]);10)" office:value-type="string" office:string-value="n 3.549 m2" calcext:value-type="string">
            <text:p>n 3.549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olivar Artadubarren 1.003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8]);10)" office:value-type="string" office:string-value="rren 1.003" calcext:value-type="string">
            <text:p>rren 1.003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Balurriaran 3.256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39]);10)" office:value-type="string" office:string-value="aran 3.256" calcext:value-type="string">
            <text:p>aran 3.256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3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El Lezcal 12.006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0]);10)" office:value-type="string" office:string-value=" 12.006 m2" calcext:value-type="string">
            <text:p><text:s/>12.006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Santa Criz 2.97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1]);10)" office:value-type="string" office:string-value="z 2.972 m2" calcext:value-type="string">
            <text:p>z 2.97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stos Santa Criz 3.022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2]);10)" office:value-type="string" office:string-value="z 3.022 m2" calcext:value-type="string">
            <text:p>z 3.022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Dorreta 4.529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3]);10)" office:value-type="string" office:string-value="a 4.529 m2" calcext:value-type="string">
            <text:p>a 4.529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Epaizaral 5.250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4]);10)" office:value-type="string" office:string-value="l 5.250 m2" calcext:value-type="string">
            <text:p>l 5.250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naga 6.898 m2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345]);10)" office:value-type="string" office:string-value="a 6.898 m2" calcext:value-type="string">
            <text:p>a 6.898 m2</text:p>
          </table:table-cell>
          <table:table-cell table:number-columns-repeated="2" office:value-type="string" calcext:value-type="string">
            <text:p>08/06/2004</text:p>
          </table:table-cell>
          <table:table-cell table:formula="of:=RIGHT(TRIM([.G34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66 concentración parcelaria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346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9/01/2007</text:p>
          </table:table-cell>
          <table:table-cell table:formula="of:=RIGHT(TRIM([.G346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100 concentración parcelaria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347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09/01/2007</text:p>
          </table:table-cell>
          <table:table-cell table:formula="of:=RIGHT(TRIM([.G347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ilveti</text:p>
          </table:table-cell>
          <table:table-cell table:formula="of:=RIGHT(TRIM([.B348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4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squiroz-Ilarraz</text:p>
          </table:table-cell>
          <table:table-cell table:formula="of:=RIGHT(TRIM([.B349]);10)" office:value-type="string" office:string-value="Finca" calcext:value-type="string">
            <text:p>Finca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4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Gi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gorreta</text:p>
          </table:table-cell>
          <table:table-cell table:formula="of:=RIGHT(TRIM([.B350]);10)" office:value-type="string" office:string-value="uia S. Gil" calcext:value-type="string">
            <text:p>uia S. Gil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ntxoriz</text:p>
          </table:table-cell>
          <table:table-cell table:formula="of:=RIGHT(TRIM([.B351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st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querreta </text:p>
          </table:table-cell>
          <table:table-cell table:formula="of:=RIGHT(TRIM([.B352]);10)" office:value-type="string" office:string-value="a S. Justo" calcext:value-type="string">
            <text:p>a S. Just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rrea </text:p>
          </table:table-cell>
          <table:table-cell table:formula="of:=RIGHT(TRIM([.B353]);10)" office:value-type="string" office:string-value="Inmaculada" calcext:value-type="string">
            <text:p>Inmaculada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, porche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squiroz-Ilarraz </text:p>
          </table:table-cell>
          <table:table-cell table:formula="of:=RIGHT(TRIM([.B354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Gi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Eugui </text:p>
          </table:table-cell>
          <table:table-cell table:formula="of:=RIGHT(TRIM([.B355]);10)" office:value-type="string" office:string-value="uia S. Gil" calcext:value-type="string">
            <text:p>uia S. Gil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Guendulain </text:p>
          </table:table-cell>
          <table:table-cell table:formula="of:=RIGHT(TRIM([.B356]);10)" office:value-type="string" office:string-value="a. Eulalia" calcext:value-type="string">
            <text:p>a. Eulalia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doy </text:p>
          </table:table-cell>
          <table:table-cell table:formula="of:=RIGHT(TRIM([.B357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del Rosario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lurdoz </text:p>
          </table:table-cell>
          <table:table-cell table:formula="of:=RIGHT(TRIM([.B358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mbuluzqueta </text:p>
          </table:table-cell>
          <table:table-cell table:formula="of:=RIGHT(TRIM([.B35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5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agui </text:p>
          </table:table-cell>
          <table:table-cell table:formula="of:=RIGHT(TRIM([.B360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oz </text:p>
          </table:table-cell>
          <table:table-cell table:formula="of:=RIGHT(TRIM([.B361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Irure </text:p>
          </table:table-cell>
          <table:table-cell table:formula="of:=RIGHT(TRIM([.B36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Larrasoaña</text:p>
          </table:table-cell>
          <table:table-cell table:formula="of:=RIGHT(TRIM([.B363]);10)" office:value-type="string" office:string-value="S. Nicolas" calcext:value-type="string">
            <text:p>S. Nicolas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Leranoz </text:p>
          </table:table-cell>
          <table:table-cell table:formula="of:=RIGHT(TRIM([.B364]);10)" office:value-type="string" office:string-value=" S. Adrian" calcext:value-type="string">
            <text:p><text:s/>S. Adria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Olloki </text:p>
          </table:table-cell>
          <table:table-cell table:formula="of:=RIGHT(TRIM([.B365]);10)" office:value-type="string" office:string-value=" S. Adrian" calcext:value-type="string">
            <text:p><text:s/>S. Adria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Osteritz</text:p>
          </table:table-cell>
          <table:table-cell table:formula="of:=RIGHT(TRIM([.B366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aigos </text:p>
          </table:table-cell>
          <table:table-cell table:formula="of:=RIGHT(TRIM([.B367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s. Nunilo y Arrodi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arasibar </text:p>
          </table:table-cell>
          <table:table-cell table:formula="of:=RIGHT(TRIM([.B368]);10)" office:value-type="string" office:string-value=" y Arrodia" calcext:value-type="string">
            <text:p><text:s/>y Arrodia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Setuain </text:p>
          </table:table-cell>
          <table:table-cell table:formula="of:=RIGHT(TRIM([.B369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6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rdaniz </text:p>
          </table:table-cell>
          <table:table-cell table:formula="of:=RIGHT(TRIM([.B370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rtasun </text:p>
          </table:table-cell>
          <table:table-cell table:formula="of:=RIGHT(TRIM([.B371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Usetxi </text:p>
          </table:table-cell>
          <table:table-cell table:formula="of:=RIGHT(TRIM([.B372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biri </text:p>
          </table:table-cell>
          <table:table-cell table:formula="of:=RIGHT(TRIM([.B37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llan, almacen y cementerio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biain </text:p>
          </table:table-cell>
          <table:table-cell table:formula="of:=RIGHT(TRIM([.B374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rado en Zuriainbide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Antxoriz </text:p>
          </table:table-cell>
          <table:table-cell table:formula="of:=RIGHT(TRIM([.B375]);10)" office:value-type="string" office:string-value="uriainbide" calcext:value-type="string">
            <text:p>uriainbide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onguida </text:p>
          </table:table-cell>
          <table:table-cell/>
          <table:table-cell table:formula="of:=RIGHT(TRIM([.B37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s Nieves</text:p>
          </table:table-cell>
          <table:table-cell office:value-type="string" calcext:value-type="string">
            <text:p>Longuida </text:p>
          </table:table-cell>
          <table:table-cell office:value-type="string" calcext:value-type="string">
            <text:p>Erdozain </text:p>
          </table:table-cell>
          <table:table-cell table:formula="of:=RIGHT(TRIM([.B377]);10)" office:value-type="string" office:string-value="Las Nieves" calcext:value-type="string">
            <text:p>Las Nieves</text:p>
          </table:table-cell>
          <table:table-cell table:number-columns-repeated="2" office:value-type="string" calcext:value-type="string">
            <text:p>09/09/2003</text:p>
          </table:table-cell>
          <table:table-cell table:formula="of:=RIGHT(TRIM([.G37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artin</text:p>
          </table:table-cell>
          <table:table-cell office:value-type="string" calcext:value-type="string">
            <text:p>Arce </text:p>
          </table:table-cell>
          <table:table-cell/>
          <table:table-cell table:formula="of:=RIGHT(TRIM([.B37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78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ino</text:p>
          </table:table-cell>
          <table:table-cell office:value-type="string" calcext:value-type="string">
            <text:p>Arce </text:p>
          </table:table-cell>
          <table:table-cell/>
          <table:table-cell table:formula="of:=RIGHT(TRIM([.B379]);10)" office:value-type="string" office:string-value="Del Camino" calcext:value-type="string">
            <text:p>Del Camino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79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antos Justo y Pastor</text:p>
          </table:table-cell>
          <table:table-cell office:value-type="string" calcext:value-type="string">
            <text:p>Izagaondoa</text:p>
          </table:table-cell>
          <table:table-cell office:value-type="string" calcext:value-type="string">
            <text:p>Indurain </text:p>
          </table:table-cell>
          <table:table-cell table:formula="of:=RIGHT(TRIM([.B380]);10)" office:value-type="string" office:string-value="o y Pastor" calcext:value-type="string">
            <text:p>o y Pastor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80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Muskilda</text:p>
          </table:table-cell>
          <table:table-cell office:value-type="string" calcext:value-type="string">
            <text:p>Ochagavía</text:p>
          </table:table-cell>
          <table:table-cell/>
          <table:table-cell table:formula="of:=RIGHT(TRIM([.B381]);10)" office:value-type="string" office:string-value="e Muskilda" calcext:value-type="string">
            <text:p>e Muskilda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81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Las Nieves</text:p>
          </table:table-cell>
          <table:table-cell office:value-type="string" calcext:value-type="string">
            <text:p>Ochagavía</text:p>
          </table:table-cell>
          <table:table-cell/>
          <table:table-cell table:formula="of:=RIGHT(TRIM([.B382]);10)" office:value-type="string" office:string-value="Las Nieves" calcext:value-type="string">
            <text:p>Las Nieves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82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Usun </text:p>
          </table:table-cell>
          <table:table-cell table:formula="of:=RIGHT(TRIM([.B383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83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Urzainqui </text:p>
          </table:table-cell>
          <table:table-cell/>
          <table:table-cell table:formula="of:=RIGHT(TRIM([.B384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09/11/1999</text:p>
          </table:table-cell>
          <table:table-cell table:formula="of:=RIGHT(TRIM([.G384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nitz </text:p>
          </table:table-cell>
          <table:table-cell/>
          <table:table-cell table:formula="of:=RIGHT(TRIM([.B38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0/04/2002</text:p>
          </table:table-cell>
          <table:table-cell table:formula="of:=RIGHT(TRIM([.G385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Cruz</text:p>
          </table:table-cell>
          <table:table-cell office:value-type="string" calcext:value-type="string">
            <text:p>Elbetea </text:p>
          </table:table-cell>
          <table:table-cell/>
          <table:table-cell table:formula="of:=RIGHT(TRIM([.B386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10/04/2002</text:p>
          </table:table-cell>
          <table:table-cell table:formula="of:=RIGHT(TRIM([.G386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arzain </text:p>
          </table:table-cell>
          <table:table-cell/>
          <table:table-cell table:formula="of:=RIGHT(TRIM([.B387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0/04/2002</text:p>
          </table:table-cell>
          <table:table-cell table:formula="of:=RIGHT(TRIM([.G387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Basílica Ntra. Sñra dei Oilar</text:p>
          </table:table-cell>
          <table:table-cell office:value-type="string" calcext:value-type="string">
            <text:p>Garzain </text:p>
          </table:table-cell>
          <table:table-cell/>
          <table:table-cell table:formula="of:=RIGHT(TRIM([.B388]);10)" office:value-type="string" office:string-value=" dei Oilar" calcext:value-type="string">
            <text:p><text:s/>dei Oilar</text:p>
          </table:table-cell>
          <table:table-cell table:number-columns-repeated="2" office:value-type="string" calcext:value-type="string">
            <text:p>10/04/2002</text:p>
          </table:table-cell>
          <table:table-cell table:formula="of:=RIGHT(TRIM([.G388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Oronoz Mugaire </text:p>
          </table:table-cell>
          <table:table-cell/>
          <table:table-cell table:formula="of:=RIGHT(TRIM([.B389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0/04/2002</text:p>
          </table:table-cell>
          <table:table-cell table:formula="of:=RIGHT(TRIM([.G389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Ntra. Sra de Jerusalen</text:p>
          </table:table-cell>
          <table:table-cell office:value-type="string" calcext:value-type="string">
            <text:p>Artajona </text:p>
          </table:table-cell>
          <table:table-cell/>
          <table:table-cell table:formula="of:=RIGHT(TRIM([.B390]);10)" office:value-type="string" office:string-value=" Jerusalen" calcext:value-type="string">
            <text:p><text:s/>Jerusalen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0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Basilica S. Saturnino del Cerco</text:p>
          </table:table-cell>
          <table:table-cell office:value-type="string" calcext:value-type="string">
            <text:p>Artajona </text:p>
          </table:table-cell>
          <table:table-cell/>
          <table:table-cell table:formula="of:=RIGHT(TRIM([.B391]);10)" office:value-type="string" office:string-value=" del Cerco" calcext:value-type="string">
            <text:p><text:s/>del Cerco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1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 Pedro</text:p>
          </table:table-cell>
          <table:table-cell office:value-type="string" calcext:value-type="string">
            <text:p>Barasoain </text:p>
          </table:table-cell>
          <table:table-cell/>
          <table:table-cell table:formula="of:=RIGHT(TRIM([.B392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2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Barasoain </text:p>
          </table:table-cell>
          <table:table-cell/>
          <table:table-cell table:formula="of:=RIGHT(TRIM([.B393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3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Lucia</text:p>
          </table:table-cell>
          <table:table-cell office:value-type="string" calcext:value-type="string">
            <text:p>Barasoain </text:p>
          </table:table-cell>
          <table:table-cell/>
          <table:table-cell table:formula="of:=RIGHT(TRIM([.B394]);10)" office:value-type="string" office:string-value="anta Lucia" calcext:value-type="string">
            <text:p>anta Lucia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4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Cristo de Catalain</text:p>
          </table:table-cell>
          <table:table-cell office:value-type="string" calcext:value-type="string">
            <text:p>Garinoain </text:p>
          </table:table-cell>
          <table:table-cell/>
          <table:table-cell table:formula="of:=RIGHT(TRIM([.B395]);10)" office:value-type="string" office:string-value="e Catalain" calcext:value-type="string">
            <text:p>e Catalain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5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ta Cecilia</text:p>
          </table:table-cell>
          <table:table-cell office:value-type="string" calcext:value-type="string">
            <text:p>Garinoain </text:p>
          </table:table-cell>
          <table:table-cell/>
          <table:table-cell table:formula="of:=RIGHT(TRIM([.B396]);10)" office:value-type="string" office:string-value="ta Cecilia" calcext:value-type="string">
            <text:p>ta Cecilia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6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Santiago</text:p>
          </table:table-cell>
          <table:table-cell office:value-type="string" calcext:value-type="string">
            <text:p>Pueyo </text:p>
          </table:table-cell>
          <table:table-cell/>
          <table:table-cell table:formula="of:=RIGHT(TRIM([.B397]);10)" office:value-type="string" office:string-value="e Santiago" calcext:value-type="string">
            <text:p>e Santiago</text:p>
          </table:table-cell>
          <table:table-cell table:number-columns-repeated="2" office:value-type="string" calcext:value-type="string">
            <text:p>10/07/2001</text:p>
          </table:table-cell>
          <table:table-cell table:formula="of:=RIGHT(TRIM([.G397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Mendigañ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zcona </text:p>
          </table:table-cell>
          <table:table-cell table:formula="of:=RIGHT(TRIM([.B398]);10)" office:value-type="string" office:string-value=" Mendigaña" calcext:value-type="string">
            <text:p><text:s/>Mendigaña</text:p>
          </table:table-cell>
          <table:table-cell table:number-columns-repeated="2" office:value-type="string" calcext:value-type="string">
            <text:p>10/09/2007</text:p>
          </table:table-cell>
          <table:table-cell table:formula="of:=RIGHT(TRIM([.G398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Sangüesa</text:p>
          </table:table-cell>
          <table:table-cell/>
          <table:table-cell table:formula="of:=RIGHT(TRIM([.B399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1/03/2000</text:p>
          </table:table-cell>
          <table:table-cell table:formula="of:=RIGHT(TRIM([.G39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Martín</text:p>
          </table:table-cell>
          <table:table-cell office:value-type="string" calcext:value-type="string">
            <text:p>Allín </text:p>
          </table:table-cell>
          <table:table-cell/>
          <table:table-cell table:formula="of:=RIGHT(TRIM([.B400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1/04/2005</text:p>
          </table:table-cell>
          <table:table-cell table:formula="of:=RIGHT(TRIM([.G40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Romá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Amillano </text:p>
          </table:table-cell>
          <table:table-cell table:formula="of:=RIGHT(TRIM([.B401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11/04/2005</text:p>
          </table:table-cell>
          <table:table-cell table:formula="of:=RIGHT(TRIM([.G40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<text:s/>Lezaun </text:p>
          </table:table-cell>
          <table:table-cell table:formula="of:=RIGHT(TRIM([.B402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11/04/2005</text:p>
          </table:table-cell>
          <table:table-cell table:formula="of:=RIGHT(TRIM([.G40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Murugarren </text:p>
          </table:table-cell>
          <table:table-cell table:formula="of:=RIGHT(TRIM([.B403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11/04/2005</text:p>
          </table:table-cell>
          <table:table-cell table:formula="of:=RIGHT(TRIM([.G40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Zabal </text:p>
          </table:table-cell>
          <table:table-cell table:formula="of:=RIGHT(TRIM([.B404]);10)" office:value-type="string" office:string-value=". Clemente" calcext:value-type="string">
            <text:p>. Clemente</text:p>
          </table:table-cell>
          <table:table-cell table:number-columns-repeated="2" office:value-type="string" calcext:value-type="string">
            <text:p>11/04/2005</text:p>
          </table:table-cell>
          <table:table-cell table:formula="of:=RIGHT(TRIM([.G40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meterio y San Celedonio</text:p>
          </table:table-cell>
          <table:table-cell office:value-type="string" calcext:value-type="string">
            <text:p>Dicastillo </text:p>
          </table:table-cell>
          <table:table-cell/>
          <table:table-cell table:formula="of:=RIGHT(TRIM([.B405]);10)" office:value-type="string" office:string-value=" Celedonio" calcext:value-type="string">
            <text:p><text:s/>Celedonio</text:p>
          </table:table-cell>
          <table:table-cell table:number-columns-repeated="2" office:value-type="string" calcext:value-type="string">
            <text:p>11/04/2205</text:p>
          </table:table-cell>
          <table:table-cell table:formula="of:=RIGHT(TRIM([.G405]);4)" office:value-type="string" office:string-value="2205" calcext:value-type="string">
            <text:p>22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ebastia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Aramendía </text:p>
          </table:table-cell>
          <table:table-cell table:formula="of:=RIGHT(TRIM([.B406]);10)" office:value-type="string" office:string-value=" Sebastian" calcext:value-type="string">
            <text:p><text:s/>Sebastian</text:p>
          </table:table-cell>
          <table:table-cell table:number-columns-repeated="2" table:style-name="ce19" office:value-type="date" office:date-value="2005-11-04" calcext:value-type="date">
            <text:p>04/11/2005</text:p>
          </table:table-cell>
          <table:table-cell table:formula="of:=RIGHT(TRIM([.G406]);4)" office:value-type="string" office:string-value="8660" calcext:value-type="string">
            <text:p>866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Artazu </text:p>
          </table:table-cell>
          <table:table-cell/>
          <table:table-cell table:formula="of:=RIGHT(TRIM([.B407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0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ierra de labor en término Unea</text:p>
          </table:table-cell>
          <table:table-cell office:value-type="string" calcext:value-type="string">
            <text:p>Artazu </text:p>
          </table:table-cell>
          <table:table-cell/>
          <table:table-cell table:formula="of:=RIGHT(TRIM([.B408]);10)" office:value-type="string" office:string-value="rmino Unea" calcext:value-type="string">
            <text:p>rmino Unea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0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09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0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0]);10)" office:value-type="string" office:string-value="a Catalina" calcext:value-type="string">
            <text:p>a Catalina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1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cén , calle Portal nº 13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2]);10)" office:value-type="string" office:string-value="rtal nº 13" calcext:value-type="string">
            <text:p>rtal nº 13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el paraje Iturmendi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3]);10)" office:value-type="string" office:string-value=" Iturmendi" calcext:value-type="string">
            <text:p><text:s/>Iturmendi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el paraje Zabalburua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4]);10)" office:value-type="string" office:string-value="Zabalburua" calcext:value-type="string">
            <text:p>Zabalburua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ereal en paraje Arradiaq</text:p>
          </table:table-cell>
          <table:table-cell office:value-type="string" calcext:value-type="string">
            <text:p>Cirauqui </text:p>
          </table:table-cell>
          <table:table-cell/>
          <table:table-cell table:formula="of:=RIGHT(TRIM([.B415]);10)" office:value-type="string" office:string-value="e Arradiaq" calcext:value-type="string">
            <text:p>e Arradiaq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Bitartea”</text:p>
          </table:table-cell>
          <table:table-cell office:value-type="string" calcext:value-type="string">
            <text:p>Guirguillano </text:p>
          </table:table-cell>
          <table:table-cell/>
          <table:table-cell table:formula="of:=RIGHT(TRIM([.B416]);10)" office:value-type="string" office:string-value="“Bitartea”" calcext:value-type="string">
            <text:p>“Bitartea”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camino de S. Andrés”</text:p>
          </table:table-cell>
          <table:table-cell office:value-type="string" calcext:value-type="string">
            <text:p>Guirguillano </text:p>
          </table:table-cell>
          <table:table-cell/>
          <table:table-cell table:formula="of:=RIGHT(TRIM([.B417]);10)" office:value-type="string" office:string-value="S. Andrés”" calcext:value-type="string">
            <text:p>S. Andrés”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Guirguillano </text:p>
          </table:table-cell>
          <table:table-cell/>
          <table:table-cell table:formula="of:=RIGHT(TRIM([.B418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 en “Aparra”</text:p>
          </table:table-cell>
          <table:table-cell office:value-type="string" calcext:value-type="string">
            <text:p>Guirguillano </text:p>
          </table:table-cell>
          <table:table-cell/>
          <table:table-cell table:formula="of:=RIGHT(TRIM([.B419]);10)" office:value-type="string" office:string-value="n “Aparra”" calcext:value-type="string">
            <text:p>n “Aparra”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1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Guirguillano </text:p>
          </table:table-cell>
          <table:table-cell office:value-type="string" calcext:value-type="string">
            <text:p>Etxarren</text:p>
          </table:table-cell>
          <table:table-cell table:formula="of:=RIGHT(TRIM([.B420]);10)" office:value-type="string" office:string-value="a S. Román" calcext:value-type="string">
            <text:p>a S. Román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2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Gurguillano Tierra de labor “Etxarrenaldea”</text:p>
          </table:table-cell>
          <table:table-cell office:value-type="string" calcext:value-type="string">
            <text:p>Guirguillano </text:p>
          </table:table-cell>
          <table:table-cell/>
          <table:table-cell table:formula="of:=RIGHT(TRIM([.B421]);10)" office:value-type="string" office:string-value="rrenaldea”" calcext:value-type="string">
            <text:p>rrenaldea”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2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Mañeru </text:p>
          </table:table-cell>
          <table:table-cell/>
          <table:table-cell table:formula="of:=RIGHT(TRIM([.B422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3/02/2004</text:p>
          </table:table-cell>
          <table:table-cell table:formula="of:=RIGHT(TRIM([.G42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Juan</text:p>
          </table:table-cell>
          <table:table-cell office:value-type="string" calcext:value-type="string">
            <text:p>Garralda </text:p>
          </table:table-cell>
          <table:table-cell/>
          <table:table-cell table:formula="of:=RIGHT(TRIM([.B423]);10)" office:value-type="string" office:string-value="a San Juan" calcext:value-type="string">
            <text:p>a San Juan</text:p>
          </table:table-cell>
          <table:table-cell table:number-columns-repeated="2" office:value-type="string" calcext:value-type="string">
            <text:p>13/03/2003</text:p>
          </table:table-cell>
          <table:table-cell table:formula="of:=RIGHT(TRIM([.G42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Izalzu</text:p>
          </table:table-cell>
          <table:table-cell/>
          <table:table-cell table:formula="of:=RIGHT(TRIM([.B424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13/03/2003</text:p>
          </table:table-cell>
          <table:table-cell table:formula="of:=RIGHT(TRIM([.G42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lvador</text:p>
          </table:table-cell>
          <table:table-cell office:value-type="string" calcext:value-type="string">
            <text:p>Jaurrieta</text:p>
          </table:table-cell>
          <table:table-cell/>
          <table:table-cell table:formula="of:=RIGHT(TRIM([.B425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13/03/2003</text:p>
          </table:table-cell>
          <table:table-cell table:formula="of:=RIGHT(TRIM([.G42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ipriano</text:p>
          </table:table-cell>
          <table:table-cell office:value-type="string" calcext:value-type="string">
            <text:p>Roncal- Isaba</text:p>
          </table:table-cell>
          <table:table-cell/>
          <table:table-cell table:formula="of:=RIGHT(TRIM([.B426]);10)" office:value-type="string" office:string-value=". Cipriano" calcext:value-type="string">
            <text:p>. Cipriano</text:p>
          </table:table-cell>
          <table:table-cell table:number-columns-repeated="2" office:value-type="string" calcext:value-type="string">
            <text:p>13/03/2003</text:p>
          </table:table-cell>
          <table:table-cell table:formula="of:=RIGHT(TRIM([.G42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Urzainqui</text:p>
          </table:table-cell>
          <table:table-cell office:value-type="string" calcext:value-type="string">
            <text:p><text:s/></text:p>
          </table:table-cell>
          <table:table-cell table:formula="of:=RIGHT(TRIM([.B427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13/03/2003</text:p>
          </table:table-cell>
          <table:table-cell table:formula="of:=RIGHT(TRIM([.G42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9 Concwntración Parcelaria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<text:s/>Iturgoyen </text:p>
          </table:table-cell>
          <table:table-cell table:formula="of:=RIGHT(TRIM([.B428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13/09/2005</text:p>
          </table:table-cell>
          <table:table-cell table:formula="of:=RIGHT(TRIM([.G42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9 Concwntración Parcelaria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<text:s/>Iturgoyen</text:p>
          </table:table-cell>
          <table:table-cell table:formula="of:=RIGHT(TRIM([.B429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13/09/2005</text:p>
          </table:table-cell>
          <table:table-cell table:formula="of:=RIGHT(TRIM([.G42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Sada </text:p>
          </table:table-cell>
          <table:table-cell/>
          <table:table-cell table:formula="of:=RIGHT(TRIM([.B430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13/11/2002</text:p>
          </table:table-cell>
          <table:table-cell table:formula="of:=RIGHT(TRIM([.G430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Aoiz </text:p>
          </table:table-cell>
          <table:table-cell/>
          <table:table-cell table:formula="of:=RIGHT(TRIM([.B43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oiz </text:p>
          </table:table-cell>
          <table:table-cell/>
          <table:table-cell table:formula="of:=RIGHT(TRIM([.B432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trio frente a parroquia</text:p>
          </table:table-cell>
          <table:table-cell office:value-type="string" calcext:value-type="string">
            <text:p>Aoiz </text:p>
          </table:table-cell>
          <table:table-cell/>
          <table:table-cell table:formula="of:=RIGHT(TRIM([.B433]);10)" office:value-type="string" office:string-value=" parroquia" calcext:value-type="string">
            <text:p><text:s/>parroquia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Garaje c/ S. Miguel 1-C</text:p>
          </table:table-cell>
          <table:table-cell office:value-type="string" calcext:value-type="string">
            <text:p>Aoiz </text:p>
          </table:table-cell>
          <table:table-cell/>
          <table:table-cell table:formula="of:=RIGHT(TRIM([.B434]);10)" office:value-type="string" office:string-value="Miguel 1-C" calcext:value-type="string">
            <text:p>Miguel 1-C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de pastos</text:p>
          </table:table-cell>
          <table:table-cell office:value-type="string" calcext:value-type="string">
            <text:p>Ezprogui</text:p>
          </table:table-cell>
          <table:table-cell office:value-type="string" calcext:value-type="string">
            <text:p>Ayesa</text:p>
          </table:table-cell>
          <table:table-cell table:formula="of:=RIGHT(TRIM([.B435]);10)" office:value-type="string" office:string-value=" de pastos" calcext:value-type="string">
            <text:p><text:s/>de pastos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Ezprogui</text:p>
          </table:table-cell>
          <table:table-cell office:value-type="string" calcext:value-type="string">
            <text:p>Ayesa</text:p>
          </table:table-cell>
          <table:table-cell table:formula="of:=RIGHT(TRIM([.B436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table:formula="of:=RIGHT(TRIM([.B437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table:formula="of:=RIGHT(TRIM([.B438]);10)" office:value-type="string" office:string-value="a en Lanoa" calcext:value-type="string">
            <text:p>a en Lanoa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table:formula="of:=RIGHT(TRIM([.B439]);10)" office:value-type="string" office:string-value="a en Lanoa" calcext:value-type="string">
            <text:p>a en Lanoa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3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table:formula="of:=RIGHT(TRIM([.B440]);10)" office:value-type="string" office:string-value="a en Lanoa" calcext:value-type="string">
            <text:p>a en Lanoa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noa parcela 104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os </text:p>
          </table:table-cell>
          <table:table-cell table:formula="of:=RIGHT(TRIM([.B441]);10)" office:value-type="string" office:string-value="arcela 104" calcext:value-type="string">
            <text:p>arcela 104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table:formula="of:=RIGHT(TRIM([.B44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plaza Alberto Marti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table:formula="of:=RIGHT(TRIM([.B443]);10)" office:value-type="string" office:string-value="rto Martin" calcext:value-type="string">
            <text:p>rto Martin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parcela 302 en Llan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Artajo</text:p>
          </table:table-cell>
          <table:table-cell table:formula="of:=RIGHT(TRIM([.B444]);10)" office:value-type="string" office:string-value="2 en Llano" calcext:value-type="string">
            <text:p>2 en Llano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44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urillo </text:p>
          </table:table-cell>
          <table:table-cell table:formula="of:=RIGHT(TRIM([.B446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3/11/2003</text:p>
          </table:table-cell>
          <table:table-cell table:formula="of:=RIGHT(TRIM([.G44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olar debajo Zaldiburu</text:p>
          </table:table-cell>
          <table:table-cell office:value-type="string" calcext:value-type="string">
            <text:p>Eulate</text:p>
          </table:table-cell>
          <table:table-cell/>
          <table:table-cell table:formula="of:=RIGHT(TRIM([.B447]);10)" office:value-type="string" office:string-value=" Zaldiburu" calcext:value-type="string">
            <text:p><text:s/>Zaldiburu</text:p>
          </table:table-cell>
          <table:table-cell table:number-columns-repeated="2" office:value-type="string" calcext:value-type="string">
            <text:p>14/04/2001</text:p>
          </table:table-cell>
          <table:table-cell table:formula="of:=RIGHT(TRIM([.G447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Blas</text:p>
          </table:table-cell>
          <table:table-cell office:value-type="string" calcext:value-type="string">
            <text:p>Allín </text:p>
          </table:table-cell>
          <table:table-cell/>
          <table:table-cell table:formula="of:=RIGHT(TRIM([.B448]);10)" office:value-type="string" office:string-value="e San Blas" calcext:value-type="string">
            <text:p>e San Blas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4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ta Bárbara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Galdeano </text:p>
          </table:table-cell>
          <table:table-cell table:formula="of:=RIGHT(TRIM([.B449]);10)" office:value-type="string" office:string-value="ta Bárbara" calcext:value-type="string">
            <text:p>ta Bárbara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4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Larrión </text:p>
          </table:table-cell>
          <table:table-cell table:formula="of:=RIGHT(TRIM([.B450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Vicente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Munieta </text:p>
          </table:table-cell>
          <table:table-cell table:formula="of:=RIGHT(TRIM([.B451]);10)" office:value-type="string" office:string-value="an Vicente" calcext:value-type="string">
            <text:p>an Vicente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Zubelqui </text:p>
          </table:table-cell>
          <table:table-cell table:formula="of:=RIGHT(TRIM([.B452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San Esteba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Artavia </text:p>
          </table:table-cell>
          <table:table-cell table:formula="of:=RIGHT(TRIM([.B453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ebastian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Eulz </text:p>
          </table:table-cell>
          <table:table-cell table:formula="of:=RIGHT(TRIM([.B454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llín </text:p>
          </table:table-cell>
          <table:table-cell office:value-type="string" calcext:value-type="string">
            <text:p>Galdeano </text:p>
          </table:table-cell>
          <table:table-cell table:formula="of:=RIGHT(TRIM([.B455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eoz </text:p>
          </table:table-cell>
          <table:table-cell office:value-type="string" calcext:value-type="string">
            <text:p>Amatriain </text:p>
          </table:table-cell>
          <table:table-cell table:formula="of:=RIGHT(TRIM([.B456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4/04/2005</text:p>
          </table:table-cell>
          <table:table-cell table:formula="of:=RIGHT(TRIM([.G45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aje Corraliza de Lagaza</text:p>
          </table:table-cell>
          <table:table-cell office:value-type="string" calcext:value-type="string">
            <text:p>Lerín</text:p>
          </table:table-cell>
          <table:table-cell office:value-type="string" calcext:value-type="string">
            <text:p>Olivar </text:p>
          </table:table-cell>
          <table:table-cell table:formula="of:=RIGHT(TRIM([.B457]);10)" office:value-type="string" office:string-value=" de Lagaza" calcext:value-type="string">
            <text:p><text:s/>de Lagaza</text:p>
          </table:table-cell>
          <table:table-cell table:number-columns-repeated="2" office:value-type="string" calcext:value-type="string">
            <text:p>14/06/2005</text:p>
          </table:table-cell>
          <table:table-cell table:formula="of:=RIGHT(TRIM([.G45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erín</text:p>
          </table:table-cell>
          <table:table-cell/>
          <table:table-cell table:formula="of:=RIGHT(TRIM([.B458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14/06/2006</text:p>
          </table:table-cell>
          <table:table-cell table:formula="of:=RIGHT(TRIM([.G45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Lerín</text:p>
          </table:table-cell>
          <table:table-cell/>
          <table:table-cell table:formula="of:=RIGHT(TRIM([.B459]);10)" office:value-type="string" office:string-value="gen Blanca" calcext:value-type="string">
            <text:p>gen Blanca</text:p>
          </table:table-cell>
          <table:table-cell table:number-columns-repeated="2" office:value-type="string" calcext:value-type="string">
            <text:p>14/06/2006</text:p>
          </table:table-cell>
          <table:table-cell table:formula="of:=RIGHT(TRIM([.G45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rbolado en Elizondoa</text:p>
          </table:table-cell>
          <table:table-cell office:value-type="string" calcext:value-type="string">
            <text:p>Donamaría</text:p>
          </table:table-cell>
          <table:table-cell office:value-type="string" calcext:value-type="string">
            <text:p>Gaztelu </text:p>
          </table:table-cell>
          <table:table-cell table:formula="of:=RIGHT(TRIM([.B460]);10)" office:value-type="string" office:string-value=" Elizondoa" calcext:value-type="string">
            <text:p><text:s/>Elizondoa</text:p>
          </table:table-cell>
          <table:table-cell table:number-columns-repeated="2" office:value-type="string" calcext:value-type="string">
            <text:p>14/08/2007</text:p>
          </table:table-cell>
          <table:table-cell table:formula="of:=RIGHT(TRIM([.G460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lian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Nagore </text:p>
          </table:table-cell>
          <table:table-cell table:formula="of:=RIGHT(TRIM([.B461]);10)" office:value-type="string" office:string-value=" S. Julian" calcext:value-type="string">
            <text:p><text:s/>S. Julian</text:p>
          </table:table-cell>
          <table:table-cell table:number-columns-repeated="2" office:value-type="string" calcext:value-type="string">
            <text:p>14/10/2003</text:p>
          </table:table-cell>
          <table:table-cell table:formula="of:=RIGHT(TRIM([.G46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Caseda</text:p>
          </table:table-cell>
          <table:table-cell/>
          <table:table-cell table:formula="of:=RIGHT(TRIM([.B46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4/10/2003</text:p>
          </table:table-cell>
          <table:table-cell table:formula="of:=RIGHT(TRIM([.G46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omplejo parroquial</text:p>
          </table:table-cell>
          <table:table-cell office:value-type="string" calcext:value-type="string">
            <text:p>Caseda</text:p>
          </table:table-cell>
          <table:table-cell office:value-type="string" calcext:value-type="string">
            <text:p>San Isidro </text:p>
          </table:table-cell>
          <table:table-cell table:formula="of:=RIGHT(TRIM([.B463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14/10/2003</text:p>
          </table:table-cell>
          <table:table-cell table:formula="of:=RIGHT(TRIM([.G46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rroz</text:p>
          </table:table-cell>
          <table:table-cell office:value-type="string" calcext:value-type="string">
            <text:p><text:s/></text:p>
          </table:table-cell>
          <table:table-cell table:formula="of:=RIGHT(TRIM([.B464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4/10/2003</text:p>
          </table:table-cell>
          <table:table-cell table:formula="of:=RIGHT(TRIM([.G46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– Calle San Anddrés nº 25 B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</text:p>
          </table:table-cell>
          <table:table-cell table:formula="of:=RIGHT(TRIM([.B465]);10)" office:value-type="string" office:string-value="és nº 25 B" calcext:value-type="string">
            <text:p>és nº 25 B</text:p>
          </table:table-cell>
          <table:table-cell table:number-columns-repeated="2" office:value-type="string" calcext:value-type="string">
            <text:p>14/11/2001</text:p>
          </table:table-cell>
          <table:table-cell table:formula="of:=RIGHT(TRIM([.G465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- Calle San Andrés nº 25 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</text:p>
          </table:table-cell>
          <table:table-cell table:formula="of:=RIGHT(TRIM([.B466]);10)" office:value-type="string" office:string-value="és nº 25 A" calcext:value-type="string">
            <text:p>és nº 25 A</text:p>
          </table:table-cell>
          <table:table-cell table:number-columns-repeated="2" office:value-type="string" calcext:value-type="string">
            <text:p>14/11/2001</text:p>
          </table:table-cell>
          <table:table-cell table:formula="of:=RIGHT(TRIM([.G466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Almandoz </text:p>
          </table:table-cell>
          <table:table-cell/>
          <table:table-cell table:formula="of:=RIGHT(TRIM([.B467]);10)" office:value-type="string" office:string-value="ta Bárbara" calcext:value-type="string">
            <text:p>ta Bárbara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67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Roque</text:p>
          </table:table-cell>
          <table:table-cell office:value-type="string" calcext:value-type="string">
            <text:p>Arano </text:p>
          </table:table-cell>
          <table:table-cell/>
          <table:table-cell table:formula="of:=RIGHT(TRIM([.B468]);10)" office:value-type="string" office:string-value=" San Roque" calcext:value-type="string">
            <text:p><text:s/>San Roque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68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iguel</text:p>
          </table:table-cell>
          <table:table-cell office:value-type="string" calcext:value-type="string">
            <text:p>Doneztebe </text:p>
          </table:table-cell>
          <table:table-cell/>
          <table:table-cell table:formula="of:=RIGHT(TRIM([.B469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69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Lázaro</text:p>
          </table:table-cell>
          <table:table-cell office:value-type="string" calcext:value-type="string">
            <text:p>Goizueta </text:p>
          </table:table-cell>
          <table:table-cell/>
          <table:table-cell table:formula="of:=RIGHT(TRIM([.B470]);10)" office:value-type="string" office:string-value="San Lázaro" calcext:value-type="string">
            <text:p>San Lázaro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70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Antón</text:p>
          </table:table-cell>
          <table:table-cell office:value-type="string" calcext:value-type="string">
            <text:p>Goizueta </text:p>
          </table:table-cell>
          <table:table-cell/>
          <table:table-cell table:formula="of:=RIGHT(TRIM([.B471]);10)" office:value-type="string" office:string-value=" San Antón" calcext:value-type="string">
            <text:p><text:s/>San Antón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71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cos</text:p>
          </table:table-cell>
          <table:table-cell office:value-type="string" calcext:value-type="string">
            <text:p>Labayen </text:p>
          </table:table-cell>
          <table:table-cell/>
          <table:table-cell table:formula="of:=RIGHT(TRIM([.B472]);10)" office:value-type="string" office:string-value="San Marcos" calcext:value-type="string">
            <text:p>San Marcos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72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Terreno Aexo Ermita San Marco</text:p>
          </table:table-cell>
          <table:table-cell office:value-type="string" calcext:value-type="string">
            <text:p>Labayen </text:p>
          </table:table-cell>
          <table:table-cell/>
          <table:table-cell table:formula="of:=RIGHT(TRIM([.B473]);10)" office:value-type="string" office:string-value=" San Marco" calcext:value-type="string">
            <text:p><text:s/>San Marco</text:p>
          </table:table-cell>
          <table:table-cell table:number-columns-repeated="2" office:value-type="string" calcext:value-type="string">
            <text:p>14/12/1999</text:p>
          </table:table-cell>
          <table:table-cell table:formula="of:=RIGHT(TRIM([.G473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Cosme y San Damia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Galdeano</text:p>
          </table:table-cell>
          <table:table-cell table:formula="of:=RIGHT(TRIM([.B474]);10)" office:value-type="string" office:string-value="San Damian" calcext:value-type="string">
            <text:p>San Damian</text:p>
          </table:table-cell>
          <table:table-cell table:number-columns-repeated="2" office:value-type="string" calcext:value-type="string">
            <text:p>14-04.2005</text:p>
          </table:table-cell>
          <table:table-cell table:formula="of:=RIGHT(TRIM([.G47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Esparza </text:p>
          </table:table-cell>
          <table:table-cell/>
          <table:table-cell table:formula="of:=RIGHT(TRIM([.B475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15/03/2003</text:p>
          </table:table-cell>
          <table:table-cell table:formula="of:=RIGHT(TRIM([.G47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Ezkaroz </text:p>
          </table:table-cell>
          <table:table-cell/>
          <table:table-cell table:formula="of:=RIGHT(TRIM([.B476]);10)" office:value-type="string" office:string-value="a S. Roman" calcext:value-type="string">
            <text:p>a S. Roman</text:p>
          </table:table-cell>
          <table:table-cell table:number-columns-repeated="2" office:value-type="string" calcext:value-type="string">
            <text:p>15/03/2003</text:p>
          </table:table-cell>
          <table:table-cell table:formula="of:=RIGHT(TRIM([.G47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Güesa </text:p>
          </table:table-cell>
          <table:table-cell/>
          <table:table-cell table:formula="of:=RIGHT(TRIM([.B477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15/03/2003</text:p>
          </table:table-cell>
          <table:table-cell table:formula="of:=RIGHT(TRIM([.G47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Vicente</text:p>
          </table:table-cell>
          <table:table-cell office:value-type="string" calcext:value-type="string">
            <text:p>Güesa </text:p>
          </table:table-cell>
          <table:table-cell office:value-type="string" calcext:value-type="string">
            <text:p>Igal </text:p>
          </table:table-cell>
          <table:table-cell table:formula="of:=RIGHT(TRIM([.B478]);10)" office:value-type="string" office:string-value="an Vicente" calcext:value-type="string">
            <text:p>an Vicente</text:p>
          </table:table-cell>
          <table:table-cell table:number-columns-repeated="2" office:value-type="string" calcext:value-type="string">
            <text:p>15/03/2003</text:p>
          </table:table-cell>
          <table:table-cell table:formula="of:=RIGHT(TRIM([.G47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Valcarlos</text:p>
          </table:table-cell>
          <table:table-cell office:value-type="string" calcext:value-type="string">
            <text:p>Luzaide </text:p>
          </table:table-cell>
          <table:table-cell table:formula="of:=RIGHT(TRIM([.B479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15/03/2003</text:p>
          </table:table-cell>
          <table:table-cell table:formula="of:=RIGHT(TRIM([.G47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regadío nº9 Poligono 1 La planilla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480]);10)" office:value-type="string" office:string-value="a planilla" calcext:value-type="string">
            <text:p>a planilla</text:p>
          </table:table-cell>
          <table:table-cell table:number-columns-repeated="2" office:value-type="string" calcext:value-type="string">
            <text:p>15/10/2002</text:p>
          </table:table-cell>
          <table:table-cell table:formula="of:=RIGHT(TRIM([.G480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Regadío finca nº9 La planilla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481]);10)" office:value-type="string" office:string-value="a planilla" calcext:value-type="string">
            <text:p>a planilla</text:p>
          </table:table-cell>
          <table:table-cell table:number-columns-repeated="2" office:value-type="string" calcext:value-type="string">
            <text:p>15/10/2002</text:p>
          </table:table-cell>
          <table:table-cell table:formula="of:=RIGHT(TRIM([.G481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Lerga </text:p>
          </table:table-cell>
          <table:table-cell/>
          <table:table-cell table:formula="of:=RIGHT(TRIM([.B482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15/10/2003</text:p>
          </table:table-cell>
          <table:table-cell table:formula="of:=RIGHT(TRIM([.G48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abaldika </text:p>
          </table:table-cell>
          <table:table-cell table:formula="of:=RIGHT(TRIM([.B48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6/04/2003</text:p>
          </table:table-cell>
          <table:table-cell table:formula="of:=RIGHT(TRIM([.G48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rreno de secano, nº 97 Concentración</text:p>
          </table:table-cell>
          <table:table-cell office:value-type="string" calcext:value-type="string">
            <text:p>Barbarin </text:p>
          </table:table-cell>
          <table:table-cell/>
          <table:table-cell table:formula="of:=RIGHT(TRIM([.B484]);10)" office:value-type="string" office:string-value="centración" calcext:value-type="string">
            <text:p>centración</text:p>
          </table:table-cell>
          <table:table-cell table:number-columns-repeated="2" office:value-type="string" calcext:value-type="string">
            <text:p>16/05/2005</text:p>
          </table:table-cell>
          <table:table-cell table:formula="of:=RIGHT(TRIM([.G48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97 concentración parcelaria</text:p>
          </table:table-cell>
          <table:table-cell office:value-type="string" calcext:value-type="string">
            <text:p>Barbarin </text:p>
          </table:table-cell>
          <table:table-cell/>
          <table:table-cell table:formula="of:=RIGHT(TRIM([.B485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16/05/2005</text:p>
          </table:table-cell>
          <table:table-cell table:formula="of:=RIGHT(TRIM([.G48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486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8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Javier </text:p>
          </table:table-cell>
          <table:table-cell/>
          <table:table-cell table:formula="of:=RIGHT(TRIM([.B487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8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Javier </text:p>
          </table:table-cell>
          <table:table-cell/>
          <table:table-cell table:formula="of:=RIGHT(TRIM([.B488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8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eatxe </text:p>
          </table:table-cell>
          <table:table-cell/>
          <table:table-cell table:formula="of:=RIGHT(TRIM([.B489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8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iedena </text:p>
          </table:table-cell>
          <table:table-cell/>
          <table:table-cell table:formula="of:=RIGHT(TRIM([.B490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l Abrevadero</text:p>
          </table:table-cell>
          <table:table-cell office:value-type="string" calcext:value-type="string">
            <text:p>Liedena </text:p>
          </table:table-cell>
          <table:table-cell/>
          <table:table-cell table:formula="of:=RIGHT(TRIM([.B491]);10)" office:value-type="string" office:string-value="Abrevadero" calcext:value-type="string">
            <text:p>Abrevade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Beortegui </text:p>
          </table:table-cell>
          <table:table-cell table:formula="of:=RIGHT(TRIM([.B492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Lerruz </text:p>
          </table:table-cell>
          <table:table-cell table:formula="of:=RIGHT(TRIM([.B493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<text:s/></text:p>
          </table:table-cell>
          <table:table-cell table:formula="of:=RIGHT(TRIM([.B494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Mendioroz </text:p>
          </table:table-cell>
          <table:table-cell table:formula="of:=RIGHT(TRIM([.B49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ronton c/ S. Pedro</text:p>
          </table:table-cell>
          <table:table-cell office:value-type="string" calcext:value-type="string">
            <text:p>Lizoain</text:p>
          </table:table-cell>
          <table:table-cell/>
          <table:table-cell table:formula="of:=RIGHT(TRIM([.B496]);10)" office:value-type="string" office:string-value="/ S. Pedro" calcext:value-type="string">
            <text:p>/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Oscariz </text:p>
          </table:table-cell>
          <table:table-cell table:formula="of:=RIGHT(TRIM([.B49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Redin </text:p>
          </table:table-cell>
          <table:table-cell table:formula="of:=RIGHT(TRIM([.B498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sima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Uroz </text:p>
          </table:table-cell>
          <table:table-cell table:formula="of:=RIGHT(TRIM([.B499]);10)" office:value-type="string" office:string-value="a Purisima" calcext:value-type="string">
            <text:p>a Purisima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49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Zalba </text:p>
          </table:table-cell>
          <table:table-cell table:formula="of:=RIGHT(TRIM([.B500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Roman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Zunzarren </text:p>
          </table:table-cell>
          <table:table-cell table:formula="of:=RIGHT(TRIM([.B501]);10)" office:value-type="string" office:string-value="a S. Roman" calcext:value-type="string">
            <text:p>a S. Rom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umbier</text:p>
          </table:table-cell>
          <table:table-cell office:value-type="string" calcext:value-type="string">
            <text:p><text:s/></text:p>
          </table:table-cell>
          <table:table-cell table:formula="of:=RIGHT(TRIM([.B50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Arbonies</text:p>
          </table:table-cell>
          <table:table-cell table:formula="of:=RIGHT(TRIM([.B50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Domeño </text:p>
          </table:table-cell>
          <table:table-cell table:formula="of:=RIGHT(TRIM([.B504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Murillo Berroya </text:p>
          </table:table-cell>
          <table:table-cell table:formula="of:=RIGHT(TRIM([.B505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<text:s/>Parroquia S. Saturnino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Usun</text:p>
          </table:table-cell>
          <table:table-cell table:formula="of:=RIGHT(TRIM([.B506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Adoain </text:p>
          </table:table-cell>
          <table:table-cell table:formula="of:=RIGHT(TRIM([.B507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Ayechu </text:p>
          </table:table-cell>
          <table:table-cell table:formula="of:=RIGHT(TRIM([.B508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Elcuaz </text:p>
          </table:table-cell>
          <table:table-cell table:formula="of:=RIGHT(TRIM([.B509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0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Eparoz </text:p>
          </table:table-cell>
          <table:table-cell table:formula="of:=RIGHT(TRIM([.B510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Del Rosari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mirizaldu </text:p>
          </table:table-cell>
          <table:table-cell table:formula="of:=RIGHT(TRIM([.B511]);10)" office:value-type="string" office:string-value="el Rosario" calcext:value-type="string">
            <text:p>el Rosari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drian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rurozqui </text:p>
          </table:table-cell>
          <table:table-cell table:formula="of:=RIGHT(TRIM([.B512]);10)" office:value-type="string" office:string-value=" S. Adrian" calcext:value-type="string">
            <text:p><text:s/>S. Adri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trio 300 m2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Irurozqui</text:p>
          </table:table-cell>
          <table:table-cell table:formula="of:=RIGHT(TRIM([.B513]);10)" office:value-type="string" office:string-value="rio 300 m2" calcext:value-type="string">
            <text:p>rio 300 m2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sima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Ongoz </text:p>
          </table:table-cell>
          <table:table-cell table:formula="of:=RIGHT(TRIM([.B514]);10)" office:value-type="string" office:string-value="a Purisima" calcext:value-type="string">
            <text:p>a Purisima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Ozcoidi </text:p>
          </table:table-cell>
          <table:table-cell table:formula="of:=RIGHT(TRIM([.B51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rraul Alto</text:p>
          </table:table-cell>
          <table:table-cell office:value-type="string" calcext:value-type="string">
            <text:p>Zabalza </text:p>
          </table:table-cell>
          <table:table-cell table:formula="of:=RIGHT(TRIM([.B516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rnelio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Artieda </text:p>
          </table:table-cell>
          <table:table-cell table:formula="of:=RIGHT(TRIM([.B517]);10)" office:value-type="string" office:string-value=". Cornelio" calcext:value-type="string">
            <text:p>. Cornelio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Quiteria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Grez </text:p>
          </table:table-cell>
          <table:table-cell table:formula="of:=RIGHT(TRIM([.B518]);10)" office:value-type="string" office:string-value=". Quiteria" calcext:value-type="string">
            <text:p>. Quiteria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 Evangelista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Nardues </text:p>
          </table:table-cell>
          <table:table-cell table:formula="of:=RIGHT(TRIM([.B519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1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Ripodas </text:p>
          </table:table-cell>
          <table:table-cell table:formula="of:=RIGHT(TRIM([.B520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Sansoain </text:p>
          </table:table-cell>
          <table:table-cell table:formula="of:=RIGHT(TRIM([.B521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San Vicente </text:p>
          </table:table-cell>
          <table:table-cell table:formula="of:=RIGHT(TRIM([.B522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rraul Bajo</text:p>
          </table:table-cell>
          <table:table-cell office:value-type="string" calcext:value-type="string">
            <text:p>Tabar </text:p>
          </table:table-cell>
          <table:table-cell table:formula="of:=RIGHT(TRIM([.B523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sa </text:p>
          </table:table-cell>
          <table:table-cell/>
          <table:table-cell table:formula="of:=RIGHT(TRIM([.B524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en nº 21</text:p>
          </table:table-cell>
          <table:table-cell office:value-type="string" calcext:value-type="string">
            <text:p>Yesa </text:p>
          </table:table-cell>
          <table:table-cell/>
          <table:table-cell table:formula="of:=RIGHT(TRIM([.B525]);10)" office:value-type="string" office:string-value="acen nº 21" calcext:value-type="string">
            <text:p>acen nº 21</text:p>
          </table:table-cell>
          <table:table-cell table:number-columns-repeated="2" office:value-type="string" calcext:value-type="string">
            <text:p>16/08/2003</text:p>
          </table:table-cell>
          <table:table-cell table:formula="of:=RIGHT(TRIM([.G52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urgui </text:p>
          </table:table-cell>
          <table:table-cell/>
          <table:table-cell table:formula="of:=RIGHT(TRIM([.B526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2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stillo</text:p>
          </table:table-cell>
          <table:table-cell office:value-type="string" calcext:value-type="string">
            <text:p>Burgui </text:p>
          </table:table-cell>
          <table:table-cell/>
          <table:table-cell table:formula="of:=RIGHT(TRIM([.B527]);10)" office:value-type="string" office:string-value="l Castillo" calcext:value-type="string">
            <text:p>l Castillo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2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Castillo Nuevo </text:p>
          </table:table-cell>
          <table:table-cell/>
          <table:table-cell table:formula="of:=RIGHT(TRIM([.B52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2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Garde </text:p>
          </table:table-cell>
          <table:table-cell/>
          <table:table-cell table:formula="of:=RIGHT(TRIM([.B529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2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pastos en Aranea</text:p>
          </table:table-cell>
          <table:table-cell office:value-type="string" calcext:value-type="string">
            <text:p>Garde </text:p>
          </table:table-cell>
          <table:table-cell/>
          <table:table-cell table:formula="of:=RIGHT(TRIM([.B530]);10)" office:value-type="string" office:string-value=" en Aranea" calcext:value-type="string">
            <text:p><text:s/>en Aranea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3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Roncal </text:p>
          </table:table-cell>
          <table:table-cell/>
          <table:table-cell table:formula="of:=RIGHT(TRIM([.B531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3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Vidangoz </text:p>
          </table:table-cell>
          <table:table-cell/>
          <table:table-cell table:formula="of:=RIGHT(TRIM([.B532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16/08/2006</text:p>
          </table:table-cell>
          <table:table-cell table:formula="of:=RIGHT(TRIM([.G53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antigua, c./ Pueblo Viejo</text:p>
          </table:table-cell>
          <table:table-cell office:value-type="string" calcext:value-type="string">
            <text:p>Barañain</text:p>
          </table:table-cell>
          <table:table-cell/>
          <table:table-cell table:formula="of:=RIGHT(TRIM([.B533]);10)" office:value-type="string" office:string-value="eblo Viejo" calcext:value-type="string">
            <text:p>eblo Viejo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Cosme y San Damia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Astrain </text:p>
          </table:table-cell>
          <table:table-cell table:formula="of:=RIGHT(TRIM([.B534]);10)" office:value-type="string" office:string-value="San Damian" calcext:value-type="string">
            <text:p>San Damian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Emeterio y San Celedonio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Cizur Menor </text:p>
          </table:table-cell>
          <table:table-cell table:formula="of:=RIGHT(TRIM([.B535]);10)" office:value-type="string" office:string-value=" Celedonio" calcext:value-type="string">
            <text:p><text:s/>Celedonio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Gazolaz </text:p>
          </table:table-cell>
          <table:table-cell table:formula="of:=RIGHT(TRIM([.B536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Muru-Astrin </text:p>
          </table:table-cell>
          <table:table-cell table:formula="of:=RIGHT(TRIM([.B537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Paternain </text:p>
          </table:table-cell>
          <table:table-cell table:formula="of:=RIGHT(TRIM([.B538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539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3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Zariquiegui </text:p>
          </table:table-cell>
          <table:table-cell table:formula="of:=RIGHT(TRIM([.B540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4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Sagües</text:p>
          </table:table-cell>
          <table:table-cell table:formula="of:=RIGHT(TRIM([.B541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4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Cizur Mayor </text:p>
          </table:table-cell>
          <table:table-cell/>
          <table:table-cell table:formula="of:=RIGHT(TRIM([.B542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16/11/2004</text:p>
          </table:table-cell>
          <table:table-cell table:formula="of:=RIGHT(TRIM([.G54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Desojo </text:p>
          </table:table-cell>
          <table:table-cell/>
          <table:table-cell table:formula="of:=RIGHT(TRIM([.B543]);10)" office:value-type="string" office:string-value="Sta. María" calcext:value-type="string">
            <text:p>Sta. María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3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Villanueva</text:p>
          </table:table-cell>
          <table:table-cell office:value-type="string" calcext:value-type="string">
            <text:p>Desojo </text:p>
          </table:table-cell>
          <table:table-cell/>
          <table:table-cell table:formula="of:=RIGHT(TRIM([.B544]);10)" office:value-type="string" office:string-value="Villanueva" calcext:value-type="string">
            <text:p>Villanueva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4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Metauten </text:p>
          </table:table-cell>
          <table:table-cell/>
          <table:table-cell table:formula="of:=RIGHT(TRIM([.B545]);10)" office:value-type="string" office:string-value="a S. Román" calcext:value-type="string">
            <text:p>a S. Román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5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Nicolás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Arteaga </text:p>
          </table:table-cell>
          <table:table-cell table:formula="of:=RIGHT(TRIM([.B546]);10)" office:value-type="string" office:string-value="S. Nicolás" calcext:value-type="string">
            <text:p>S. Nicolás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6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Ollobarren </text:p>
          </table:table-cell>
          <table:table-cell table:formula="of:=RIGHT(TRIM([.B547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7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Ollogoyen </text:p>
          </table:table-cell>
          <table:table-cell table:formula="of:=RIGHT(TRIM([.B548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8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Metauten </text:p>
          </table:table-cell>
          <table:table-cell office:value-type="string" calcext:value-type="string">
            <text:p>Zufia </text:p>
          </table:table-cell>
          <table:table-cell table:formula="of:=RIGHT(TRIM([.B549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49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Oteiza De La Solana </text:p>
          </table:table-cell>
          <table:table-cell/>
          <table:table-cell table:formula="of:=RIGHT(TRIM([.B550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50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. Tirso</text:p>
          </table:table-cell>
          <table:table-cell office:value-type="string" calcext:value-type="string">
            <text:p>Oteiza De La Solana </text:p>
          </table:table-cell>
          <table:table-cell/>
          <table:table-cell table:formula="of:=RIGHT(TRIM([.B551]);10)" office:value-type="string" office:string-value="a S. Tirso" calcext:value-type="string">
            <text:p>a S. Tirso</text:p>
          </table:table-cell>
          <table:table-cell table:number-columns-repeated="2" office:value-type="string" calcext:value-type="string">
            <text:p>17/01/2002</text:p>
          </table:table-cell>
          <table:table-cell table:formula="of:=RIGHT(TRIM([.G551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lanta Baja – Plaza El Salvador nº1</text:p>
          </table:table-cell>
          <table:table-cell office:value-type="string" calcext:value-type="string">
            <text:p>Azagra</text:p>
          </table:table-cell>
          <table:table-cell office:value-type="string" calcext:value-type="string">
            <text:p><text:s/></text:p>
          </table:table-cell>
          <table:table-cell table:formula="of:=RIGHT(TRIM([.B552]);10)" office:value-type="string" office:string-value="lvador nº1" calcext:value-type="string">
            <text:p>lvador nº1</text:p>
          </table:table-cell>
          <table:table-cell table:number-columns-repeated="2" office:value-type="string" calcext:value-type="string">
            <text:p>17/02/2005</text:p>
          </table:table-cell>
          <table:table-cell table:formula="of:=RIGHT(TRIM([.G55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planta baja Plaza del Salvador</text:p>
          </table:table-cell>
          <table:table-cell office:value-type="string" calcext:value-type="string">
            <text:p>Azagra</text:p>
          </table:table-cell>
          <table:table-cell office:value-type="string" calcext:value-type="string">
            <text:p><text:s/></text:p>
          </table:table-cell>
          <table:table-cell table:formula="of:=RIGHT(TRIM([.B553]);10)" office:value-type="string" office:string-value="l Salvador" calcext:value-type="string">
            <text:p>l Salvador</text:p>
          </table:table-cell>
          <table:table-cell table:number-columns-repeated="2" office:value-type="string" calcext:value-type="string">
            <text:p>17/02/2005</text:p>
          </table:table-cell>
          <table:table-cell table:formula="of:=RIGHT(TRIM([.G55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Burundoa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zal </text:p>
          </table:table-cell>
          <table:table-cell table:formula="of:=RIGHT(TRIM([.B554]);10)" office:value-type="string" office:string-value="n Burundoa" calcext:value-type="string">
            <text:p>n Burundoa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la sierra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Uscarres </text:p>
          </table:table-cell>
          <table:table-cell table:formula="of:=RIGHT(TRIM([.B555]);10)" office:value-type="string" office:string-value=" la sierra" calcext:value-type="string">
            <text:p><text:s/>la sierra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</text:p>
          </table:table-cell>
          <table:table-cell office:value-type="string" calcext:value-type="string">
            <text:p>Gallues</text:p>
          </table:table-cell>
          <table:table-cell/>
          <table:table-cell table:formula="of:=RIGHT(TRIM([.B556]);10)" office:value-type="string" office:string-value=" Bartolome" calcext:value-type="string">
            <text:p><text:s/>Bartolome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citz </text:p>
          </table:table-cell>
          <table:table-cell table:formula="of:=RIGHT(TRIM([.B557]);10)" office:value-type="string" office:string-value=" S. Damian" calcext:value-type="string">
            <text:p><text:s/>S. Damian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Izal </text:p>
          </table:table-cell>
          <table:table-cell table:formula="of:=RIGHT(TRIM([.B558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Gallues</text:p>
          </table:table-cell>
          <table:table-cell office:value-type="string" calcext:value-type="string">
            <text:p>Uscarres </text:p>
          </table:table-cell>
          <table:table-cell table:formula="of:=RIGHT(TRIM([.B559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17/03/2003</text:p>
          </table:table-cell>
          <table:table-cell table:formula="of:=RIGHT(TRIM([.G55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Santa Cruz</text:p>
          </table:table-cell>
          <table:table-cell office:value-type="string" calcext:value-type="string">
            <text:p>Aguilar de Codés </text:p>
          </table:table-cell>
          <table:table-cell/>
          <table:table-cell table:formula="of:=RIGHT(TRIM([.B560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Ancín</text:p>
          </table:table-cell>
          <table:table-cell office:value-type="string" calcext:value-type="string">
            <text:p>Mendilibarri </text:p>
          </table:table-cell>
          <table:table-cell table:formula="of:=RIGHT(TRIM([.B561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Fausto</text:p>
          </table:table-cell>
          <table:table-cell office:value-type="string" calcext:value-type="string">
            <text:p>Ancín</text:p>
          </table:table-cell>
          <table:table-cell office:value-type="string" calcext:value-type="string">
            <text:p>Mendilibarri </text:p>
          </table:table-cell>
          <table:table-cell table:formula="of:=RIGHT(TRIM([.B562]);10)" office:value-type="string" office:string-value="San Fausto" calcext:value-type="string">
            <text:p>San Fausto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ría</text:p>
          </table:table-cell>
          <table:table-cell office:value-type="string" calcext:value-type="string">
            <text:p>Armañanzas </text:p>
          </table:table-cell>
          <table:table-cell/>
          <table:table-cell table:formula="of:=RIGHT(TRIM([.B563]);10)" office:value-type="string" office:string-value="Sta. María" calcext:value-type="string">
            <text:p>Sta. María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Jorge</text:p>
          </table:table-cell>
          <table:table-cell office:value-type="string" calcext:value-type="string">
            <text:p>Azuelo </text:p>
          </table:table-cell>
          <table:table-cell/>
          <table:table-cell table:formula="of:=RIGHT(TRIM([.B564]);10)" office:value-type="string" office:string-value=" San Jorge" calcext:value-type="string">
            <text:p><text:s/>San Jorge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El Busto </text:p>
          </table:table-cell>
          <table:table-cell/>
          <table:table-cell table:formula="of:=RIGHT(TRIM([.B565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 Vicente Martir</text:p>
          </table:table-cell>
          <table:table-cell office:value-type="string" calcext:value-type="string">
            <text:p>Espronceda </text:p>
          </table:table-cell>
          <table:table-cell/>
          <table:table-cell table:formula="of:=RIGHT(TRIM([.B566]);10)" office:value-type="string" office:string-value="nte Martir" calcext:value-type="string">
            <text:p>nte Martir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tayo y learza </text:p>
          </table:table-cell>
          <table:table-cell/>
          <table:table-cell table:formula="of:=RIGHT(TRIM([.B567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Genevilla </text:p>
          </table:table-cell>
          <table:table-cell/>
          <table:table-cell table:formula="of:=RIGHT(TRIM([.B568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apoblación </text:p>
          </table:table-cell>
          <table:table-cell/>
          <table:table-cell table:formula="of:=RIGHT(TRIM([.B569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6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apoblación </text:p>
          </table:table-cell>
          <table:table-cell office:value-type="string" calcext:value-type="string">
            <text:p>Meano</text:p>
          </table:table-cell>
          <table:table-cell table:formula="of:=RIGHT(TRIM([.B570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Ntra. Sra del Rosario</text:p>
          </table:table-cell>
          <table:table-cell office:value-type="string" calcext:value-type="string">
            <text:p>Lazagurria </text:p>
          </table:table-cell>
          <table:table-cell/>
          <table:table-cell table:formula="of:=RIGHT(TRIM([.B571]);10)" office:value-type="string" office:string-value="el Rosario" calcext:value-type="string">
            <text:p>el Rosario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Mendavia </text:p>
          </table:table-cell>
          <table:table-cell/>
          <table:table-cell table:formula="of:=RIGHT(TRIM([.B572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Natividad</text:p>
          </table:table-cell>
          <table:table-cell office:value-type="string" calcext:value-type="string">
            <text:p>Piedramillera </text:p>
          </table:table-cell>
          <table:table-cell/>
          <table:table-cell table:formula="of:=RIGHT(TRIM([.B573]);10)" office:value-type="string" office:string-value=" Natividad" calcext:value-type="string">
            <text:p><text:s/>Natividad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emplo de S. Andrés</text:p>
          </table:table-cell>
          <table:table-cell office:value-type="string" calcext:value-type="string">
            <text:p>San Adrian </text:p>
          </table:table-cell>
          <table:table-cell/>
          <table:table-cell table:formula="of:=RIGHT(TRIM([.B574]);10)" office:value-type="string" office:string-value=" S. Andrés" calcext:value-type="string">
            <text:p><text:s/>S. Andrés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Torralba del Rio</text:p>
          </table:table-cell>
          <table:table-cell office:value-type="string" calcext:value-type="string">
            <text:p>Otiñano </text:p>
          </table:table-cell>
          <table:table-cell table:formula="of:=RIGHT(TRIM([.B575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7/06/2005</text:p>
          </table:table-cell>
          <table:table-cell table:formula="of:=RIGHT(TRIM([.G57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én Calle San martín nº 30A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Izco </text:p>
          </table:table-cell>
          <table:table-cell table:formula="of:=RIGHT(TRIM([.B576]);10)" office:value-type="string" office:string-value="tín nº 30A" calcext:value-type="string">
            <text:p>tín nº 30A</text:p>
          </table:table-cell>
          <table:table-cell table:number-columns-repeated="2" office:value-type="string" calcext:value-type="string">
            <text:p>17/06/2006</text:p>
          </table:table-cell>
          <table:table-cell table:formula="of:=RIGHT(TRIM([.G57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77]);10)" office:value-type="string" office:string-value="Zaldiribar" calcext:value-type="string">
            <text:p>Zaldiribar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7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1.578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78]);10)" office:value-type="string" office:string-value="r 1.578 m2" calcext:value-type="string">
            <text:p>r 1.578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7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3.436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79]);10)" office:value-type="string" office:string-value="r 3.436 m2" calcext:value-type="string">
            <text:p>r 3.436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7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4.355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80]);10)" office:value-type="string" office:string-value="r 4.355 m2" calcext:value-type="string">
            <text:p>r 4.355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8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Zaldiribar 8.968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81]);10)" office:value-type="string" office:string-value="r 8.968 m2" calcext:value-type="string">
            <text:p>r 8.968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8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Murugain 3.944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82]);10)" office:value-type="string" office:string-value="n 3.944 m2" calcext:value-type="string">
            <text:p>n 3.944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8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turzar 3.880 m2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583]);10)" office:value-type="string" office:string-value="r 3.880 m2" calcext:value-type="string">
            <text:p>r 3.880 m2</text:p>
          </table:table-cell>
          <table:table-cell table:number-columns-repeated="2" office:value-type="string" calcext:value-type="string">
            <text:p>17/10/2006</text:p>
          </table:table-cell>
          <table:table-cell table:formula="of:=RIGHT(TRIM([.G58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584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17/12/2004</text:p>
          </table:table-cell>
          <table:table-cell table:formula="of:=RIGHT(TRIM([.G58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585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17/12/2004</text:p>
          </table:table-cell>
          <table:table-cell table:formula="of:=RIGHT(TRIM([.G58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Iglesia Sn Pedro de Lizarra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586]);10)" office:value-type="string" office:string-value="de Lizarra" calcext:value-type="string">
            <text:p>de Lizarra</text:p>
          </table:table-cell>
          <table:table-cell table:number-columns-repeated="2" office:value-type="string" calcext:value-type="string">
            <text:p>17/12/2004</text:p>
          </table:table-cell>
          <table:table-cell table:formula="of:=RIGHT(TRIM([.G58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587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17/12/2004</text:p>
          </table:table-cell>
          <table:table-cell table:formula="of:=RIGHT(TRIM([.G58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en Egibe</text:p>
          </table:table-cell>
          <table:table-cell office:value-type="string" calcext:value-type="string">
            <text:p>Aranatz </text:p>
          </table:table-cell>
          <table:table-cell/>
          <table:table-cell table:formula="of:=RIGHT(TRIM([.B588]);10)" office:value-type="string" office:string-value="a en Egibe" calcext:value-type="string">
            <text:p>a en Egibe</text:p>
          </table:table-cell>
          <table:table-cell table:number-columns-repeated="2" office:value-type="string" calcext:value-type="string">
            <text:p>18/08/2000</text:p>
          </table:table-cell>
          <table:table-cell table:formula="of:=RIGHT(TRIM([.G58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Almandoz </text:p>
          </table:table-cell>
          <table:table-cell/>
          <table:table-cell table:formula="of:=RIGHT(TRIM([.B589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89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Aritzkun </text:p>
          </table:table-cell>
          <table:table-cell/>
          <table:table-cell table:formula="of:=RIGHT(TRIM([.B590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90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raiotz</text:p>
          </table:table-cell>
          <table:table-cell/>
          <table:table-cell table:formula="of:=RIGHT(TRIM([.B591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91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Berroeta </text:p>
          </table:table-cell>
          <table:table-cell/>
          <table:table-cell table:formula="of:=RIGHT(TRIM([.B592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92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aya </text:p>
          </table:table-cell>
          <table:table-cell/>
          <table:table-cell table:formula="of:=RIGHT(TRIM([.B59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93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Lorenzo</text:p>
          </table:table-cell>
          <table:table-cell office:value-type="string" calcext:value-type="string">
            <text:p>Ziga </text:p>
          </table:table-cell>
          <table:table-cell/>
          <table:table-cell table:formula="of:=RIGHT(TRIM([.B594]);10)" office:value-type="string" office:string-value="an Lorenzo" calcext:value-type="string">
            <text:p>an Lorenzo</text:p>
          </table:table-cell>
          <table:table-cell table:number-columns-repeated="2" office:value-type="string" calcext:value-type="string">
            <text:p>18/12/2001</text:p>
          </table:table-cell>
          <table:table-cell table:formula="of:=RIGHT(TRIM([.G594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Monreal </text:p>
          </table:table-cell>
          <table:table-cell/>
          <table:table-cell table:formula="of:=RIGHT(TRIM([.B595]);10)" office:value-type="string" office:string-value="a. Barbara" calcext:value-type="string">
            <text:p>a. Barbara</text:p>
          </table:table-cell>
          <table:table-cell table:number-columns-repeated="2" office:value-type="string" calcext:value-type="string">
            <text:p>19/11/1999</text:p>
          </table:table-cell>
          <table:table-cell table:formula="of:=RIGHT(TRIM([.G595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4 concentración parcelaria</text:p>
          </table:table-cell>
          <table:table-cell office:value-type="string" calcext:value-type="string">
            <text:p>Sesma </text:p>
          </table:table-cell>
          <table:table-cell/>
          <table:table-cell table:formula="of:=RIGHT(TRIM([.B596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20/03/2007</text:p>
          </table:table-cell>
          <table:table-cell table:formula="of:=RIGHT(TRIM([.G596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21 concentración parcelaria</text:p>
          </table:table-cell>
          <table:table-cell office:value-type="string" calcext:value-type="string">
            <text:p>Sesma </text:p>
          </table:table-cell>
          <table:table-cell/>
          <table:table-cell table:formula="of:=RIGHT(TRIM([.B597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20/03/2007</text:p>
          </table:table-cell>
          <table:table-cell table:formula="of:=RIGHT(TRIM([.G597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5-B concentración parcelaria</text:p>
          </table:table-cell>
          <table:table-cell office:value-type="string" calcext:value-type="string">
            <text:p>Sesma </text:p>
          </table:table-cell>
          <table:table-cell/>
          <table:table-cell table:formula="of:=RIGHT(TRIM([.B598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20/03/2007</text:p>
          </table:table-cell>
          <table:table-cell table:formula="of:=RIGHT(TRIM([.G598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yegui</text:p>
          </table:table-cell>
          <table:table-cell office:value-type="string" calcext:value-type="string">
            <text:p>Iratxe </text:p>
          </table:table-cell>
          <table:table-cell table:formula="of:=RIGHT(TRIM([.B599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599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Ayegui</text:p>
          </table:table-cell>
          <table:table-cell office:value-type="string" calcext:value-type="string">
            <text:p>Iratxe </text:p>
          </table:table-cell>
          <table:table-cell table:formula="of:=RIGHT(TRIM([.B60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600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ecilia</text:p>
          </table:table-cell>
          <table:table-cell office:value-type="string" calcext:value-type="string">
            <text:p>Sorlada </text:p>
          </table:table-cell>
          <table:table-cell/>
          <table:table-cell table:formula="of:=RIGHT(TRIM([.B601]);10)" office:value-type="string" office:string-value="ta Cecilia" calcext:value-type="string">
            <text:p>ta Cecilia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601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Basílica Gregorio Hostiense</text:p>
          </table:table-cell>
          <table:table-cell office:value-type="string" calcext:value-type="string">
            <text:p>Sorlada </text:p>
          </table:table-cell>
          <table:table-cell/>
          <table:table-cell table:formula="of:=RIGHT(TRIM([.B602]);10)" office:value-type="string" office:string-value=" Hostiense" calcext:value-type="string">
            <text:p><text:s/>Hostiense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602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Cecilia</text:p>
          </table:table-cell>
          <table:table-cell office:value-type="string" calcext:value-type="string">
            <text:p>Sorlada </text:p>
          </table:table-cell>
          <table:table-cell/>
          <table:table-cell table:formula="of:=RIGHT(TRIM([.B603]);10)" office:value-type="string" office:string-value="ta Cecilia" calcext:value-type="string">
            <text:p>ta Cecilia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603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Basilica a S. Gregorio Ostiense</text:p>
          </table:table-cell>
          <table:table-cell office:value-type="string" calcext:value-type="string">
            <text:p>Sorlada </text:p>
          </table:table-cell>
          <table:table-cell/>
          <table:table-cell table:formula="of:=RIGHT(TRIM([.B604]);10)" office:value-type="string" office:string-value="o Ostiense" calcext:value-type="string">
            <text:p>o Ostiense</text:p>
          </table:table-cell>
          <table:table-cell table:number-columns-repeated="2" office:value-type="string" calcext:value-type="string">
            <text:p>20/05/2002</text:p>
          </table:table-cell>
          <table:table-cell table:formula="of:=RIGHT(TRIM([.G604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Oyeregui </text:p>
          </table:table-cell>
          <table:table-cell/>
          <table:table-cell table:formula="of:=RIGHT(TRIM([.B605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20/09/2004</text:p>
          </table:table-cell>
          <table:table-cell table:formula="of:=RIGHT(TRIM([.G60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Justo y Pastor</text:p>
          </table:table-cell>
          <table:table-cell office:value-type="string" calcext:value-type="string">
            <text:p>Zozaya </text:p>
          </table:table-cell>
          <table:table-cell/>
          <table:table-cell table:formula="of:=RIGHT(TRIM([.B606]);10)" office:value-type="string" office:string-value="o y Pastor" calcext:value-type="string">
            <text:p>o y Pastor</text:p>
          </table:table-cell>
          <table:table-cell table:number-columns-repeated="2" office:value-type="string" calcext:value-type="string">
            <text:p>20/09/2004</text:p>
          </table:table-cell>
          <table:table-cell table:formula="of:=RIGHT(TRIM([.G60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Allo </text:p>
          </table:table-cell>
          <table:table-cell/>
          <table:table-cell table:formula="of:=RIGHT(TRIM([.B607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0/10/2003</text:p>
          </table:table-cell>
          <table:table-cell table:formula="of:=RIGHT(TRIM([.G60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 de las Aguas</text:p>
          </table:table-cell>
          <table:table-cell office:value-type="string" calcext:value-type="string">
            <text:p>Allo </text:p>
          </table:table-cell>
          <table:table-cell/>
          <table:table-cell table:formula="of:=RIGHT(TRIM([.B608]);10)" office:value-type="string" office:string-value=" las Aguas" calcext:value-type="string">
            <text:p><text:s/>las Aguas</text:p>
          </table:table-cell>
          <table:table-cell table:number-columns-repeated="2" office:value-type="string" calcext:value-type="string">
            <text:p>20/10/2003</text:p>
          </table:table-cell>
          <table:table-cell table:formula="of:=RIGHT(TRIM([.G60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genia</text:p>
          </table:table-cell>
          <table:table-cell office:value-type="string" calcext:value-type="string">
            <text:p>Mues </text:p>
          </table:table-cell>
          <table:table-cell/>
          <table:table-cell table:formula="of:=RIGHT(TRIM([.B609]);10)" office:value-type="string" office:string-value="ta Eugenia" calcext:value-type="string">
            <text:p>ta Eugenia</text:p>
          </table:table-cell>
          <table:table-cell table:number-columns-repeated="2" office:value-type="string" calcext:value-type="string">
            <text:p>20/10/2003</text:p>
          </table:table-cell>
          <table:table-cell table:formula="of:=RIGHT(TRIM([.G60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Aras</text:p>
          </table:table-cell>
          <table:table-cell/>
          <table:table-cell table:formula="of:=RIGHT(TRIM([.B610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0/10/2005</text:p>
          </table:table-cell>
          <table:table-cell table:formula="of:=RIGHT(TRIM([.G61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</text:p>
          </table:table-cell>
          <table:table-cell office:value-type="string" calcext:value-type="string">
            <text:p>Esteribar </text:p>
          </table:table-cell>
          <table:table-cell/>
          <table:table-cell table:formula="of:=RIGHT(TRIM([.B611]);10)" office:value-type="string" office:string-value=". Salvador" calcext:value-type="string">
            <text:p>. Salvador</text:p>
          </table:table-cell>
          <table:table-cell table:number-columns-repeated="2" office:value-type="string" calcext:value-type="string">
            <text:p>21/01/2000</text:p>
          </table:table-cell>
          <table:table-cell table:formula="of:=RIGHT(TRIM([.G611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miguel</text:p>
          </table:table-cell>
          <table:table-cell office:value-type="string" calcext:value-type="string">
            <text:p>Aranaratxe </text:p>
          </table:table-cell>
          <table:table-cell/>
          <table:table-cell table:formula="of:=RIGHT(TRIM([.B612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1/01/2002</text:p>
          </table:table-cell>
          <table:table-cell table:formula="of:=RIGHT(TRIM([.G612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os Remedios</text:p>
          </table:table-cell>
          <table:table-cell office:value-type="string" calcext:value-type="string">
            <text:p>Luquin </text:p>
          </table:table-cell>
          <table:table-cell/>
          <table:table-cell table:formula="of:=RIGHT(TRIM([.B613]);10)" office:value-type="string" office:string-value="s Remedios" calcext:value-type="string">
            <text:p>s Remedios</text:p>
          </table:table-cell>
          <table:table-cell table:number-columns-repeated="2" office:value-type="string" calcext:value-type="string">
            <text:p>21/01/2002</text:p>
          </table:table-cell>
          <table:table-cell table:formula="of:=RIGHT(TRIM([.G613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a Cuesta</text:p>
          </table:table-cell>
          <table:table-cell office:value-type="string" calcext:value-type="string">
            <text:p>Mues</text:p>
          </table:table-cell>
          <table:table-cell/>
          <table:table-cell table:formula="of:=RIGHT(TRIM([.B614]);10)" office:value-type="string" office:string-value=" La Cuesta" calcext:value-type="string">
            <text:p><text:s/>La Cuesta</text:p>
          </table:table-cell>
          <table:table-cell table:number-columns-repeated="2" office:value-type="string" calcext:value-type="string">
            <text:p>21/01/2002</text:p>
          </table:table-cell>
          <table:table-cell table:formula="of:=RIGHT(TRIM([.G614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 Sra,de los Remedios</text:p>
          </table:table-cell>
          <table:table-cell office:value-type="string" calcext:value-type="string">
            <text:p>Sesma </text:p>
          </table:table-cell>
          <table:table-cell/>
          <table:table-cell table:formula="of:=RIGHT(TRIM([.B615]);10)" office:value-type="string" office:string-value="s Remedios" calcext:value-type="string">
            <text:p>s Remedios</text:p>
          </table:table-cell>
          <table:table-cell table:number-columns-repeated="2" office:value-type="string" calcext:value-type="string">
            <text:p>21/01/2002</text:p>
          </table:table-cell>
          <table:table-cell table:formula="of:=RIGHT(TRIM([.G615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incioa </text:p>
          </table:table-cell>
          <table:table-cell table:formula="of:=RIGHT(TRIM([.B616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1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Ardaiz </text:p>
          </table:table-cell>
          <table:table-cell table:formula="of:=RIGHT(TRIM([.B61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1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rro</text:p>
          </table:table-cell>
          <table:table-cell/>
          <table:table-cell table:formula="of:=RIGHT(TRIM([.B618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1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snoz </text:p>
          </table:table-cell>
          <table:table-cell table:formula="of:=RIGHT(TRIM([.B619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1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spinal </text:p>
          </table:table-cell>
          <table:table-cell table:formula="of:=RIGHT(TRIM([.B620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Linzoain </text:p>
          </table:table-cell>
          <table:table-cell table:formula="of:=RIGHT(TRIM([.B621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Andres y cementeri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Loizu </text:p>
          </table:table-cell>
          <table:table-cell table:formula="of:=RIGHT(TRIM([.B622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Mezquiriz </text:p>
          </table:table-cell>
          <table:table-cell table:formula="of:=RIGHT(TRIM([.B623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Olondriz </text:p>
          </table:table-cell>
          <table:table-cell table:formula="of:=RIGHT(TRIM([.B624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Viscarret </text:p>
          </table:table-cell>
          <table:table-cell table:formula="of:=RIGHT(TRIM([.B62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1/03/2003</text:p>
          </table:table-cell>
          <table:table-cell table:formula="of:=RIGHT(TRIM([.G62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adreita </text:p>
          </table:table-cell>
          <table:table-cell/>
          <table:table-cell table:formula="of:=RIGHT(TRIM([.B626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1/03/2007</text:p>
          </table:table-cell>
          <table:table-cell table:formula="of:=RIGHT(TRIM([.G626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Iglesia Catedral</text:p>
          </table:table-cell>
          <table:table-cell office:value-type="string" calcext:value-type="string">
            <text:p>Tudela </text:p>
          </table:table-cell>
          <table:table-cell/>
          <table:table-cell table:formula="of:=RIGHT(TRIM([.B627]);10)" office:value-type="string" office:string-value="a Catedral" calcext:value-type="string">
            <text:p>a Catedral</text:p>
          </table:table-cell>
          <table:table-cell table:number-columns-repeated="2" office:value-type="string" calcext:value-type="string">
            <text:p>21/03/2007</text:p>
          </table:table-cell>
          <table:table-cell table:formula="of:=RIGHT(TRIM([.G627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Tafalla </text:p>
          </table:table-cell>
          <table:table-cell/>
          <table:table-cell table:formula="of:=RIGHT(TRIM([.B628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21/08/2006</text:p>
          </table:table-cell>
          <table:table-cell table:formula="of:=RIGHT(TRIM([.G62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Cruz</text:p>
          </table:table-cell>
          <table:table-cell office:value-type="string" calcext:value-type="string">
            <text:p>Artazu </text:p>
          </table:table-cell>
          <table:table-cell/>
          <table:table-cell table:formula="of:=RIGHT(TRIM([.B629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21/11/2000</text:p>
          </table:table-cell>
          <table:table-cell table:formula="of:=RIGHT(TRIM([.G62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5.050 m/2 calle Legia</text:p>
          </table:table-cell>
          <table:table-cell office:value-type="string" calcext:value-type="string">
            <text:p>Vera de Bidasoa </text:p>
          </table:table-cell>
          <table:table-cell/>
          <table:table-cell table:formula="of:=RIGHT(TRIM([.B630]);10)" office:value-type="string" office:string-value="alle Legia" calcext:value-type="string">
            <text:p>alle Legia</text:p>
          </table:table-cell>
          <table:table-cell table:number-columns-repeated="2" office:value-type="string" calcext:value-type="string">
            <text:p>22/02/2007</text:p>
          </table:table-cell>
          <table:table-cell table:formula="of:=RIGHT(TRIM([.G630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Finca nº 12 concentración parcelaria</text:p>
          </table:table-cell>
          <table:table-cell office:value-type="string" calcext:value-type="string">
            <text:p>Andosilla </text:p>
          </table:table-cell>
          <table:table-cell/>
          <table:table-cell table:formula="of:=RIGHT(TRIM([.B631]);10)" office:value-type="string" office:string-value="parcelaria" calcext:value-type="string">
            <text:p>parcelaria</text:p>
          </table:table-cell>
          <table:table-cell table:number-columns-repeated="2" office:value-type="string" calcext:value-type="string">
            <text:p>22/03/2002</text:p>
          </table:table-cell>
          <table:table-cell table:formula="of:=RIGHT(TRIM([.G631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an Zoilo</text:p>
          </table:table-cell>
          <table:table-cell office:value-type="string" calcext:value-type="string">
            <text:p>Sansol </text:p>
          </table:table-cell>
          <table:table-cell/>
          <table:table-cell table:formula="of:=RIGHT(TRIM([.B632]);10)" office:value-type="string" office:string-value="San Zoilo" calcext:value-type="string">
            <text:p>San Zoilo</text:p>
          </table:table-cell>
          <table:table-cell table:number-columns-repeated="2" office:value-type="string" calcext:value-type="string">
            <text:p>22/05/2005</text:p>
          </table:table-cell>
          <table:table-cell table:formula="of:=RIGHT(TRIM([.G63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Crutz</text:p>
          </table:table-cell>
          <table:table-cell office:value-type="string" calcext:value-type="string">
            <text:p>Etxalar </text:p>
          </table:table-cell>
          <table:table-cell/>
          <table:table-cell table:formula="of:=RIGHT(TRIM([.B633]);10)" office:value-type="string" office:string-value="anta Crutz" calcext:value-type="string">
            <text:p>anta Crutz</text:p>
          </table:table-cell>
          <table:table-cell table:number-columns-repeated="2" office:value-type="string" calcext:value-type="string">
            <text:p>22/06/2001</text:p>
          </table:table-cell>
          <table:table-cell table:formula="of:=RIGHT(TRIM([.G633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ña- Regadio – paraje El Raso del Barco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634]);10)" office:value-type="string" office:string-value=" del Barco" calcext:value-type="string">
            <text:p><text:s/>del Barco</text:p>
          </table:table-cell>
          <table:table-cell table:style-name="ce20" office:value-type="date" office:date-value="2005-06-23" calcext:value-type="date">
            <text:p>23/06/05</text:p>
          </table:table-cell>
          <table:table-cell office:value-type="string" calcext:value-type="string">
            <text:p>23.06-2005</text:p>
          </table:table-cell>
          <table:table-cell table:formula="of:=RIGHT(TRIM([.G63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2.</text:p>
          </table:table-cell>
          <table:table-cell office:value-type="string" calcext:value-type="string">
            <text:p>Catedral Metropolitana</text:p>
          </table:table-cell>
          <table:table-cell office:value-type="string" calcext:value-type="string">
            <text:p>Pamplona </text:p>
          </table:table-cell>
          <table:table-cell/>
          <table:table-cell table:formula="of:=RIGHT(TRIM([.B635]);10)" office:value-type="string" office:string-value="ropolitana" calcext:value-type="string">
            <text:p>ropolitana</text:p>
          </table:table-cell>
          <table:table-cell table:number-columns-repeated="2" office:value-type="string" calcext:value-type="string">
            <text:p>23/01/2007</text:p>
          </table:table-cell>
          <table:table-cell table:formula="of:=RIGHT(TRIM([.G635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El Salvador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636]);10)" office:value-type="string" office:string-value="l Salvador" calcext:value-type="string">
            <text:p>l Salvador</text:p>
          </table:table-cell>
          <table:table-cell table:number-columns-repeated="2" office:value-type="string" calcext:value-type="string">
            <text:p>23/03/2005</text:p>
          </table:table-cell>
          <table:table-cell table:formula="of:=RIGHT(TRIM([.G63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 – Calle Cortes de Navarra nº 32-A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637]);10)" office:value-type="string" office:string-value="ra nº 32-A" calcext:value-type="string">
            <text:p>ra nº 32-A</text:p>
          </table:table-cell>
          <table:table-cell table:number-columns-repeated="2" office:value-type="string" calcext:value-type="string">
            <text:p>23/03/2005</text:p>
          </table:table-cell>
          <table:table-cell table:formula="of:=RIGHT(TRIM([.G63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Félix Obispo</text:p>
          </table:table-cell>
          <table:table-cell office:value-type="string" calcext:value-type="string">
            <text:p>Mendaza y Acedo </text:p>
          </table:table-cell>
          <table:table-cell/>
          <table:table-cell table:formula="of:=RIGHT(TRIM([.B638]);10)" office:value-type="string" office:string-value="lix Obispo" calcext:value-type="string">
            <text:p>lix Obispo</text:p>
          </table:table-cell>
          <table:table-cell table:number-columns-repeated="2" office:value-type="string" calcext:value-type="string">
            <text:p>23/03/2005</text:p>
          </table:table-cell>
          <table:table-cell table:formula="of:=RIGHT(TRIM([.G63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ngracia</text:p>
          </table:table-cell>
          <table:table-cell office:value-type="string" calcext:value-type="string">
            <text:p>Egüés</text:p>
          </table:table-cell>
          <table:table-cell office:value-type="string" calcext:value-type="string">
            <text:p>Sarriguren </text:p>
          </table:table-cell>
          <table:table-cell table:formula="of:=RIGHT(TRIM([.B639]);10)" office:value-type="string" office:string-value=". Engracia" calcext:value-type="string">
            <text:p>. Engracia</text:p>
          </table:table-cell>
          <table:table-cell table:number-columns-repeated="2" office:value-type="string" calcext:value-type="string">
            <text:p>23/05/2003</text:p>
          </table:table-cell>
          <table:table-cell table:formula="of:=RIGHT(TRIM([.G63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Los Arcos </text:p>
          </table:table-cell>
          <table:table-cell/>
          <table:table-cell table:formula="of:=RIGHT(TRIM([.B640]);10)" office:value-type="string" office:string-value="l Calvario" calcext:value-type="string">
            <text:p>l Calvario</text:p>
          </table:table-cell>
          <table:table-cell table:number-columns-repeated="2" office:value-type="string" calcext:value-type="string">
            <text:p>23/05/2005</text:p>
          </table:table-cell>
          <table:table-cell table:formula="of:=RIGHT(TRIM([.G64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Vicente martir</text:p>
          </table:table-cell>
          <table:table-cell office:value-type="string" calcext:value-type="string">
            <text:p>Abaigar </text:p>
          </table:table-cell>
          <table:table-cell/>
          <table:table-cell table:formula="of:=RIGHT(TRIM([.B641]);10)" office:value-type="string" office:string-value="nte martir" calcext:value-type="string">
            <text:p>nte martir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Bartolomé</text:p>
          </table:table-cell>
          <table:table-cell office:value-type="string" calcext:value-type="string">
            <text:p>Abaigar </text:p>
          </table:table-cell>
          <table:table-cell/>
          <table:table-cell table:formula="of:=RIGHT(TRIM([.B642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cedo/Mendaza </text:p>
          </table:table-cell>
          <table:table-cell/>
          <table:table-cell table:formula="of:=RIGHT(TRIM([.B64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inar en el paraje Laplanilla</text:p>
          </table:table-cell>
          <table:table-cell office:value-type="string" calcext:value-type="string">
            <text:p>Azagra </text:p>
          </table:table-cell>
          <table:table-cell/>
          <table:table-cell table:formula="of:=RIGHT(TRIM([.B644]);10)" office:value-type="string" office:string-value="Laplanilla" calcext:value-type="string">
            <text:p>Laplanill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Bargota </text:p>
          </table:table-cell>
          <table:table-cell/>
          <table:table-cell table:formula="of:=RIGHT(TRIM([.B645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l Poyo</text:p>
          </table:table-cell>
          <table:table-cell office:value-type="string" calcext:value-type="string">
            <text:p>Bargota </text:p>
          </table:table-cell>
          <table:table-cell/>
          <table:table-cell table:formula="of:=RIGHT(TRIM([.B646]);10)" office:value-type="string" office:string-value=". Del Poyo" calcext:value-type="string">
            <text:p>. Del Poy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iago El Mayor</text:p>
          </table:table-cell>
          <table:table-cell office:value-type="string" calcext:value-type="string">
            <text:p>Cabredo </text:p>
          </table:table-cell>
          <table:table-cell/>
          <table:table-cell table:formula="of:=RIGHT(TRIM([.B647]);10)" office:value-type="string" office:string-value="o El Mayor" calcext:value-type="string">
            <text:p>o El Mayor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stos- Arbolado paraje Solcasa</text:p>
          </table:table-cell>
          <table:table-cell office:value-type="string" calcext:value-type="string">
            <text:p>Cabredo </text:p>
          </table:table-cell>
          <table:table-cell/>
          <table:table-cell table:formula="of:=RIGHT(TRIM([.B648]);10)" office:value-type="string" office:string-value="je Solcasa" calcext:value-type="string">
            <text:p>je Solcas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Carcar </text:p>
          </table:table-cell>
          <table:table-cell/>
          <table:table-cell table:formula="of:=RIGHT(TRIM([.B649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4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arcar </text:p>
          </table:table-cell>
          <table:table-cell/>
          <table:table-cell table:formula="of:=RIGHT(TRIM([.B650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Galbarra</text:p>
          </table:table-cell>
          <table:table-cell table:formula="of:=RIGHT(TRIM([.B651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Gastiain </text:p>
          </table:table-cell>
          <table:table-cell table:formula="of:=RIGHT(TRIM([.B652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án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Narcue </text:p>
          </table:table-cell>
          <table:table-cell table:formula="of:=RIGHT(TRIM([.B653]);10)" office:value-type="string" office:string-value="San Millán" calcext:value-type="string">
            <text:p>San Millá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Ulibarri </text:p>
          </table:table-cell>
          <table:table-cell table:formula="of:=RIGHT(TRIM([.B654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Local adosado parroquia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Ulibarri </text:p>
          </table:table-cell>
          <table:table-cell table:formula="of:=RIGHT(TRIM([.B655]);10)" office:value-type="string" office:string-value=" parroquia" calcext:value-type="string">
            <text:p><text:s/>parroqui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es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Viloria </text:p>
          </table:table-cell>
          <table:table-cell table:formula="of:=RIGHT(TRIM([.B656]);10)" office:value-type="string" office:string-value="San Andres" calcext:value-type="string">
            <text:p>San Andres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Lodosa </text:p>
          </table:table-cell>
          <table:table-cell/>
          <table:table-cell table:formula="of:=RIGHT(TRIM([.B657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Lodosa </text:p>
          </table:table-cell>
          <table:table-cell/>
          <table:table-cell table:formula="of:=RIGHT(TRIM([.B658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os Arcos </text:p>
          </table:table-cell>
          <table:table-cell/>
          <table:table-cell table:formula="of:=RIGHT(TRIM([.B659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5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Sebastian</text:p>
          </table:table-cell>
          <table:table-cell office:value-type="string" calcext:value-type="string">
            <text:p>Los Arcos </text:p>
          </table:table-cell>
          <table:table-cell/>
          <table:table-cell table:formula="of:=RIGHT(TRIM([.B660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Blas</text:p>
          </table:table-cell>
          <table:table-cell office:value-type="string" calcext:value-type="string">
            <text:p>Los Arcos </text:p>
          </table:table-cell>
          <table:table-cell/>
          <table:table-cell table:formula="of:=RIGHT(TRIM([.B661]);10)" office:value-type="string" office:string-value="a San Blas" calcext:value-type="string">
            <text:p>a San Blas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</text:p>
          </table:table-cell>
          <table:table-cell office:value-type="string" calcext:value-type="string">
            <text:p>Marañon </text:p>
          </table:table-cell>
          <table:table-cell/>
          <table:table-cell table:formula="of:=RIGHT(TRIM([.B662]);10)" office:value-type="string" office:string-value="nto Cristo" calcext:value-type="string">
            <text:p>nto Crist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Mendavia</text:p>
          </table:table-cell>
          <table:table-cell office:value-type="string" calcext:value-type="string">
            <text:p>Ubago </text:p>
          </table:table-cell>
          <table:table-cell table:formula="of:=RIGHT(TRIM([.B663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Mendaza</text:p>
          </table:table-cell>
          <table:table-cell office:value-type="string" calcext:value-type="string">
            <text:p>Asarta </text:p>
          </table:table-cell>
          <table:table-cell table:formula="of:=RIGHT(TRIM([.B664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Mendaza</text:p>
          </table:table-cell>
          <table:table-cell office:value-type="string" calcext:value-type="string">
            <text:p>Acedo – Ubago </text:p>
          </table:table-cell>
          <table:table-cell table:formula="of:=RIGHT(TRIM([.B665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Mirafuentes </text:p>
          </table:table-cell>
          <table:table-cell/>
          <table:table-cell table:formula="of:=RIGHT(TRIM([.B666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Murieta </text:p>
          </table:table-cell>
          <table:table-cell/>
          <table:table-cell table:formula="of:=RIGHT(TRIM([.B667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Nazar </text:p>
          </table:table-cell>
          <table:table-cell/>
          <table:table-cell table:formula="of:=RIGHT(TRIM([.B668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illan</text:p>
          </table:table-cell>
          <table:table-cell office:value-type="string" calcext:value-type="string">
            <text:p>Oco </text:p>
          </table:table-cell>
          <table:table-cell/>
          <table:table-cell table:formula="of:=RIGHT(TRIM([.B669]);10)" office:value-type="string" office:string-value="San Millan" calcext:value-type="string">
            <text:p>San Millan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6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Olejua </text:p>
          </table:table-cell>
          <table:table-cell/>
          <table:table-cell table:formula="of:=RIGHT(TRIM([.B670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Viana </text:p>
          </table:table-cell>
          <table:table-cell/>
          <table:table-cell table:formula="of:=RIGHT(TRIM([.B671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Zúñiga </text:p>
          </table:table-cell>
          <table:table-cell/>
          <table:table-cell table:formula="of:=RIGHT(TRIM([.B672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de Arquijas</text:p>
          </table:table-cell>
          <table:table-cell office:value-type="string" calcext:value-type="string">
            <text:p>Zúñiga </text:p>
          </table:table-cell>
          <table:table-cell/>
          <table:table-cell table:formula="of:=RIGHT(TRIM([.B673]);10)" office:value-type="string" office:string-value="e Arquijas" calcext:value-type="string">
            <text:p>e Arquijas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o Cristo</text:p>
          </table:table-cell>
          <table:table-cell office:value-type="string" calcext:value-type="string">
            <text:p>Zúñiga </text:p>
          </table:table-cell>
          <table:table-cell/>
          <table:table-cell table:formula="of:=RIGHT(TRIM([.B674]);10)" office:value-type="string" office:string-value="nto Cristo" calcext:value-type="string">
            <text:p>nto Cristo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Virgen de Beatasis</text:p>
          </table:table-cell>
          <table:table-cell office:value-type="string" calcext:value-type="string">
            <text:p>Zúñiga </text:p>
          </table:table-cell>
          <table:table-cell/>
          <table:table-cell table:formula="of:=RIGHT(TRIM([.B675]);10)" office:value-type="string" office:string-value="e Beatasis" calcext:value-type="string">
            <text:p>e Beatasis</text:p>
          </table:table-cell>
          <table:table-cell table:number-columns-repeated="2" office:value-type="string" calcext:value-type="string">
            <text:p>23/06/2005</text:p>
          </table:table-cell>
          <table:table-cell table:formula="of:=RIGHT(TRIM([.G67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Saldías </text:p>
          </table:table-cell>
          <table:table-cell/>
          <table:table-cell table:formula="of:=RIGHT(TRIM([.B676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23/06/2201</text:p>
          </table:table-cell>
          <table:table-cell table:formula="of:=RIGHT(TRIM([.G676]);4)" office:value-type="string" office:string-value="2201" calcext:value-type="string">
            <text:p>22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2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77]);10)" office:value-type="string" office:string-value="vienda nº2" calcext:value-type="string">
            <text:p>vienda nº2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7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1 duplex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78]);10)" office:value-type="string" office:string-value="nº1 duplex" calcext:value-type="string">
            <text:p>nº1 duplex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7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79]);10)" office:value-type="string" office:string-value="Almacen" calcext:value-type="string">
            <text:p>Almacen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7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0]);10)" office:value-type="string" office:string-value="o Trastero" calcext:value-type="string">
            <text:p>o Trastero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1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1]);10)" office:value-type="string" office:string-value="astero nº1" calcext:value-type="string">
            <text:p>astero nº1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2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3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1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4]);10)" office:value-type="string" office:string-value="astero nº1" calcext:value-type="string">
            <text:p>astero nº1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uarto Trastero nº2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5]);10)" office:value-type="string" office:string-value="astero nº2" calcext:value-type="string">
            <text:p>astero nº2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y despacho parroquial sin nº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6]);10)" office:value-type="string" office:string-value="ial sin nº" calcext:value-type="string">
            <text:p>ial sin nº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nº dos Planta Primera sin nº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687]);10)" office:value-type="string" office:string-value="era sin nº" calcext:value-type="string">
            <text:p>era sin nº</text:p>
          </table:table-cell>
          <table:table-cell table:number-columns-repeated="2" office:value-type="string" calcext:value-type="string">
            <text:p>23/10/2003</text:p>
          </table:table-cell>
          <table:table-cell table:formula="of:=RIGHT(TRIM([.G68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Legarda</text:p>
          </table:table-cell>
          <table:table-cell office:value-type="string" calcext:value-type="string">
            <text:p>Mendavia </text:p>
          </table:table-cell>
          <table:table-cell/>
          <table:table-cell table:formula="of:=RIGHT(TRIM([.B688]);10)" office:value-type="string" office:string-value="De Legarda" calcext:value-type="string">
            <text:p>De Legarda</text:p>
          </table:table-cell>
          <table:table-cell table:number-columns-repeated="2" office:value-type="string" calcext:value-type="string">
            <text:p>23/11/2000</text:p>
          </table:table-cell>
          <table:table-cell table:formula="of:=RIGHT(TRIM([.G68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Mendavia </text:p>
          </table:table-cell>
          <table:table-cell/>
          <table:table-cell table:formula="of:=RIGHT(TRIM([.B689]);10)" office:value-type="string" office:string-value="l Calvario" calcext:value-type="string">
            <text:p>l Calvario</text:p>
          </table:table-cell>
          <table:table-cell table:number-columns-repeated="2" office:value-type="string" calcext:value-type="string">
            <text:p>23/11/2000</text:p>
          </table:table-cell>
          <table:table-cell table:formula="of:=RIGHT(TRIM([.G68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 Sra de la Asunción</text:p>
          </table:table-cell>
          <table:table-cell office:value-type="string" calcext:value-type="string">
            <text:p>Barasoain </text:p>
          </table:table-cell>
          <table:table-cell/>
          <table:table-cell table:formula="of:=RIGHT(TRIM([.B690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San Juan</text:p>
          </table:table-cell>
          <table:table-cell office:value-type="string" calcext:value-type="string">
            <text:p>Barasoain </text:p>
          </table:table-cell>
          <table:table-cell/>
          <table:table-cell table:formula="of:=RIGHT(TRIM([.B691]);10)" office:value-type="string" office:string-value="a San Juan" calcext:value-type="string">
            <text:p>a San Jua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illan</text:p>
          </table:table-cell>
          <table:table-cell office:value-type="string" calcext:value-type="string">
            <text:p>Beire </text:p>
          </table:table-cell>
          <table:table-cell/>
          <table:table-cell table:formula="of:=RIGHT(TRIM([.B692]);10)" office:value-type="string" office:string-value=" S. Millan" calcext:value-type="string">
            <text:p><text:s/>S. Milla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Berbinzana </text:p>
          </table:table-cell>
          <table:table-cell/>
          <table:table-cell table:formula="of:=RIGHT(TRIM([.B693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 Fe</text:p>
          </table:table-cell>
          <table:table-cell office:value-type="string" calcext:value-type="string">
            <text:p>Caparroso </text:p>
          </table:table-cell>
          <table:table-cell/>
          <table:table-cell table:formula="of:=RIGHT(TRIM([.B694]);10)" office:value-type="string" office:string-value="uia Sta Fe" calcext:value-type="string">
            <text:p>uia Sta Fe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orrales c/ Santa Fé 3A y 3B</text:p>
          </table:table-cell>
          <table:table-cell office:value-type="string" calcext:value-type="string">
            <text:p>Caparroso </text:p>
          </table:table-cell>
          <table:table-cell/>
          <table:table-cell table:formula="of:=RIGHT(TRIM([.B695]);10)" office:value-type="string" office:string-value="Fé 3A y 3B" calcext:value-type="string">
            <text:p>Fé 3A y 3B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apilla barrio de la estación</text:p>
          </table:table-cell>
          <table:table-cell office:value-type="string" calcext:value-type="string">
            <text:p>Caparroso </text:p>
          </table:table-cell>
          <table:table-cell/>
          <table:table-cell table:formula="of:=RIGHT(TRIM([.B696]);10)" office:value-type="string" office:string-value="a estación" calcext:value-type="string">
            <text:p>a estació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Falces </text:p>
          </table:table-cell>
          <table:table-cell/>
          <table:table-cell table:formula="of:=RIGHT(TRIM([.B697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7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Ermita de El Salvador</text:p>
          </table:table-cell>
          <table:table-cell office:value-type="string" calcext:value-type="string">
            <text:p>Falces </text:p>
          </table:table-cell>
          <table:table-cell/>
          <table:table-cell table:formula="of:=RIGHT(TRIM([.B698]);10)" office:value-type="string" office:string-value="l Salvador" calcext:value-type="string">
            <text:p>l Salvador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8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antiago Apostol</text:p>
          </table:table-cell>
          <table:table-cell office:value-type="string" calcext:value-type="string">
            <text:p>Funes </text:p>
          </table:table-cell>
          <table:table-cell/>
          <table:table-cell table:formula="of:=RIGHT(TRIM([.B699]);10)" office:value-type="string" office:string-value="go Apostol" calcext:value-type="string">
            <text:p>go Apostol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699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arinoain </text:p>
          </table:table-cell>
          <table:table-cell/>
          <table:table-cell table:formula="of:=RIGHT(TRIM([.B70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3/12/2005</text:p>
          </table:table-cell>
          <table:table-cell table:formula="of:=RIGHT(TRIM([.G700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Vivienda duplex letra B Plaza los Fueros 28-29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701]);10)" office:value-type="string" office:string-value="eros 28-29" calcext:value-type="string">
            <text:p>eros 28-29</text:p>
          </table:table-cell>
          <table:table-cell table:number-columns-repeated="2" office:value-type="string" calcext:value-type="string">
            <text:p>24/01/2004</text:p>
          </table:table-cell>
          <table:table-cell table:formula="of:=RIGHT(TRIM([.G70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2.</text:p>
          </table:table-cell>
          <table:table-cell office:value-type="string" calcext:value-type="string">
            <text:p>Casa Parroquial San Juan Bautista</text:p>
          </table:table-cell>
          <table:table-cell office:value-type="string" calcext:value-type="string">
            <text:p>Estella </text:p>
          </table:table-cell>
          <table:table-cell/>
          <table:table-cell table:formula="of:=RIGHT(TRIM([.B702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24/01/2005</text:p>
          </table:table-cell>
          <table:table-cell table:formula="of:=RIGHT(TRIM([.G70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Guesalaz</text:p>
          </table:table-cell>
          <table:table-cell office:value-type="string" calcext:value-type="string">
            <text:p>Estenoz </text:p>
          </table:table-cell>
          <table:table-cell table:formula="of:=RIGHT(TRIM([.B703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4/04/2004</text:p>
          </table:table-cell>
          <table:table-cell table:formula="of:=RIGHT(TRIM([.G70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ibar </text:p>
          </table:table-cell>
          <table:table-cell/>
          <table:table-cell table:formula="of:=RIGHT(TRIM([.B704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4/10/2003</text:p>
          </table:table-cell>
          <table:table-cell table:formula="of:=RIGHT(TRIM([.G70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Guesalaz </text:p>
          </table:table-cell>
          <table:table-cell/>
          <table:table-cell table:formula="of:=RIGHT(TRIM([.B705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0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Arguiñano </text:p>
          </table:table-cell>
          <table:table-cell table:formula="of:=RIGHT(TRIM([.B70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0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Arzoz </text:p>
          </table:table-cell>
          <table:table-cell table:formula="of:=RIGHT(TRIM([.B707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0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Garisoain </text:p>
          </table:table-cell>
          <table:table-cell table:formula="of:=RIGHT(TRIM([.B708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0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Rom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jo </text:p>
          </table:table-cell>
          <table:table-cell table:formula="of:=RIGHT(TRIM([.B709]);10)" office:value-type="string" office:string-value=" San Román" calcext:value-type="string">
            <text:p><text:s/>San Romá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0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rra </text:p>
          </table:table-cell>
          <table:table-cell table:formula="of:=RIGHT(TRIM([.B710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Tierra de labor en la muga de Leranoz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rurra </text:p>
          </table:table-cell>
          <table:table-cell table:formula="of:=RIGHT(TRIM([.B711]);10)" office:value-type="string" office:string-value="de Leranoz" calcext:value-type="string">
            <text:p>de Leranoz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llán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turgaiz</text:p>
          </table:table-cell>
          <table:table-cell table:formula="of:=RIGHT(TRIM([.B712]);10)" office:value-type="string" office:string-value=" S. Millán" calcext:value-type="string">
            <text:p><text:s/>S. Millá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Izurzu </text:p>
          </table:table-cell>
          <table:table-cell table:formula="of:=RIGHT(TRIM([.B713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Lerate </text:p>
          </table:table-cell>
          <table:table-cell table:formula="of:=RIGHT(TRIM([.B714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ez </text:p>
          </table:table-cell>
          <table:table-cell table:formula="of:=RIGHT(TRIM([.B715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Solar, calle Carreter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ez </text:p>
          </table:table-cell>
          <table:table-cell table:formula="of:=RIGHT(TRIM([.B716]);10)" office:value-type="string" office:string-value=" Carretera" calcext:value-type="string">
            <text:p><text:s/>Carreter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niain </text:p>
          </table:table-cell>
          <table:table-cell table:formula="of:=RIGHT(TRIM([.B717]);10)" office:value-type="string" office:string-value=". Catalina" calcext:value-type="string">
            <text:p>. Catalin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Magdale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Muzqui </text:p>
          </table:table-cell>
          <table:table-cell table:formula="of:=RIGHT(TRIM([.B718]);10)" office:value-type="string" office:string-value=" Magdalena" calcext:value-type="string">
            <text:p><text:s/>Magdalen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. Catalina</text:p>
          </table:table-cell>
          <table:table-cell office:value-type="string" calcext:value-type="string">
            <text:p>Guesalaz </text:p>
          </table:table-cell>
          <table:table-cell office:value-type="string" calcext:value-type="string">
            <text:p>Vidaurre </text:p>
          </table:table-cell>
          <table:table-cell table:formula="of:=RIGHT(TRIM([.B719]);10)" office:value-type="string" office:string-value=". Catalina" calcext:value-type="string">
            <text:p>. Catalin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1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Guirguillano</text:p>
          </table:table-cell>
          <table:table-cell office:value-type="string" calcext:value-type="string">
            <text:p>Arguiñariz </text:p>
          </table:table-cell>
          <table:table-cell table:formula="of:=RIGHT(TRIM([.B72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Miguel</text:p>
          </table:table-cell>
          <table:table-cell office:value-type="string" calcext:value-type="string">
            <text:p>Salinas de Oro </text:p>
          </table:table-cell>
          <table:table-cell/>
          <table:table-cell table:formula="of:=RIGHT(TRIM([.B721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Cosme y S. Dami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andigoyen </text:p>
          </table:table-cell>
          <table:table-cell table:formula="of:=RIGHT(TRIM([.B722]);10)" office:value-type="string" office:string-value=" S. Damian" calcext:value-type="string">
            <text:p><text:s/>S. Damia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zcona </text:p>
          </table:table-cell>
          <table:table-cell table:formula="of:=RIGHT(TRIM([.B723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Lorca </text:p>
          </table:table-cell>
          <table:table-cell table:formula="of:=RIGHT(TRIM([.B724]);10)" office:value-type="string" office:string-value="n Salvador" calcext:value-type="string">
            <text:p>n Salvador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Murillo </text:p>
          </table:table-cell>
          <table:table-cell table:formula="of:=RIGHT(TRIM([.B725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Riezu </text:p>
          </table:table-cell>
          <table:table-cell table:formula="of:=RIGHT(TRIM([.B72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Ugar </text:p>
          </table:table-cell>
          <table:table-cell table:formula="of:=RIGHT(TRIM([.B727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Villanueva</text:p>
          </table:table-cell>
          <table:table-cell table:formula="of:=RIGHT(TRIM([.B728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ta María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Zuriain </text:p>
          </table:table-cell>
          <table:table-cell table:formula="of:=RIGHT(TRIM([.B729]);10)" office:value-type="string" office:string-value=" Sta María" calcext:value-type="string">
            <text:p><text:s/>Sta María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2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S. Andres</text:p>
          </table:table-cell>
          <table:table-cell office:value-type="string" calcext:value-type="string">
            <text:p>Yerri</text:p>
          </table:table-cell>
          <table:table-cell office:value-type="string" calcext:value-type="string">
            <text:p>Arizaleta </text:p>
          </table:table-cell>
          <table:table-cell table:formula="of:=RIGHT(TRIM([.B730]);10)" office:value-type="string" office:string-value=" S. Andres" calcext:value-type="string">
            <text:p><text:s/>S. Andres</text:p>
          </table:table-cell>
          <table:table-cell table:number-columns-repeated="2" office:value-type="string" calcext:value-type="string">
            <text:p>24/12/2004</text:p>
          </table:table-cell>
          <table:table-cell table:formula="of:=RIGHT(TRIM([.G73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Cristo de Burdindogui</text:p>
          </table:table-cell>
          <table:table-cell office:value-type="string" calcext:value-type="string">
            <text:p>Esteribar </text:p>
          </table:table-cell>
          <table:table-cell/>
          <table:table-cell table:formula="of:=RIGHT(TRIM([.B731]);10)" office:value-type="string" office:string-value="urdindogui" calcext:value-type="string">
            <text:p>urdindogui</text:p>
          </table:table-cell>
          <table:table-cell table:number-columns-repeated="2" office:value-type="string" calcext:value-type="string">
            <text:p>25/01/2000</text:p>
          </table:table-cell>
          <table:table-cell table:formula="of:=RIGHT(TRIM([.G731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Tirso y finca 4.250 m2</text:p>
          </table:table-cell>
          <table:table-cell office:value-type="string" calcext:value-type="string">
            <text:p>Esparza </text:p>
          </table:table-cell>
          <table:table-cell/>
          <table:table-cell table:formula="of:=RIGHT(TRIM([.B732]);10)" office:value-type="string" office:string-value="a 4.250 m2" calcext:value-type="string">
            <text:p>a 4.250 m2</text:p>
          </table:table-cell>
          <table:table-cell table:number-columns-repeated="2" office:value-type="string" calcext:value-type="string">
            <text:p>25/09/2000</text:p>
          </table:table-cell>
          <table:table-cell table:formula="of:=RIGHT(TRIM([.G73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 Los Milagros</text:p>
          </table:table-cell>
          <table:table-cell office:value-type="string" calcext:value-type="string">
            <text:p>Oroz Betelu </text:p>
          </table:table-cell>
          <table:table-cell/>
          <table:table-cell table:formula="of:=RIGHT(TRIM([.B733]);10)" office:value-type="string" office:string-value="s Milagros" calcext:value-type="string">
            <text:p>s Milagros</text:p>
          </table:table-cell>
          <table:table-cell table:number-columns-repeated="2" office:value-type="string" calcext:value-type="string">
            <text:p>25/09/2000</text:p>
          </table:table-cell>
          <table:table-cell table:formula="of:=RIGHT(TRIM([.G733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an Juan</text:p>
          </table:table-cell>
          <table:table-cell office:value-type="string" calcext:value-type="string">
            <text:p>Armañanzas </text:p>
          </table:table-cell>
          <table:table-cell/>
          <table:table-cell table:formula="of:=RIGHT(TRIM([.B734]);10)" office:value-type="string" office:string-value="e San Juan" calcext:value-type="string">
            <text:p>e San Juan</text:p>
          </table:table-cell>
          <table:table-cell table:number-columns-repeated="2" office:value-type="string" calcext:value-type="string">
            <text:p>25/11/2000</text:p>
          </table:table-cell>
          <table:table-cell table:formula="of:=RIGHT(TRIM([.G734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 de Loreto</text:p>
          </table:table-cell>
          <table:table-cell office:value-type="string" calcext:value-type="string">
            <text:p>Nazar </text:p>
          </table:table-cell>
          <table:table-cell/>
          <table:table-cell table:formula="of:=RIGHT(TRIM([.B735]);10)" office:value-type="string" office:string-value=" de Loreto" calcext:value-type="string">
            <text:p><text:s/>de Loreto</text:p>
          </table:table-cell>
          <table:table-cell table:number-columns-repeated="2" office:value-type="string" calcext:value-type="string">
            <text:p>25/11/2000</text:p>
          </table:table-cell>
          <table:table-cell table:formula="of:=RIGHT(TRIM([.G735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Gallipienzo </text:p>
          </table:table-cell>
          <table:table-cell/>
          <table:table-cell table:formula="of:=RIGHT(TRIM([.B736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5/11/2003</text:p>
          </table:table-cell>
          <table:table-cell table:formula="of:=RIGHT(TRIM([.G73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Eslava </text:p>
          </table:table-cell>
          <table:table-cell/>
          <table:table-cell table:formula="of:=RIGHT(TRIM([.B737]);10)" office:value-type="string" office:string-value="a. Barbara" calcext:value-type="string">
            <text:p>a. Barbara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3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Salvador en Barrelengu</text:p>
          </table:table-cell>
          <table:table-cell office:value-type="string" calcext:value-type="string">
            <text:p>Gallipienzo </text:p>
          </table:table-cell>
          <table:table-cell/>
          <table:table-cell table:formula="of:=RIGHT(TRIM([.B738]);10)" office:value-type="string" office:string-value="Barrelengu" calcext:value-type="string">
            <text:p>Barrelengu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3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Antonio</text:p>
          </table:table-cell>
          <table:table-cell office:value-type="string" calcext:value-type="string">
            <text:p>Lizoain</text:p>
          </table:table-cell>
          <table:table-cell office:value-type="string" calcext:value-type="string">
            <text:p>Aguinaga </text:p>
          </table:table-cell>
          <table:table-cell table:formula="of:=RIGHT(TRIM([.B739]);10)" office:value-type="string" office:string-value="S. Antonio" calcext:value-type="string">
            <text:p>S. Antonio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3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Arrako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Isaba </text:p>
          </table:table-cell>
          <table:table-cell table:formula="of:=RIGHT(TRIM([.B740]);10)" office:value-type="string" office:string-value="ita Arrako" calcext:value-type="string">
            <text:p>ita Arrako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4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Idoia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Isaba </text:p>
          </table:table-cell>
          <table:table-cell table:formula="of:=RIGHT(TRIM([.B741]);10)" office:value-type="string" office:string-value="mita Idoia" calcext:value-type="string">
            <text:p>mita Idoia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41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stillo</text:p>
          </table:table-cell>
          <table:table-cell office:value-type="string" calcext:value-type="string">
            <text:p>Roncal</text:p>
          </table:table-cell>
          <table:table-cell office:value-type="string" calcext:value-type="string">
            <text:p>Roncal </text:p>
          </table:table-cell>
          <table:table-cell table:formula="of:=RIGHT(TRIM([.B742]);10)" office:value-type="string" office:string-value="l Castillo" calcext:value-type="string">
            <text:p>l Castillo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4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Sada </text:p>
          </table:table-cell>
          <table:table-cell/>
          <table:table-cell table:formula="of:=RIGHT(TRIM([.B743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43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Sada </text:p>
          </table:table-cell>
          <table:table-cell/>
          <table:table-cell table:formula="of:=RIGHT(TRIM([.B744]);10)" office:value-type="string" office:string-value="Sta. Lucia" calcext:value-type="string">
            <text:p>Sta. Lucia</text:p>
          </table:table-cell>
          <table:table-cell table:number-columns-repeated="2" office:value-type="string" calcext:value-type="string">
            <text:p>26/01/2000</text:p>
          </table:table-cell>
          <table:table-cell table:formula="of:=RIGHT(TRIM([.G744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Romanzado</text:p>
          </table:table-cell>
          <table:table-cell office:value-type="string" calcext:value-type="string">
            <text:p><text:s/>Biguezal </text:p>
          </table:table-cell>
          <table:table-cell table:formula="of:=RIGHT(TRIM([.B745]);10)" office:value-type="string" office:string-value="a. Eulalia" calcext:value-type="string">
            <text:p>a. Eulalia</text:p>
          </table:table-cell>
          <table:table-cell table:number-columns-repeated="2" office:value-type="string" calcext:value-type="string">
            <text:p>26/03/2003</text:p>
          </table:table-cell>
          <table:table-cell table:formula="of:=RIGHT(TRIM([.G74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Cristóbal</text:p>
          </table:table-cell>
          <table:table-cell office:value-type="string" calcext:value-type="string">
            <text:p>Aritzkun </text:p>
          </table:table-cell>
          <table:table-cell/>
          <table:table-cell table:formula="of:=RIGHT(TRIM([.B746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4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Fermín</text:p>
          </table:table-cell>
          <table:table-cell office:value-type="string" calcext:value-type="string">
            <text:p>Atzpilikueta</text:p>
          </table:table-cell>
          <table:table-cell/>
          <table:table-cell table:formula="of:=RIGHT(TRIM([.B747]);10)" office:value-type="string" office:string-value="San Fermín" calcext:value-type="string">
            <text:p>San Fermín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4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iago</text:p>
          </table:table-cell>
          <table:table-cell office:value-type="string" calcext:value-type="string">
            <text:p>Atzpilikueta </text:p>
          </table:table-cell>
          <table:table-cell/>
          <table:table-cell table:formula="of:=RIGHT(TRIM([.B748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4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cos</text:p>
          </table:table-cell>
          <table:table-cell office:value-type="string" calcext:value-type="string">
            <text:p>Ciga </text:p>
          </table:table-cell>
          <table:table-cell/>
          <table:table-cell table:formula="of:=RIGHT(TRIM([.B749]);10)" office:value-type="string" office:string-value="San Marcos" calcext:value-type="string">
            <text:p>San Marcos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4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Elbetea </text:p>
          </table:table-cell>
          <table:table-cell/>
          <table:table-cell table:formula="of:=RIGHT(TRIM([.B750]);10)" office:value-type="string" office:string-value="ta Bárbara" calcext:value-type="string">
            <text:p>ta Bárbara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5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rmita Santa Engracia</text:p>
          </table:table-cell>
          <table:table-cell office:value-type="string" calcext:value-type="string">
            <text:p>Elizondo </text:p>
          </table:table-cell>
          <table:table-cell/>
          <table:table-cell table:formula="of:=RIGHT(TRIM([.B751]);10)" office:value-type="string" office:string-value="a Engracia" calcext:value-type="string">
            <text:p>a Engracia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51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Pedro</text:p>
          </table:table-cell>
          <table:table-cell office:value-type="string" calcext:value-type="string">
            <text:p>Elizondo </text:p>
          </table:table-cell>
          <table:table-cell/>
          <table:table-cell table:formula="of:=RIGHT(TRIM([.B752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6/04/2000</text:p>
          </table:table-cell>
          <table:table-cell table:formula="of:=RIGHT(TRIM([.G75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rce</text:p>
          </table:table-cell>
          <table:table-cell office:value-type="string" calcext:value-type="string">
            <text:p>Nagore </text:p>
          </table:table-cell>
          <table:table-cell table:formula="of:=RIGHT(TRIM([.B753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26/06/2002</text:p>
          </table:table-cell>
          <table:table-cell table:formula="of:=RIGHT(TRIM([.G753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Marañon </text:p>
          </table:table-cell>
          <table:table-cell/>
          <table:table-cell table:formula="of:=RIGHT(TRIM([.B754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6/06/2005</text:p>
          </table:table-cell>
          <table:table-cell table:formula="of:=RIGHT(TRIM([.G75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Juan Evangelista</text:p>
          </table:table-cell>
          <table:table-cell office:value-type="string" calcext:value-type="string">
            <text:p>Huarte </text:p>
          </table:table-cell>
          <table:table-cell/>
          <table:table-cell table:formula="of:=RIGHT(TRIM([.B755]);10)" office:value-type="string" office:string-value="vangelista" calcext:value-type="string">
            <text:p>vangelista</text:p>
          </table:table-cell>
          <table:table-cell table:number-columns-repeated="2" office:value-type="string" calcext:value-type="string">
            <text:p>26/09/2003</text:p>
          </table:table-cell>
          <table:table-cell table:formula="of:=RIGHT(TRIM([.G75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Eufemia</text:p>
          </table:table-cell>
          <table:table-cell office:value-type="string" calcext:value-type="string">
            <text:p>Sada </text:p>
          </table:table-cell>
          <table:table-cell/>
          <table:table-cell table:formula="of:=RIGHT(TRIM([.B756]);10)" office:value-type="string" office:string-value="a. Eufemia" calcext:value-type="string">
            <text:p>a. Eufemia</text:p>
          </table:table-cell>
          <table:table-cell table:number-columns-repeated="2" office:value-type="string" calcext:value-type="string">
            <text:p>27/01/2000</text:p>
          </table:table-cell>
          <table:table-cell table:formula="of:=RIGHT(TRIM([.G75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Jaurrieta </text:p>
          </table:table-cell>
          <table:table-cell/>
          <table:table-cell table:formula="of:=RIGHT(TRIM([.B75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7/06/2000</text:p>
          </table:table-cell>
          <table:table-cell table:formula="of:=RIGHT(TRIM([.G75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Bartolomé</text:p>
          </table:table-cell>
          <table:table-cell office:value-type="string" calcext:value-type="string">
            <text:p>Lumbier </text:p>
          </table:table-cell>
          <table:table-cell/>
          <table:table-cell table:formula="of:=RIGHT(TRIM([.B758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7/06/2000</text:p>
          </table:table-cell>
          <table:table-cell table:formula="of:=RIGHT(TRIM([.G75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La Trinidad</text:p>
          </table:table-cell>
          <table:table-cell office:value-type="string" calcext:value-type="string">
            <text:p>Lumbier </text:p>
          </table:table-cell>
          <table:table-cell/>
          <table:table-cell table:formula="of:=RIGHT(TRIM([.B759]);10)" office:value-type="string" office:string-value="a Trinidad" calcext:value-type="string">
            <text:p>a Trinidad</text:p>
          </table:table-cell>
          <table:table-cell table:number-columns-repeated="2" office:value-type="string" calcext:value-type="string">
            <text:p>27/06/2000</text:p>
          </table:table-cell>
          <table:table-cell table:formula="of:=RIGHT(TRIM([.G75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Urroz </text:p>
          </table:table-cell>
          <table:table-cell/>
          <table:table-cell table:formula="of:=RIGHT(TRIM([.B760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7/06/2000</text:p>
          </table:table-cell>
          <table:table-cell table:formula="of:=RIGHT(TRIM([.G76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Ermita Ntra. Sñra del Perdón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Astrain </text:p>
          </table:table-cell>
          <table:table-cell table:formula="of:=RIGHT(TRIM([.B761]);10)" office:value-type="string" office:string-value="del Perdón" calcext:value-type="string">
            <text:p>del Perdón</text:p>
          </table:table-cell>
          <table:table-cell table:number-columns-repeated="2" office:value-type="string" calcext:value-type="string">
            <text:p>27/08/2001</text:p>
          </table:table-cell>
          <table:table-cell table:formula="of:=RIGHT(TRIM([.G761]);4)" office:value-type="string" office:string-value="2001" calcext:value-type="string">
            <text:p>200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María de las Viñas</text:p>
          </table:table-cell>
          <table:table-cell office:value-type="string" calcext:value-type="string">
            <text:p>Arroniz </text:p>
          </table:table-cell>
          <table:table-cell/>
          <table:table-cell table:formula="of:=RIGHT(TRIM([.B762]);10)" office:value-type="string" office:string-value=" las Viñas" calcext:value-type="string">
            <text:p><text:s/>las Viñas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2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ta Cecilia</text:p>
          </table:table-cell>
          <table:table-cell office:value-type="string" calcext:value-type="string">
            <text:p>Arroniz </text:p>
          </table:table-cell>
          <table:table-cell/>
          <table:table-cell table:formula="of:=RIGHT(TRIM([.B763]);10)" office:value-type="string" office:string-value="ta Cecilia" calcext:value-type="string">
            <text:p>ta Cecilia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3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San pedro</text:p>
          </table:table-cell>
          <table:table-cell office:value-type="string" calcext:value-type="string">
            <text:p>Arroniz </text:p>
          </table:table-cell>
          <table:table-cell/>
          <table:table-cell table:formula="of:=RIGHT(TRIM([.B764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4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Ntra. Sra. De la Nieva</text:p>
          </table:table-cell>
          <table:table-cell office:value-type="string" calcext:value-type="string">
            <text:p>Dicastillo </text:p>
          </table:table-cell>
          <table:table-cell/>
          <table:table-cell table:formula="of:=RIGHT(TRIM([.B765]);10)" office:value-type="string" office:string-value="e la Nieva" calcext:value-type="string">
            <text:p>e la Nieva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5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El Calvario</text:p>
          </table:table-cell>
          <table:table-cell office:value-type="string" calcext:value-type="string">
            <text:p>Lodosa </text:p>
          </table:table-cell>
          <table:table-cell/>
          <table:table-cell table:formula="of:=RIGHT(TRIM([.B766]);10)" office:value-type="string" office:string-value="l Calvario" calcext:value-type="string">
            <text:p>l Calvario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6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Ermita de S. Adrián</text:p>
          </table:table-cell>
          <table:table-cell office:value-type="string" calcext:value-type="string">
            <text:p>Mirafuentes </text:p>
          </table:table-cell>
          <table:table-cell/>
          <table:table-cell table:formula="of:=RIGHT(TRIM([.B767]);10)" office:value-type="string" office:string-value=" S. Adrián" calcext:value-type="string">
            <text:p><text:s/>S. Adrián</text:p>
          </table:table-cell>
          <table:table-cell table:number-columns-repeated="2" office:value-type="string" calcext:value-type="string">
            <text:p>27/11/2000</text:p>
          </table:table-cell>
          <table:table-cell table:formula="of:=RIGHT(TRIM([.G767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Otxagabia </text:p>
          </table:table-cell>
          <table:table-cell/>
          <table:table-cell table:formula="of:=RIGHT(TRIM([.B768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28/02/2003</text:p>
          </table:table-cell>
          <table:table-cell table:formula="of:=RIGHT(TRIM([.G76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ntxusdoia 3.828 m2</text:p>
          </table:table-cell>
          <table:table-cell office:value-type="string" calcext:value-type="string">
            <text:p>Otxagabia </text:p>
          </table:table-cell>
          <table:table-cell/>
          <table:table-cell table:formula="of:=RIGHT(TRIM([.B769]);10)" office:value-type="string" office:string-value="a 3.828 m2" calcext:value-type="string">
            <text:p>a 3.828 m2</text:p>
          </table:table-cell>
          <table:table-cell table:number-columns-repeated="2" office:value-type="string" calcext:value-type="string">
            <text:p>28/02/2003</text:p>
          </table:table-cell>
          <table:table-cell table:formula="of:=RIGHT(TRIM([.G76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Iberroeta</text:p>
          </table:table-cell>
          <table:table-cell office:value-type="string" calcext:value-type="string">
            <text:p>Otxagabia </text:p>
          </table:table-cell>
          <table:table-cell/>
          <table:table-cell table:formula="of:=RIGHT(TRIM([.B770]);10)" office:value-type="string" office:string-value=" Iberroeta" calcext:value-type="string">
            <text:p><text:s/>Iberroeta</text:p>
          </table:table-cell>
          <table:table-cell table:number-columns-repeated="2" office:value-type="string" calcext:value-type="string">
            <text:p>28/02/2003</text:p>
          </table:table-cell>
          <table:table-cell table:formula="of:=RIGHT(TRIM([.G77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tajona </text:p>
          </table:table-cell>
          <table:table-cell/>
          <table:table-cell table:formula="of:=RIGHT(TRIM([.B771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Capilla calle Hospital</text:p>
          </table:table-cell>
          <table:table-cell office:value-type="string" calcext:value-type="string">
            <text:p>Artajona </text:p>
          </table:table-cell>
          <table:table-cell/>
          <table:table-cell table:formula="of:=RIGHT(TRIM([.B772]);10)" office:value-type="string" office:string-value="e Hospital" calcext:value-type="string">
            <text:p>e Hospital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 de los Abades</text:p>
          </table:table-cell>
          <table:table-cell office:value-type="string" calcext:value-type="string">
            <text:p>Milagro </text:p>
          </table:table-cell>
          <table:table-cell/>
          <table:table-cell table:formula="of:=RIGHT(TRIM([.B773]);10)" office:value-type="string" office:string-value="los Abades" calcext:value-type="string">
            <text:p>los Abades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Ntra. Sra. De la Asunción</text:p>
          </table:table-cell>
          <table:table-cell office:value-type="string" calcext:value-type="string">
            <text:p>Oloriz </text:p>
          </table:table-cell>
          <table:table-cell/>
          <table:table-cell table:formula="of:=RIGHT(TRIM([.B774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Bartolomé</text:p>
          </table:table-cell>
          <table:table-cell office:value-type="string" calcext:value-type="string">
            <text:p>Oloriz </text:p>
          </table:table-cell>
          <table:table-cell/>
          <table:table-cell table:formula="of:=RIGHT(TRIM([.B775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San Martin de Unx </text:p>
          </table:table-cell>
          <table:table-cell/>
          <table:table-cell table:formula="of:=RIGHT(TRIM([.B776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28/08/2006</text:p>
          </table:table-cell>
          <table:table-cell table:formula="of:=RIGHT(TRIM([.G77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ranaratxe </text:p>
          </table:table-cell>
          <table:table-cell/>
          <table:table-cell table:formula="of:=RIGHT(TRIM([.B777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29/06/2002</text:p>
          </table:table-cell>
          <table:table-cell table:formula="of:=RIGHT(TRIM([.G777]);4)" office:value-type="string" office:string-value="2002" calcext:value-type="string">
            <text:p>2002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Babil</text:p>
          </table:table-cell>
          <table:table-cell office:value-type="string" calcext:value-type="string">
            <text:p>Sangüesa </text:p>
          </table:table-cell>
          <table:table-cell/>
          <table:table-cell table:formula="of:=RIGHT(TRIM([.B778]);10)" office:value-type="string" office:string-value="a S. Babil" calcext:value-type="string">
            <text:p>a S. Babil</text:p>
          </table:table-cell>
          <table:table-cell table:number-columns-repeated="2" office:value-type="string" calcext:value-type="string">
            <text:p>29/08/2000</text:p>
          </table:table-cell>
          <table:table-cell table:formula="of:=RIGHT(TRIM([.G778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de La Nora</text:p>
          </table:table-cell>
          <table:table-cell office:value-type="string" calcext:value-type="string">
            <text:p>Sangüesa </text:p>
          </table:table-cell>
          <table:table-cell/>
          <table:table-cell table:formula="of:=RIGHT(TRIM([.B779]);10)" office:value-type="string" office:string-value="de La Nora" calcext:value-type="string">
            <text:p>de La Nora</text:p>
          </table:table-cell>
          <table:table-cell table:number-columns-repeated="2" office:value-type="string" calcext:value-type="string">
            <text:p>29/08/2000</text:p>
          </table:table-cell>
          <table:table-cell table:formula="of:=RIGHT(TRIM([.G779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del Socorro</text:p>
          </table:table-cell>
          <table:table-cell office:value-type="string" calcext:value-type="string">
            <text:p>Sangüesa </text:p>
          </table:table-cell>
          <table:table-cell/>
          <table:table-cell table:formula="of:=RIGHT(TRIM([.B780]);10)" office:value-type="string" office:string-value="el Socorro" calcext:value-type="string">
            <text:p>el Socorro</text:p>
          </table:table-cell>
          <table:table-cell table:number-columns-repeated="2" office:value-type="string" calcext:value-type="string">
            <text:p>29/08/2000</text:p>
          </table:table-cell>
          <table:table-cell table:formula="of:=RIGHT(TRIM([.G780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ino</text:p>
          </table:table-cell>
          <table:table-cell office:value-type="string" calcext:value-type="string">
            <text:p>Sangüesa </text:p>
          </table:table-cell>
          <table:table-cell/>
          <table:table-cell table:formula="of:=RIGHT(TRIM([.B781]);10)" office:value-type="string" office:string-value="Del Camino" calcext:value-type="string">
            <text:p>Del Camino</text:p>
          </table:table-cell>
          <table:table-cell table:number-columns-repeated="2" office:value-type="string" calcext:value-type="string">
            <text:p>29/08/2000</text:p>
          </table:table-cell>
          <table:table-cell table:formula="of:=RIGHT(TRIM([.G781]);4)" office:value-type="string" office:string-value="2000" calcext:value-type="string">
            <text:p>20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anaz </text:p>
          </table:table-cell>
          <table:table-cell/>
          <table:table-cell table:formula="of:=RIGHT(TRIM([.B782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Arano </text:p>
          </table:table-cell>
          <table:table-cell/>
          <table:table-cell table:formula="of:=RIGHT(TRIM([.B783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Azpilicueta </text:p>
          </table:table-cell>
          <table:table-cell/>
          <table:table-cell table:formula="of:=RIGHT(TRIM([.B784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Francisco Javier</text:p>
          </table:table-cell>
          <table:table-cell office:value-type="string" calcext:value-type="string">
            <text:p>Azpilicueta </text:p>
          </table:table-cell>
          <table:table-cell/>
          <table:table-cell table:formula="of:=RIGHT(TRIM([.B785]);10)" office:value-type="string" office:string-value="sco Javier" calcext:value-type="string">
            <text:p>sco Javier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Beinza Labayen </text:p>
          </table:table-cell>
          <table:table-cell/>
          <table:table-cell table:formula="of:=RIGHT(TRIM([.B786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Arbolado en Lupegi</text:p>
          </table:table-cell>
          <table:table-cell office:value-type="string" calcext:value-type="string">
            <text:p>Berroeta </text:p>
          </table:table-cell>
          <table:table-cell/>
          <table:table-cell table:formula="of:=RIGHT(TRIM([.B787]);10)" office:value-type="string" office:string-value=" en Lupegi" calcext:value-type="string">
            <text:p><text:s/>en Lupegi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Domestebe </text:p>
          </table:table-cell>
          <table:table-cell/>
          <table:table-cell table:formula="of:=RIGHT(TRIM([.B788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 ” 429m/2</text:p>
          </table:table-cell>
          <table:table-cell office:value-type="string" calcext:value-type="string">
            <text:p>Domestebe </text:p>
          </table:table-cell>
          <table:table-cell/>
          <table:table-cell table:formula="of:=RIGHT(TRIM([.B789]);10)" office:value-type="string" office:string-value="l ” 429m/2" calcext:value-type="string">
            <text:p>l ” 429m/2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8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”991m/2</text:p>
          </table:table-cell>
          <table:table-cell office:value-type="string" calcext:value-type="string">
            <text:p>Domestebe </text:p>
          </table:table-cell>
          <table:table-cell/>
          <table:table-cell table:formula="of:=RIGHT(TRIM([.B790]);10)" office:value-type="string" office:string-value="uel”991m/2" calcext:value-type="string">
            <text:p>uel”991m/2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Helechal “San Miguel” 8.180m/2</text:p>
          </table:table-cell>
          <table:table-cell office:value-type="string" calcext:value-type="string">
            <text:p>Domestebe </text:p>
          </table:table-cell>
          <table:table-cell/>
          <table:table-cell table:formula="of:=RIGHT(TRIM([.B791]);10)" office:value-type="string" office:string-value="” 8.180m/2" calcext:value-type="string">
            <text:p>” 8.180m/2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lgorriaga </text:p>
          </table:table-cell>
          <table:table-cell/>
          <table:table-cell table:formula="of:=RIGHT(TRIM([.B792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Elizondo </text:p>
          </table:table-cell>
          <table:table-cell/>
          <table:table-cell table:formula="of:=RIGHT(TRIM([.B793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en Erabeta</text:p>
          </table:table-cell>
          <table:table-cell office:value-type="string" calcext:value-type="string">
            <text:p>Elizondo </text:p>
          </table:table-cell>
          <table:table-cell/>
          <table:table-cell table:formula="of:=RIGHT(TRIM([.B794]);10)" office:value-type="string" office:string-value="en Erabeta" calcext:value-type="string">
            <text:p>en Erabet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Errazu </text:p>
          </table:table-cell>
          <table:table-cell/>
          <table:table-cell table:formula="of:=RIGHT(TRIM([.B795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Finca en Eliza</text:p>
          </table:table-cell>
          <table:table-cell office:value-type="string" calcext:value-type="string">
            <text:p>Errazu </text:p>
          </table:table-cell>
          <table:table-cell/>
          <table:table-cell table:formula="of:=RIGHT(TRIM([.B796]);10)" office:value-type="string" office:string-value="a en Eliza" calcext:value-type="string">
            <text:p>a en Eliz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Etxalar </text:p>
          </table:table-cell>
          <table:table-cell/>
          <table:table-cell table:formula="of:=RIGHT(TRIM([.B797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Goizueta </text:p>
          </table:table-cell>
          <table:table-cell/>
          <table:table-cell table:formula="of:=RIGHT(TRIM([.B798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Irurita </text:p>
          </table:table-cell>
          <table:table-cell/>
          <table:table-cell table:formula="of:=RIGHT(TRIM([.B799]);10)" office:value-type="string" office:string-value="n Salvador" calcext:value-type="string">
            <text:p>n Salvador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79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artín</text:p>
          </table:table-cell>
          <table:table-cell office:value-type="string" calcext:value-type="string">
            <text:p>Ituren</text:p>
          </table:table-cell>
          <table:table-cell/>
          <table:table-cell table:formula="of:=RIGHT(TRIM([.B800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Bartolomé</text:p>
          </table:table-cell>
          <table:table-cell office:value-type="string" calcext:value-type="string">
            <text:p>Lecaroz </text:p>
          </table:table-cell>
          <table:table-cell/>
          <table:table-cell table:formula="of:=RIGHT(TRIM([.B801]);10)" office:value-type="string" office:string-value=" Bartolomé" calcext:value-type="string">
            <text:p><text:s/>Bartolomé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Legasa </text:p>
          </table:table-cell>
          <table:table-cell/>
          <table:table-cell table:formula="of:=RIGHT(TRIM([.B802]);10)" office:value-type="string" office:string-value="a Catalina" calcext:value-type="string">
            <text:p>a Catalin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Narvarte </text:p>
          </table:table-cell>
          <table:table-cell/>
          <table:table-cell table:formula="of:=RIGHT(TRIM([.B803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3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oquia San Juan Bautista</text:p>
          </table:table-cell>
          <table:table-cell office:value-type="string" calcext:value-type="string">
            <text:p>Sumbilla </text:p>
          </table:table-cell>
          <table:table-cell/>
          <table:table-cell table:formula="of:=RIGHT(TRIM([.B804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4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Urdax </text:p>
          </table:table-cell>
          <table:table-cell/>
          <table:table-cell table:formula="of:=RIGHT(TRIM([.B805]);10)" office:value-type="string" office:string-value="n Salvador" calcext:value-type="string">
            <text:p>n Salvador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5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Esteban</text:p>
          </table:table-cell>
          <table:table-cell office:value-type="string" calcext:value-type="string">
            <text:p>Urdax </text:p>
          </table:table-cell>
          <table:table-cell/>
          <table:table-cell table:formula="of:=RIGHT(TRIM([.B806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6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Vera de Bidasoa </text:p>
          </table:table-cell>
          <table:table-cell/>
          <table:table-cell table:formula="of:=RIGHT(TRIM([.B807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7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San Martín </text:p>
          </table:table-cell>
          <table:table-cell office:value-type="string" calcext:value-type="string">
            <text:p>Vera de Bidasoa </text:p>
          </table:table-cell>
          <table:table-cell/>
          <table:table-cell table:formula="of:=RIGHT(TRIM([.B808]);10)" office:value-type="string" office:string-value="San Martín" calcext:value-type="string">
            <text:p>San Martí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Ermita Ntra. Sñra de Las Mercedes</text:p>
          </table:table-cell>
          <table:table-cell office:value-type="string" calcext:value-type="string">
            <text:p>Vera de Bidasoa </text:p>
          </table:table-cell>
          <table:table-cell/>
          <table:table-cell table:formula="of:=RIGHT(TRIM([.B809]);10)" office:value-type="string" office:string-value="s Mercedes" calcext:value-type="string">
            <text:p>s Mercedes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09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Yanci </text:p>
          </table:table-cell>
          <table:table-cell/>
          <table:table-cell table:formula="of:=RIGHT(TRIM([.B810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10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Santa Mª Asunta</text:p>
          </table:table-cell>
          <table:table-cell office:value-type="string" calcext:value-type="string">
            <text:p>Zubieta </text:p>
          </table:table-cell>
          <table:table-cell/>
          <table:table-cell table:formula="of:=RIGHT(TRIM([.B811]);10)" office:value-type="string" office:string-value=" Mª Asunta" calcext:value-type="string">
            <text:p><text:s/>Mª Asunta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11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5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Zugarramurdi </text:p>
          </table:table-cell>
          <table:table-cell/>
          <table:table-cell table:formula="of:=RIGHT(TRIM([.B812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29/09/2004</text:p>
          </table:table-cell>
          <table:table-cell table:formula="of:=RIGHT(TRIM([.G812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3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3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4]);10)" office:value-type="string" office:string-value="lanta Baja" calcext:value-type="string">
            <text:p>lanta Baja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4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 nº 3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5]);10)" office:value-type="string" office:string-value=" Baja nº 3" calcext:value-type="string">
            <text:p><text:s/>Baja nº 3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5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Baja nº4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6]);10)" office:value-type="string" office:string-value="a Baja nº4" calcext:value-type="string">
            <text:p>a Baja nº4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6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1ª Izda.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7]);10)" office:value-type="string" office:string-value="a 1ª Izda." calcext:value-type="string">
            <text:p>a 1ª Izda.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7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Planta 1ª Dcha.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8]);10)" office:value-type="string" office:string-value="a 1ª Dcha." calcext:value-type="string">
            <text:p>a 1ª Dcha.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8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19]);10)" office:value-type="string" office:string-value="o Trastero" calcext:value-type="string">
            <text:p>o Trastero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19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2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20]);10)" office:value-type="string" office:string-value="stero nº 2" calcext:value-type="string">
            <text:p>stero nº 2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20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3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21]);10)" office:value-type="string" office:string-value="stero nº 3" calcext:value-type="string">
            <text:p>stero nº 3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21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Casa Parroquial Cuarto trastero nº 4</text:p>
          </table:table-cell>
          <table:table-cell office:value-type="string" calcext:value-type="string">
            <text:p>Cendea de Cizur</text:p>
          </table:table-cell>
          <table:table-cell office:value-type="string" calcext:value-type="string">
            <text:p>Undiano </text:p>
          </table:table-cell>
          <table:table-cell table:formula="of:=RIGHT(TRIM([.B822]);10)" office:value-type="string" office:string-value="stero nº 4" calcext:value-type="string">
            <text:p>stero nº 4</text:p>
          </table:table-cell>
          <table:table-cell table:number-columns-repeated="2" office:value-type="string" calcext:value-type="string">
            <text:p>30/01/1998</text:p>
          </table:table-cell>
          <table:table-cell table:formula="of:=RIGHT(TRIM([.G822]);4)" office:value-type="string" office:string-value="1998" calcext:value-type="string">
            <text:p>199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Ana</text:p>
          </table:table-cell>
          <table:table-cell office:value-type="string" calcext:value-type="string">
            <text:p>Buñuel </text:p>
          </table:table-cell>
          <table:table-cell/>
          <table:table-cell table:formula="of:=RIGHT(TRIM([.B823]);10)" office:value-type="string" office:string-value=" Santa Ana" calcext:value-type="string">
            <text:p><text:s/>Santa Ana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Salvador</text:p>
          </table:table-cell>
          <table:table-cell office:value-type="string" calcext:value-type="string">
            <text:p>Carcastillo </text:p>
          </table:table-cell>
          <table:table-cell/>
          <table:table-cell table:formula="of:=RIGHT(TRIM([.B824]);10)" office:value-type="string" office:string-value="n Salvador" calcext:value-type="string">
            <text:p>n Salvador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Carcastillo Finca paraje El Villar 30/01/2006</text:p>
          </table:table-cell>
          <table:table-cell office:value-type="string" calcext:value-type="string">
            <text:p>Carcastillo </text:p>
          </table:table-cell>
          <table:table-cell/>
          <table:table-cell table:formula="of:=RIGHT(TRIM([.B825]);10)" office:value-type="string" office:string-value="30/01/2006" calcext:value-type="string">
            <text:p>30/01/2006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Cortes </text:p>
          </table:table-cell>
          <table:table-cell/>
          <table:table-cell table:formula="of:=RIGHT(TRIM([.B826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Ntra. Sñra de la Asuncion</text:p>
          </table:table-cell>
          <table:table-cell office:value-type="string" calcext:value-type="string">
            <text:p>Fustiñana </text:p>
          </table:table-cell>
          <table:table-cell/>
          <table:table-cell table:formula="of:=RIGHT(TRIM([.B827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María</text:p>
          </table:table-cell>
          <table:table-cell office:value-type="string" calcext:value-type="string">
            <text:p>Mélida </text:p>
          </table:table-cell>
          <table:table-cell/>
          <table:table-cell table:formula="of:=RIGHT(TRIM([.B828]);10)" office:value-type="string" office:string-value="anta María" calcext:value-type="string">
            <text:p>anta María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Esteban</text:p>
          </table:table-cell>
          <table:table-cell office:value-type="string" calcext:value-type="string">
            <text:p>Tudela </text:p>
          </table:table-cell>
          <table:table-cell/>
          <table:table-cell table:formula="of:=RIGHT(TRIM([.B829]);10)" office:value-type="string" office:string-value="an Esteban" calcext:value-type="string">
            <text:p>an Esteban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2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 Jorge El Real</text:p>
          </table:table-cell>
          <table:table-cell office:value-type="string" calcext:value-type="string">
            <text:p>Tudela </text:p>
          </table:table-cell>
          <table:table-cell/>
          <table:table-cell table:formula="of:=RIGHT(TRIM([.B830]);10)" office:value-type="string" office:string-value="ge El Real" calcext:value-type="string">
            <text:p>ge El Real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3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Eufemia</text:p>
          </table:table-cell>
          <table:table-cell office:value-type="string" calcext:value-type="string">
            <text:p>Villafranca de Navarra </text:p>
          </table:table-cell>
          <table:table-cell/>
          <table:table-cell table:formula="of:=RIGHT(TRIM([.B831]);10)" office:value-type="string" office:string-value="ta Eufemia" calcext:value-type="string">
            <text:p>ta Eufemia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3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Ermita Virgen del Portal</text:p>
          </table:table-cell>
          <table:table-cell office:value-type="string" calcext:value-type="string">
            <text:p>Villafranca de Navarra </text:p>
          </table:table-cell>
          <table:table-cell/>
          <table:table-cell table:formula="of:=RIGHT(TRIM([.B832]);10)" office:value-type="string" office:string-value="del Portal" calcext:value-type="string">
            <text:p>del Portal</text:p>
          </table:table-cell>
          <table:table-cell table:number-columns-repeated="2" office:value-type="string" calcext:value-type="string">
            <text:p>30/01/2006</text:p>
          </table:table-cell>
          <table:table-cell table:formula="of:=RIGHT(TRIM([.G83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1.</text:p>
          </table:table-cell>
          <table:table-cell office:value-type="string" calcext:value-type="string">
            <text:p>Parroquia Santa Mª Magdalena</text:p>
          </table:table-cell>
          <table:table-cell office:value-type="string" calcext:value-type="string">
            <text:p>Tudela </text:p>
          </table:table-cell>
          <table:table-cell/>
          <table:table-cell table:formula="of:=RIGHT(TRIM([.B833]);10)" office:value-type="string" office:string-value=" Magdalena" calcext:value-type="string">
            <text:p><text:s/>Magdalena</text:p>
          </table:table-cell>
          <table:table-cell table:number-columns-repeated="2" office:value-type="string" calcext:value-type="string">
            <text:p>30/01/2007</text:p>
          </table:table-cell>
          <table:table-cell table:formula="of:=RIGHT(TRIM([.G833]);4)" office:value-type="string" office:string-value="2007" calcext:value-type="string">
            <text:p>2007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Inmaculada</text:p>
          </table:table-cell>
          <table:table-cell office:value-type="string" calcext:value-type="string">
            <text:p>Aribe </text:p>
          </table:table-cell>
          <table:table-cell/>
          <table:table-cell table:formula="of:=RIGHT(TRIM([.B834]);10)" office:value-type="string" office:string-value="Inmaculada" calcext:value-type="string">
            <text:p>Inmaculada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Nicolas</text:p>
          </table:table-cell>
          <table:table-cell office:value-type="string" calcext:value-type="string">
            <text:p>Burguete </text:p>
          </table:table-cell>
          <table:table-cell/>
          <table:table-cell table:formula="of:=RIGHT(TRIM([.B835]);10)" office:value-type="string" office:string-value="S. Nicolas" calcext:value-type="string">
            <text:p>S. Nicolas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Andrés</text:p>
          </table:table-cell>
          <table:table-cell office:value-type="string" calcext:value-type="string">
            <text:p>Garayoa </text:p>
          </table:table-cell>
          <table:table-cell/>
          <table:table-cell table:formula="of:=RIGHT(TRIM([.B836]);10)" office:value-type="string" office:string-value="San Andrés" calcext:value-type="string">
            <text:p>San Andrés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Pedro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Abínzano </text:p>
          </table:table-cell>
          <table:table-cell table:formula="of:=RIGHT(TRIM([.B837]);10)" office:value-type="string" office:string-value=" San Pedro" calcext:value-type="string">
            <text:p><text:s/>San Pedro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Ibargoiti</text:p>
          </table:table-cell>
          <table:table-cell office:value-type="string" calcext:value-type="string">
            <text:p>Salinas </text:p>
          </table:table-cell>
          <table:table-cell table:formula="of:=RIGHT(TRIM([.B838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Sarries</text:p>
          </table:table-cell>
          <table:table-cell office:value-type="string" calcext:value-type="string">
            <text:p>Ibilcieta </text:p>
          </table:table-cell>
          <table:table-cell table:formula="of:=RIGHT(TRIM([.B839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3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Sarries </text:p>
          </table:table-cell>
          <table:table-cell/>
          <table:table-cell table:formula="of:=RIGHT(TRIM([.B840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30/04/2003</text:p>
          </table:table-cell>
          <table:table-cell table:formula="of:=RIGHT(TRIM([.G84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Vivienda B 2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1]);10)" office:value-type="string" office:string-value=" 2ª Planta" calcext:value-type="string">
            <text:p><text:s/>2ª Planta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1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Despacho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2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2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3]);10)" office:value-type="string" office:string-value="parroquial" calcext:value-type="string">
            <text:p>parroquial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3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A 1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4]);10)" office:value-type="string" office:string-value=" 1ª planta" calcext:value-type="string">
            <text:p><text:s/>1ª planta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4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planta baj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5]);10)" office:value-type="string" office:string-value="lanta baja" calcext:value-type="string">
            <text:p>lanta baja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5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Casa parroquial vivienda B 2ª planta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<text:s/>Eullz </text:p>
          </table:table-cell>
          <table:table-cell table:formula="of:=RIGHT(TRIM([.B846]);10)" office:value-type="string" office:string-value=" 2ª planta" calcext:value-type="string">
            <text:p><text:s/>2ª planta</text:p>
          </table:table-cell>
          <table:table-cell table:number-columns-repeated="2" office:value-type="string" calcext:value-type="string">
            <text:p>30/07/2005</text:p>
          </table:table-cell>
          <table:table-cell table:formula="of:=RIGHT(TRIM([.G846]);4)" office:value-type="string" office:string-value="2005" calcext:value-type="string">
            <text:p>200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rustica de pasto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riain </text:p>
          </table:table-cell>
          <table:table-cell table:formula="of:=RIGHT(TRIM([.B847]);10)" office:value-type="string" office:string-value=" de pastos" calcext:value-type="string">
            <text:p><text:s/>de pastos</text:p>
          </table:table-cell>
          <table:table-cell table:number-columns-repeated="2" office:value-type="string" calcext:value-type="string">
            <text:p>30/08/2003</text:p>
          </table:table-cell>
          <table:table-cell table:formula="of:=RIGHT(TRIM([.G84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rustica de pastos</text:p>
          </table:table-cell>
          <table:table-cell office:value-type="string" calcext:value-type="string">
            <text:p>Esteribar</text:p>
          </table:table-cell>
          <table:table-cell office:value-type="string" calcext:value-type="string">
            <text:p>Zuriain </text:p>
          </table:table-cell>
          <table:table-cell table:formula="of:=RIGHT(TRIM([.B848]);10)" office:value-type="string" office:string-value=" de pastos" calcext:value-type="string">
            <text:p><text:s/>de pastos</text:p>
          </table:table-cell>
          <table:table-cell table:number-columns-repeated="2" office:value-type="string" calcext:value-type="string">
            <text:p>30/08/2003</text:p>
          </table:table-cell>
          <table:table-cell table:formula="of:=RIGHT(TRIM([.G84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 monte Izag</text:p>
          </table:table-cell>
          <table:table-cell office:value-type="string" calcext:value-type="string">
            <text:p>Izagaondoa</text:p>
          </table:table-cell>
          <table:table-cell office:value-type="string" calcext:value-type="string">
            <text:p>Zuazu </text:p>
          </table:table-cell>
          <table:table-cell table:formula="of:=RIGHT(TRIM([.B849]);10)" office:value-type="string" office:string-value="monte Izag" calcext:value-type="string">
            <text:p>monte Izag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49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Bartolome y cementerio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Larrangoz </text:p>
          </table:table-cell>
          <table:table-cell table:formula="of:=RIGHT(TRIM([.B850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0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ta. Columba</text:p>
          </table:table-cell>
          <table:table-cell office:value-type="string" calcext:value-type="string">
            <text:p>Longuida</text:p>
          </table:table-cell>
          <table:table-cell office:value-type="string" calcext:value-type="string">
            <text:p>Meoz </text:p>
          </table:table-cell>
          <table:table-cell table:formula="of:=RIGHT(TRIM([.B851]);10)" office:value-type="string" office:string-value="a. Columba" calcext:value-type="string">
            <text:p>a. Columba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1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Quirico</text:p>
          </table:table-cell>
          <table:table-cell office:value-type="string" calcext:value-type="string">
            <text:p>Navascues </text:p>
          </table:table-cell>
          <table:table-cell/>
          <table:table-cell table:formula="of:=RIGHT(TRIM([.B852]);10)" office:value-type="string" office:string-value="S. Quirico" calcext:value-type="string">
            <text:p>S. Quirico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2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Virgen del Campo</text:p>
          </table:table-cell>
          <table:table-cell office:value-type="string" calcext:value-type="string">
            <text:p>Navascues </text:p>
          </table:table-cell>
          <table:table-cell/>
          <table:table-cell table:formula="of:=RIGHT(TRIM([.B853]);10)" office:value-type="string" office:string-value=" del Campo" calcext:value-type="string">
            <text:p><text:s/>del Campo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3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y pinar 93.743 m2</text:p>
          </table:table-cell>
          <table:table-cell office:value-type="string" calcext:value-type="string">
            <text:p>Sarries </text:p>
          </table:table-cell>
          <table:table-cell/>
          <table:table-cell table:formula="of:=RIGHT(TRIM([.B854]);10)" office:value-type="string" office:string-value=" 93.743 m2" calcext:value-type="string">
            <text:p><text:s/>93.743 m2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4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Miguel</text:p>
          </table:table-cell>
          <table:table-cell office:value-type="string" calcext:value-type="string">
            <text:p>Vidangoz </text:p>
          </table:table-cell>
          <table:table-cell/>
          <table:table-cell table:formula="of:=RIGHT(TRIM([.B855]);10)" office:value-type="string" office:string-value=" S. Miguel" calcext:value-type="string">
            <text:p><text:s/>S. Miguel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5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La Asuncion</text:p>
          </table:table-cell>
          <table:table-cell office:value-type="string" calcext:value-type="string">
            <text:p>Vidangoz </text:p>
          </table:table-cell>
          <table:table-cell/>
          <table:table-cell table:formula="of:=RIGHT(TRIM([.B856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6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Vidangoz </text:p>
          </table:table-cell>
          <table:table-cell/>
          <table:table-cell table:formula="of:=RIGHT(TRIM([.B857]);10)" office:value-type="string" office:string-value="ta S. Juan" calcext:value-type="string">
            <text:p>ta S. Juan</text:p>
          </table:table-cell>
          <table:table-cell table:number-columns-repeated="2" office:value-type="string" calcext:value-type="string">
            <text:p>30/12/1999</text:p>
          </table:table-cell>
          <table:table-cell table:formula="of:=RIGHT(TRIM([.G857]);4)" office:value-type="string" office:string-value="1999" calcext:value-type="string">
            <text:p>199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Ermita San Sebastian</text:p>
          </table:table-cell>
          <table:table-cell office:value-type="string" calcext:value-type="string">
            <text:p>Cintruénigo </text:p>
          </table:table-cell>
          <table:table-cell/>
          <table:table-cell table:formula="of:=RIGHT(TRIM([.B858]);10)" office:value-type="string" office:string-value=" Sebastian" calcext:value-type="string">
            <text:p><text:s/>Sebastian</text:p>
          </table:table-cell>
          <table:table-cell table:number-columns-repeated="2" office:value-type="string" calcext:value-type="string">
            <text:p>31/01/2004</text:p>
          </table:table-cell>
          <table:table-cell table:formula="of:=RIGHT(TRIM([.G858]);4)" office:value-type="string" office:string-value="2004" calcext:value-type="string">
            <text:p>200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aría Magdalena</text:p>
          </table:table-cell>
          <table:table-cell office:value-type="string" calcext:value-type="string">
            <text:p>Ablitas </text:p>
          </table:table-cell>
          <table:table-cell/>
          <table:table-cell table:formula="of:=RIGHT(TRIM([.B859]);10)" office:value-type="string" office:string-value=" Magdalena" calcext:value-type="string">
            <text:p><text:s/>Magdalena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59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 Miguel</text:p>
          </table:table-cell>
          <table:table-cell office:value-type="string" calcext:value-type="string">
            <text:p>Barillas </text:p>
          </table:table-cell>
          <table:table-cell/>
          <table:table-cell table:formula="of:=RIGHT(TRIM([.B860]);10)" office:value-type="string" office:string-value="San Miguel" calcext:value-type="string">
            <text:p>San Miguel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0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. De la Asunción</text:p>
          </table:table-cell>
          <table:table-cell office:value-type="string" calcext:value-type="string">
            <text:p>Cascante </text:p>
          </table:table-cell>
          <table:table-cell/>
          <table:table-cell table:formula="of:=RIGHT(TRIM([.B861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1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Basílica El Romero</text:p>
          </table:table-cell>
          <table:table-cell office:value-type="string" calcext:value-type="string">
            <text:p>Cascante </text:p>
          </table:table-cell>
          <table:table-cell/>
          <table:table-cell table:formula="of:=RIGHT(TRIM([.B862]);10)" office:value-type="string" office:string-value=" El Romero" calcext:value-type="string">
            <text:p><text:s/>El Romero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2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 de la Victoria </text:p>
          </table:table-cell>
          <table:table-cell office:value-type="string" calcext:value-type="string">
            <text:p>Cascante </text:p>
          </table:table-cell>
          <table:table-cell/>
          <table:table-cell table:formula="of:=RIGHT(TRIM([.B863]);10)" office:value-type="string" office:string-value="a Victoria" calcext:value-type="string">
            <text:p>a Victoria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 Juan Bautista</text:p>
          </table:table-cell>
          <table:table-cell office:value-type="string" calcext:value-type="string">
            <text:p>Cintruénigo </text:p>
          </table:table-cell>
          <table:table-cell/>
          <table:table-cell table:formula="of:=RIGHT(TRIM([.B864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Viña regadio El Prado</text:p>
          </table:table-cell>
          <table:table-cell office:value-type="string" calcext:value-type="string">
            <text:p>Cintruénigo </text:p>
          </table:table-cell>
          <table:table-cell/>
          <table:table-cell table:formula="of:=RIGHT(TRIM([.B865]);10)" office:value-type="string" office:string-value="o El Prado" calcext:value-type="string">
            <text:p>o El Prado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5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Ntra. Sñra del Rosario</text:p>
          </table:table-cell>
          <table:table-cell office:value-type="string" calcext:value-type="string">
            <text:p>Corella </text:p>
          </table:table-cell>
          <table:table-cell/>
          <table:table-cell table:formula="of:=RIGHT(TRIM([.B866]);10)" office:value-type="string" office:string-value="el Rosario" calcext:value-type="string">
            <text:p>el Rosario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6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aría la Real</text:p>
          </table:table-cell>
          <table:table-cell office:value-type="string" calcext:value-type="string">
            <text:p>Fitero </text:p>
          </table:table-cell>
          <table:table-cell/>
          <table:table-cell table:formula="of:=RIGHT(TRIM([.B867]);10)" office:value-type="string" office:string-value="ía la Real" calcext:value-type="string">
            <text:p>ía la Real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7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UDELA/TUTERA Nº .2.</text:p>
          </table:table-cell>
          <table:table-cell office:value-type="string" calcext:value-type="string">
            <text:p>Parroquia Santa Mª Magdalena</text:p>
          </table:table-cell>
          <table:table-cell office:value-type="string" calcext:value-type="string">
            <text:p>Monteagudo </text:p>
          </table:table-cell>
          <table:table-cell/>
          <table:table-cell table:formula="of:=RIGHT(TRIM([.B868]);10)" office:value-type="string" office:string-value=" Magdalena" calcext:value-type="string">
            <text:p><text:s/>Magdalena</text:p>
          </table:table-cell>
          <table:table-cell table:number-columns-repeated="2" office:value-type="string" calcext:value-type="string">
            <text:p>31/01/2006</text:p>
          </table:table-cell>
          <table:table-cell table:formula="of:=RIGHT(TRIM([.G868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lemente</text:p>
          </table:table-cell>
          <table:table-cell office:value-type="string" calcext:value-type="string">
            <text:p>Navascues</text:p>
          </table:table-cell>
          <table:table-cell office:value-type="string" calcext:value-type="string">
            <text:p>Aspurz </text:p>
          </table:table-cell>
          <table:table-cell table:formula="of:=RIGHT(TRIM([.B869]);10)" office:value-type="string" office:string-value=". Clemente" calcext:value-type="string">
            <text:p>. Clemente</text:p>
          </table:table-cell>
          <table:table-cell table:number-columns-repeated="2" office:value-type="string" calcext:value-type="string">
            <text:p>31/03/2003</text:p>
          </table:table-cell>
          <table:table-cell table:formula="of:=RIGHT(TRIM([.G86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Cristóbal</text:p>
          </table:table-cell>
          <table:table-cell office:value-type="string" calcext:value-type="string">
            <text:p>Navascues</text:p>
          </table:table-cell>
          <table:table-cell/>
          <table:table-cell table:formula="of:=RIGHT(TRIM([.B870]);10)" office:value-type="string" office:string-value=" Cristóbal" calcext:value-type="string">
            <text:p><text:s/>Cristóbal</text:p>
          </table:table-cell>
          <table:table-cell table:number-columns-repeated="2" office:value-type="string" calcext:value-type="string">
            <text:p>31/03/2003</text:p>
          </table:table-cell>
          <table:table-cell table:formula="of:=RIGHT(TRIM([.G87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Saturnino</text:p>
          </table:table-cell>
          <table:table-cell office:value-type="string" calcext:value-type="string">
            <text:p>Navascues</text:p>
          </table:table-cell>
          <table:table-cell office:value-type="string" calcext:value-type="string">
            <text:p>Ustes</text:p>
          </table:table-cell>
          <table:table-cell table:formula="of:=RIGHT(TRIM([.B871]);10)" office:value-type="string" office:string-value=" Saturnino" calcext:value-type="string">
            <text:p><text:s/>Saturnino</text:p>
          </table:table-cell>
          <table:table-cell table:number-columns-repeated="2" office:value-type="string" calcext:value-type="string">
            <text:p>31/03/2003</text:p>
          </table:table-cell>
          <table:table-cell table:formula="of:=RIGHT(TRIM([.G87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La Hortaliza</text:p>
          </table:table-cell>
          <table:table-cell office:value-type="string" calcext:value-type="string">
            <text:p>Navascues</text:p>
          </table:table-cell>
          <table:table-cell/>
          <table:table-cell table:formula="of:=RIGHT(TRIM([.B872]);10)" office:value-type="string" office:string-value=" Hortaliza" calcext:value-type="string">
            <text:p><text:s/>Hortaliza</text:p>
          </table:table-cell>
          <table:table-cell table:number-columns-repeated="2" office:value-type="string" calcext:value-type="string">
            <text:p>31/03/2003</text:p>
          </table:table-cell>
          <table:table-cell table:formula="of:=RIGHT(TRIM([.G87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loriz </text:p>
          </table:table-cell>
          <table:table-cell/>
          <table:table-cell table:formula="of:=RIGHT(TRIM([.B873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31/08/2006</text:p>
          </table:table-cell>
          <table:table-cell table:formula="of:=RIGHT(TRIM([.G873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TAFALLA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Tafalla </text:p>
          </table:table-cell>
          <table:table-cell/>
          <table:table-cell table:formula="of:=RIGHT(TRIM([.B874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31/08/2006</text:p>
          </table:table-cell>
          <table:table-cell table:formula="of:=RIGHT(TRIM([.G874]);4)" office:value-type="string" office:string-value="2006" calcext:value-type="string">
            <text:p>2006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Marti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Ardanaz de Izaga </text:p>
          </table:table-cell>
          <table:table-cell table:formula="of:=RIGHT(TRIM([.B875]);10)" office:value-type="string" office:string-value=" S. Martin" calcext:value-type="string">
            <text:p><text:s/>S. Martin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7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Agued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doate </text:p>
          </table:table-cell>
          <table:table-cell table:formula="of:=RIGHT(TRIM([.B876]);10)" office:value-type="string" office:string-value="ta. Agueda" calcext:value-type="string">
            <text:p>ta. Agueda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76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ndurain</text:p>
          </table:table-cell>
          <table:table-cell table:formula="of:=RIGHT(TRIM([.B877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77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Iriso </text:p>
          </table:table-cell>
          <table:table-cell table:formula="of:=RIGHT(TRIM([.B878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78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Lizarraga </text:p>
          </table:table-cell>
          <table:table-cell table:formula="of:=RIGHT(TRIM([.B879]);10)" office:value-type="string" office:string-value="a. Eulalia" calcext:value-type="string">
            <text:p>a. Eulalia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79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Reta </text:p>
          </table:table-cell>
          <table:table-cell table:formula="of:=RIGHT(TRIM([.B880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0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Finca en Bertetxera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Reta </text:p>
          </table:table-cell>
          <table:table-cell table:formula="of:=RIGHT(TRIM([.B881]);10)" office:value-type="string" office:string-value="Bertetxera" calcext:value-type="string">
            <text:p>Bertetxera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1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Turrillas </text:p>
          </table:table-cell>
          <table:table-cell table:formula="of:=RIGHT(TRIM([.B88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2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Almacen paraje Zerkupe</text:p>
          </table:table-cell>
          <table:table-cell office:value-type="string" calcext:value-type="string">
            <text:p>Izagandoa</text:p>
          </table:table-cell>
          <table:table-cell/>
          <table:table-cell table:formula="of:=RIGHT(TRIM([.B883]);10)" office:value-type="string" office:string-value="je Zerkupe" calcext:value-type="string">
            <text:p>je Zerkupe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3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<text:s/></text:p>
          </table:table-cell>
          <table:table-cell table:formula="of:=RIGHT(TRIM([.B884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4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AOIZ/AGOITZ</text:p>
          </table:table-cell>
          <table:table-cell office:value-type="string" calcext:value-type="string">
            <text:p>Parroquia La Purificacion</text:p>
          </table:table-cell>
          <table:table-cell office:value-type="string" calcext:value-type="string">
            <text:p>Izagandoa</text:p>
          </table:table-cell>
          <table:table-cell office:value-type="string" calcext:value-type="string">
            <text:p>Zuazu </text:p>
          </table:table-cell>
          <table:table-cell table:formula="of:=RIGHT(TRIM([.B885]);10)" office:value-type="string" office:string-value="rificacion" calcext:value-type="string">
            <text:p>rificacion</text:p>
          </table:table-cell>
          <table:table-cell table:number-columns-repeated="2" office:value-type="string" calcext:value-type="string">
            <text:p>31/10/2003</text:p>
          </table:table-cell>
          <table:table-cell table:formula="of:=RIGHT(TRIM([.G885]);4)" office:value-type="string" office:string-value="2003" calcext:value-type="string">
            <text:p>2003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ESTELLA/LIZARRA Nº .1.</text:p>
          </table:table-cell>
          <table:table-cell office:value-type="string" calcext:value-type="string">
            <text:p>Parroquia de La Asunción</text:p>
          </table:table-cell>
          <table:table-cell office:value-type="string" calcext:value-type="string">
            <text:p>Allín</text:p>
          </table:table-cell>
          <table:table-cell office:value-type="string" calcext:value-type="string">
            <text:p>Etxabarri </text:p>
          </table:table-cell>
          <table:table-cell table:formula="of:=RIGHT(TRIM([.B886]);10)" office:value-type="string" office:string-value="a Asunción" calcext:value-type="string">
            <text:p>a Asunción</text:p>
          </table:table-cell>
          <table:table-cell table:number-columns-repeated="2" table:style-name="ce19" office:value-type="date" office:date-value="2005-04-04" calcext:value-type="date">
            <text:p>04/04/2005</text:p>
          </table:table-cell>
          <table:table-cell table:formula="of:=RIGHT(TRIM([.G886]);4)" office:value-type="string" office:string-value="8446" calcext:value-type="string">
            <text:p>8446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GISTRO DE LA PROPIEDA DE PAMPLONA/IRUÑA Nº .4.</text:p>
          </table:table-cell>
          <table:table-cell office:value-type="string" calcext:value-type="string">
            <text:p>Ruinas 102 m/2 c./ San Andrés</text:p>
          </table:table-cell>
          <table:table-cell office:value-type="string" calcext:value-type="string">
            <text:p>Zizur Mayor </text:p>
          </table:table-cell>
          <table:table-cell/>
          <table:table-cell table:formula="of:=RIGHT(TRIM([.B887]);10)" office:value-type="string" office:string-value="San Andrés" calcext:value-type="string">
            <text:p>San Andrés</text:p>
          </table:table-cell>
          <table:table-cell table:number-columns-repeated="2" table:style-name="ce19" office:value-type="date" office:date-value="2004-06-11" calcext:value-type="date">
            <text:p>11/06/2004</text:p>
          </table:table-cell>
          <table:table-cell table:formula="of:=RIGHT(TRIM([.G887]);4)" office:value-type="string" office:string-value="8149" calcext:value-type="string">
            <text:p>8149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Anue Leazkue </text:p>
          </table:table-cell>
          <table:table-cell/>
          <table:table-cell table:formula="of:=RIGHT(TRIM([.B888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8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Añorbe </text:p>
          </table:table-cell>
          <table:table-cell/>
          <table:table-cell table:formula="of:=RIGHT(TRIM([.B889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8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Belascoain </text:p>
          </table:table-cell>
          <table:table-cell/>
          <table:table-cell table:formula="of:=RIGHT(TRIM([.B890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Salinas </text:p>
          </table:table-cell>
          <table:table-cell table:formula="of:=RIGHT(TRIM([.B891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ldaba </text:p>
          </table:table-cell>
          <table:table-cell table:formula="of:=RIGHT(TRIM([.B892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Unzu </text:p>
          </table:table-cell>
          <table:table-cell table:formula="of:=RIGHT(TRIM([.B893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Legarda </text:p>
          </table:table-cell>
          <table:table-cell/>
          <table:table-cell table:formula="of:=RIGHT(TRIM([.B894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siain </text:p>
          </table:table-cell>
          <table:table-cell table:formula="of:=RIGHT(TRIM([.B895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u </text:p>
          </table:table-cell>
          <table:table-cell table:formula="of:=RIGHT(TRIM([.B896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bero </text:p>
          </table:table-cell>
          <table:table-cell table:formula="of:=RIGHT(TRIM([.B897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Tirapu </text:p>
          </table:table-cell>
          <table:table-cell/>
          <table:table-cell table:formula="of:=RIGHT(TRIM([.B898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car </text:p>
          </table:table-cell>
          <table:table-cell/>
          <table:table-cell table:formula="of:=RIGHT(TRIM([.B899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89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Uterga </text:p>
          </table:table-cell>
          <table:table-cell/>
          <table:table-cell table:formula="of:=RIGHT(TRIM([.B900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Asuncion</text:p>
          </table:table-cell>
          <table:table-cell office:value-type="string" calcext:value-type="string">
            <text:p>Zabalza </text:p>
          </table:table-cell>
          <table:table-cell/>
          <table:table-cell table:formula="of:=RIGHT(TRIM([.B901]);10)" office:value-type="string" office:string-value="a Asuncion" calcext:value-type="string">
            <text:p>a Asunci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lsasua </text:p>
          </table:table-cell>
          <table:table-cell/>
          <table:table-cell table:formula="of:=RIGHT(TRIM([.B902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Uztegui </text:p>
          </table:table-cell>
          <table:table-cell table:formula="of:=RIGHT(TRIM([.B90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eso </text:p>
          </table:table-cell>
          <table:table-cell/>
          <table:table-cell table:formula="of:=RIGHT(TRIM([.B904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rruazu </text:p>
          </table:table-cell>
          <table:table-cell/>
          <table:table-cell table:formula="of:=RIGHT(TRIM([.B90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Beunza </text:p>
          </table:table-cell>
          <table:table-cell table:formula="of:=RIGHT(TRIM([.B90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róstegui </text:p>
          </table:table-cell>
          <table:table-cell table:formula="of:=RIGHT(TRIM([.B907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Igoa </text:p>
          </table:table-cell>
          <table:table-cell table:formula="of:=RIGHT(TRIM([.B908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Jaunsaras </text:p>
          </table:table-cell>
          <table:table-cell table:formula="of:=RIGHT(TRIM([.B909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0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Ciordia </text:p>
          </table:table-cell>
          <table:table-cell/>
          <table:table-cell table:formula="of:=RIGHT(TRIM([.B910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Torrano </text:p>
          </table:table-cell>
          <table:table-cell table:formula="of:=RIGHT(TRIM([.B911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zpirotz – Lezaeta </text:p>
          </table:table-cell>
          <table:table-cell table:formula="of:=RIGHT(TRIM([.B912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rraitz </text:p>
          </table:table-cell>
          <table:table-cell table:formula="of:=RIGHT(TRIM([.B913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Cenoz </text:p>
          </table:table-cell>
          <table:table-cell table:formula="of:=RIGHT(TRIM([.B914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Gorrontz </text:p>
          </table:table-cell>
          <table:table-cell table:formula="of:=RIGHT(TRIM([.B915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Urrizola – Galain </text:p>
          </table:table-cell>
          <table:table-cell table:formula="of:=RIGHT(TRIM([.B916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La Asunción</text:p>
          </table:table-cell>
          <table:table-cell office:value-type="string" calcext:value-type="string">
            <text:p>Urdiain</text:p>
          </table:table-cell>
          <table:table-cell office:value-type="string" calcext:value-type="string">
            <text:p><text:s/></text:p>
          </table:table-cell>
          <table:table-cell table:formula="of:=RIGHT(TRIM([.B917]);10)" office:value-type="string" office:string-value="a Asunción" calcext:value-type="string">
            <text:p>a Asun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castañal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Uztegui </text:p>
          </table:table-cell>
          <table:table-cell table:formula="of:=RIGHT(TRIM([.B918]);10)" office:value-type="string" office:string-value="a castañal" calcext:value-type="string">
            <text:p>a castaña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Catalin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Ciaurriz </text:p>
          </table:table-cell>
          <table:table-cell table:formula="of:=RIGHT(TRIM([.B919]);10)" office:value-type="string" office:string-value="a Catalina" calcext:value-type="string">
            <text:p>a Catalin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1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ierra de labor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Burutain </text:p>
          </table:table-cell>
          <table:table-cell table:formula="of:=RIGHT(TRIM([.B920]);10)" office:value-type="string" office:string-value="a de labor" calcext:value-type="string">
            <text:p>a de labo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El Pilar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Lekunberri </text:p>
          </table:table-cell>
          <table:table-cell table:formula="of:=RIGHT(TRIM([.B921]);10)" office:value-type="string" office:string-value="a El Pilar" calcext:value-type="string">
            <text:p>a El Pi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Babil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rroz </text:p>
          </table:table-cell>
          <table:table-cell table:formula="of:=RIGHT(TRIM([.B922]);10)" office:value-type="string" office:string-value="a S. Babil" calcext:value-type="string">
            <text:p>a S. Babi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Burutain </text:p>
          </table:table-cell>
          <table:table-cell table:formula="of:=RIGHT(TRIM([.B923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nué</text:p>
          </table:table-cell>
          <table:table-cell office:value-type="string" calcext:value-type="string">
            <text:p>Arizu </text:p>
          </table:table-cell>
          <table:table-cell table:formula="of:=RIGHT(TRIM([.B924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Ballariain </text:p>
          </table:table-cell>
          <table:table-cell table:formula="of:=RIGHT(TRIM([.B92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Gulina </text:p>
          </table:table-cell>
          <table:table-cell table:formula="of:=RIGHT(TRIM([.B926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guinaga </text:p>
          </table:table-cell>
          <table:table-cell table:formula="of:=RIGHT(TRIM([.B92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Garciriain </text:p>
          </table:table-cell>
          <table:table-cell table:formula="of:=RIGHT(TRIM([.B928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 table:formula="of:=RIGHT(TRIM([.B929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2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Olabe </text:p>
          </table:table-cell>
          <table:table-cell table:formula="of:=RIGHT(TRIM([.B930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Puente La Reina </text:p>
          </table:table-cell>
          <table:table-cell/>
          <table:table-cell table:formula="of:=RIGHT(TRIM([.B931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Urrizola </text:p>
          </table:table-cell>
          <table:table-cell table:formula="of:=RIGHT(TRIM([.B932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asaburua </text:p>
          </table:table-cell>
          <table:table-cell office:value-type="string" calcext:value-type="string">
            <text:p>Arrarats </text:p>
          </table:table-cell>
          <table:table-cell table:formula="of:=RIGHT(TRIM([.B933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asaburua </text:p>
          </table:table-cell>
          <table:table-cell office:value-type="string" calcext:value-type="string">
            <text:p>Itxaso </text:p>
          </table:table-cell>
          <table:table-cell table:formula="of:=RIGHT(TRIM([.B934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Betelu </text:p>
          </table:table-cell>
          <table:table-cell/>
          <table:table-cell table:formula="of:=RIGHT(TRIM([.B935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Unanua </text:p>
          </table:table-cell>
          <table:table-cell table:formula="of:=RIGHT(TRIM([.B936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Iturmendi </text:p>
          </table:table-cell>
          <table:table-cell/>
          <table:table-cell table:formula="of:=RIGHT(TRIM([.B937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stitz </text:p>
          </table:table-cell>
          <table:table-cell table:formula="of:=RIGHT(TRIM([.B938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uguiro </text:p>
          </table:table-cell>
          <table:table-cell table:formula="of:=RIGHT(TRIM([.B939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3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Pedr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Larrainzar </text:p>
          </table:table-cell>
          <table:table-cell table:formula="of:=RIGHT(TRIM([.B940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</text:p>
          </table:table-cell>
          <table:table-cell office:value-type="string" calcext:value-type="string">
            <text:p>Urdiain </text:p>
          </table:table-cell>
          <table:table-cell/>
          <table:table-cell table:formula="of:=RIGHT(TRIM([.B941]);10)" office:value-type="string" office:string-value="a S. Pedro" calcext:value-type="string">
            <text:p>a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Romá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rre </text:p>
          </table:table-cell>
          <table:table-cell table:formula="of:=RIGHT(TRIM([.B942]);10)" office:value-type="string" office:string-value="a S. Román" calcext:value-type="string">
            <text:p>a S. Romá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Oricain </text:p>
          </table:table-cell>
          <table:table-cell table:formula="of:=RIGHT(TRIM([.B943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Puente La Reina </text:p>
          </table:table-cell>
          <table:table-cell/>
          <table:table-cell table:formula="of:=RIGHT(TRIM([.B944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iago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 table:formula="of:=RIGHT(TRIM([.B945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iago</text:p>
          </table:table-cell>
          <table:table-cell office:value-type="string" calcext:value-type="string">
            <text:p>Bacaicoa </text:p>
          </table:table-cell>
          <table:table-cell/>
          <table:table-cell table:formula="of:=RIGHT(TRIM([.B946]);10)" office:value-type="string" office:string-value="a Santiago" calcext:value-type="string">
            <text:p>a Santiag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La Trinidad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Aguinaga </text:p>
          </table:table-cell>
          <table:table-cell table:formula="of:=RIGHT(TRIM([.B947]);10)" office:value-type="string" office:string-value="a Trinidad" calcext:value-type="string">
            <text:p>a Trinid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Zamartz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948]);10)" office:value-type="string" office:string-value="a Zamartze" calcext:value-type="string">
            <text:p>a Zamartz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Barbara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Amalain </text:p>
          </table:table-cell>
          <table:table-cell table:formula="of:=RIGHT(TRIM([.B949]);10)" office:value-type="string" office:string-value="a. Barbara" calcext:value-type="string">
            <text:p>a. Barbar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4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ta. Eulalia</text:p>
          </table:table-cell>
          <table:table-cell office:value-type="string" calcext:value-type="string">
            <text:p>Juslapeña</text:p>
          </table:table-cell>
          <table:table-cell office:value-type="string" calcext:value-type="string">
            <text:p>Belzunce </text:p>
          </table:table-cell>
          <table:table-cell table:formula="of:=RIGHT(TRIM([.B950]);10)" office:value-type="string" office:string-value="a. Eulalia" calcext:value-type="string">
            <text:p>a. Eulal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os Juan y Pabl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li </text:p>
          </table:table-cell>
          <table:table-cell table:formula="of:=RIGHT(TRIM([.B951]);10)" office:value-type="string" office:string-value="an y Pablo" calcext:value-type="string">
            <text:p>an y Pabl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a Krutz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Etxarri </text:p>
          </table:table-cell>
          <table:table-cell table:formula="of:=RIGHT(TRIM([.B952]);10)" office:value-type="string" office:string-value="anta Krutz" calcext:value-type="string">
            <text:p>anta Krutz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Lucia</text:p>
          </table:table-cell>
          <table:table-cell office:value-type="string" calcext:value-type="string">
            <text:p>Muruzabal </text:p>
          </table:table-cell>
          <table:table-cell/>
          <table:table-cell table:formula="of:=RIGHT(TRIM([.B953]);10)" office:value-type="string" office:string-value="anta Lucia" calcext:value-type="string">
            <text:p>anta Luc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anta Maria</text:p>
          </table:table-cell>
          <table:table-cell office:value-type="string" calcext:value-type="string">
            <text:p>Etxarri Aranaz </text:p>
          </table:table-cell>
          <table:table-cell/>
          <table:table-cell table:formula="of:=RIGHT(TRIM([.B954]);10)" office:value-type="string" office:string-value="anta Maria" calcext:value-type="string">
            <text:p>anta Mar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o Tomás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 table:formula="of:=RIGHT(TRIM([.B955]);10)" office:value-type="string" office:string-value="anto Tomás" calcext:value-type="string">
            <text:p>anto Tomá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o Tomás</text:p>
          </table:table-cell>
          <table:table-cell office:value-type="string" calcext:value-type="string">
            <text:p>Ollo </text:p>
          </table:table-cell>
          <table:table-cell/>
          <table:table-cell table:formula="of:=RIGHT(TRIM([.B956]);10)" office:value-type="string" office:string-value="anto Tomás" calcext:value-type="string">
            <text:p>anto Tomá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rre </text:p>
          </table:table-cell>
          <table:table-cell table:formula="of:=RIGHT(TRIM([.B957]);10)" office:value-type="string" office:string-value="Solar" calcext:value-type="string">
            <text:p>So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Arrigorria</text:p>
          </table:table-cell>
          <table:table-cell office:value-type="string" calcext:value-type="string">
            <text:p>Zabalza </text:p>
          </table:table-cell>
          <table:table-cell office:value-type="string" calcext:value-type="string">
            <text:p>Arraiza </text:p>
          </table:table-cell>
          <table:table-cell table:formula="of:=RIGHT(TRIM([.B958]);10)" office:value-type="string" office:string-value="Arrigorria" calcext:value-type="string">
            <text:p>Arrigorr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siara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lli </text:p>
          </table:table-cell>
          <table:table-cell table:formula="of:=RIGHT(TRIM([.B959]);10)" office:value-type="string" office:string-value="ca Asiaran" calcext:value-type="string">
            <text:p>ca Asiar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5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Herria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rriba </text:p>
          </table:table-cell>
          <table:table-cell table:formula="of:=RIGHT(TRIM([.B960]);10)" office:value-type="string" office:string-value="ca Herrian" calcext:value-type="string">
            <text:p>ca Herri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ementeri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Anocibar </text:p>
          </table:table-cell>
          <table:table-cell table:formula="of:=RIGHT(TRIM([.B961]);10)" office:value-type="string" office:string-value="Cementerio" calcext:value-type="string">
            <text:p>Cemente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Ardantzeburu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Anoz </text:p>
          </table:table-cell>
          <table:table-cell table:formula="of:=RIGHT(TRIM([.B962]);10)" office:value-type="string" office:string-value="dantzeburu" calcext:value-type="string">
            <text:p>dantzeburu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apilla Del Carmen</text:p>
          </table:table-cell>
          <table:table-cell office:value-type="string" calcext:value-type="string">
            <text:p>Belascoain </text:p>
          </table:table-cell>
          <table:table-cell/>
          <table:table-cell table:formula="of:=RIGHT(TRIM([.B963]);10)" office:value-type="string" office:string-value="Del Carmen" calcext:value-type="string">
            <text:p>Del Carme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Virgen de Aitziber</text:p>
          </table:table-cell>
          <table:table-cell office:value-type="string" calcext:value-type="string">
            <text:p>Urdiain </text:p>
          </table:table-cell>
          <table:table-cell/>
          <table:table-cell table:formula="of:=RIGHT(TRIM([.B964]);10)" office:value-type="string" office:string-value="e Aitziber" calcext:value-type="string">
            <text:p>e Aitzibe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anta Cruz de Irigoyen</text:p>
          </table:table-cell>
          <table:table-cell office:value-type="string" calcext:value-type="string">
            <text:p>Betelu </text:p>
          </table:table-cell>
          <table:table-cell/>
          <table:table-cell table:formula="of:=RIGHT(TRIM([.B965]);10)" office:value-type="string" office:string-value="e Irigoyen" calcext:value-type="string">
            <text:p>e Irigoye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El Milagro</text:p>
          </table:table-cell>
          <table:table-cell office:value-type="string" calcext:value-type="string">
            <text:p>Ciordia </text:p>
          </table:table-cell>
          <table:table-cell/>
          <table:table-cell table:formula="of:=RIGHT(TRIM([.B966]);10)" office:value-type="string" office:string-value="El Milagro" calcext:value-type="string">
            <text:p>El Milag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El Rosario</text:p>
          </table:table-cell>
          <table:table-cell office:value-type="string" calcext:value-type="string">
            <text:p>Biurrun </text:p>
          </table:table-cell>
          <table:table-cell/>
          <table:table-cell table:formula="of:=RIGHT(TRIM([.B967]);10)" office:value-type="string" office:string-value="El Rosario" calcext:value-type="string">
            <text:p>El Rosa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El Rosari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lbenzu </text:p>
          </table:table-cell>
          <table:table-cell table:formula="of:=RIGHT(TRIM([.B968]);10)" office:value-type="string" office:string-value="El Rosario" calcext:value-type="string">
            <text:p>El Rosar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ereal en Leciag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lbenzu </text:p>
          </table:table-cell>
          <table:table-cell table:formula="of:=RIGHT(TRIM([.B969]);10)" office:value-type="string" office:string-value="en Leciaga" calcext:value-type="string">
            <text:p>en Leciag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6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Andres Apostol</text:p>
          </table:table-cell>
          <table:table-cell office:value-type="string" calcext:value-type="string">
            <text:p>Atarrabia </text:p>
          </table:table-cell>
          <table:table-cell/>
          <table:table-cell table:formula="of:=RIGHT(TRIM([.B970]);10)" office:value-type="string" office:string-value="es Apostol" calcext:value-type="string">
            <text:p>es Apostol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Gaztanie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stitz </text:p>
          </table:table-cell>
          <table:table-cell table:formula="of:=RIGHT(TRIM([.B971]);10)" office:value-type="string" office:string-value="Gaztanieta" calcext:value-type="string">
            <text:p>Gaztanie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Virgen Blanca</text:p>
          </table:table-cell>
          <table:table-cell office:value-type="string" calcext:value-type="string">
            <text:p>Ciriza </text:p>
          </table:table-cell>
          <table:table-cell/>
          <table:table-cell table:formula="of:=RIGHT(TRIM([.B972]);10)" office:value-type="string" office:string-value="gen Blanca" calcext:value-type="string">
            <text:p>gen Blanc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– hasta Soro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 table:formula="of:=RIGHT(TRIM([.B973]);10)" office:value-type="string" office:string-value="hasta Soro" calcext:value-type="string">
            <text:p>hasta So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Blas</text:p>
          </table:table-cell>
          <table:table-cell office:value-type="string" calcext:value-type="string">
            <text:p>Olza</text:p>
          </table:table-cell>
          <table:table-cell office:value-type="string" calcext:value-type="string">
            <text:p><text:s/></text:p>
          </table:table-cell>
          <table:table-cell table:formula="of:=RIGHT(TRIM([.B974]);10)" office:value-type="string" office:string-value="ia S. Blas" calcext:value-type="string">
            <text:p>ia S. Bla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Oteiza </text:p>
          </table:table-cell>
          <table:table-cell table:formula="of:=RIGHT(TRIM([.B975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acaicoa </text:p>
          </table:table-cell>
          <table:table-cell/>
          <table:table-cell table:formula="of:=RIGHT(TRIM([.B976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Beruete </text:p>
          </table:table-cell>
          <table:table-cell table:formula="of:=RIGHT(TRIM([.B977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Irañeta </text:p>
          </table:table-cell>
          <table:table-cell/>
          <table:table-cell table:formula="of:=RIGHT(TRIM([.B978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979]);10)" office:value-type="string" office:string-value="ia S. Juan" calcext:value-type="string">
            <text:p>i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7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Izurdiaga </text:p>
          </table:table-cell>
          <table:table-cell table:formula="of:=RIGHT(TRIM([.B980]);10)" office:value-type="string" office:string-value="Solar" calcext:value-type="string">
            <text:p>So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Martin – Irura</text:p>
          </table:table-cell>
          <table:table-cell office:value-type="string" calcext:value-type="string">
            <text:p>Ergoyena</text:p>
          </table:table-cell>
          <table:table-cell office:value-type="string" calcext:value-type="string">
            <text:p>Lizarraga </text:p>
          </table:table-cell>
          <table:table-cell table:formula="of:=RIGHT(TRIM([.B981]);10)" office:value-type="string" office:string-value="in – Irura" calcext:value-type="string">
            <text:p>in – Irur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arcela</text:p>
          </table:table-cell>
          <table:table-cell office:value-type="string" calcext:value-type="string">
            <text:p>Ansoain</text:p>
          </table:table-cell>
          <table:table-cell/>
          <table:table-cell table:formula="of:=RIGHT(TRIM([.B982]);10)" office:value-type="string" office:string-value="arcela" calcext:value-type="string">
            <text:p>arcel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nibe</text:p>
          </table:table-cell>
          <table:table-cell office:value-type="string" calcext:value-type="string">
            <text:p>Larraun </text:p>
          </table:table-cell>
          <table:table-cell office:value-type="string" calcext:value-type="string">
            <text:p>Azpirotz </text:p>
          </table:table-cell>
          <table:table-cell table:formula="of:=RIGHT(TRIM([.B983]);10)" office:value-type="string" office:string-value="inca Anibe" calcext:value-type="string">
            <text:p>inca Anib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Eunate</text:p>
          </table:table-cell>
          <table:table-cell office:value-type="string" calcext:value-type="string">
            <text:p>Muruzabal </text:p>
          </table:table-cell>
          <table:table-cell/>
          <table:table-cell table:formula="of:=RIGHT(TRIM([.B984]);10)" office:value-type="string" office:string-value="ita Eunate" calcext:value-type="string">
            <text:p>ita Euna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– Goiticolanda</text:p>
          </table:table-cell>
          <table:table-cell office:value-type="string" calcext:value-type="string">
            <text:p>Basaburua</text:p>
          </table:table-cell>
          <table:table-cell office:value-type="string" calcext:value-type="string">
            <text:p>Oroquieta Erviti </text:p>
          </table:table-cell>
          <table:table-cell table:formula="of:=RIGHT(TRIM([.B985]);10)" office:value-type="string" office:string-value="iticolanda" calcext:value-type="string">
            <text:p>iticoland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a Concepcion – Iturtxiqui</text:p>
          </table:table-cell>
          <table:table-cell office:value-type="string" calcext:value-type="string">
            <text:p>Etxarri Aranaz </text:p>
          </table:table-cell>
          <table:table-cell/>
          <table:table-cell table:formula="of:=RIGHT(TRIM([.B986]);10)" office:value-type="string" office:string-value="Iturtxiqui" calcext:value-type="string">
            <text:p>Iturtxiqui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paraje Gomazin</text:p>
          </table:table-cell>
          <table:table-cell office:value-type="string" calcext:value-type="string">
            <text:p>Puente La Reina </text:p>
          </table:table-cell>
          <table:table-cell/>
          <table:table-cell table:formula="of:=RIGHT(TRIM([.B987]);10)" office:value-type="string" office:string-value="je Gomazin" calcext:value-type="string">
            <text:p>je Gomazi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Zabal S. Pedro</text:p>
          </table:table-cell>
          <table:table-cell office:value-type="string" calcext:value-type="string">
            <text:p>Irañeta </text:p>
          </table:table-cell>
          <table:table-cell/>
          <table:table-cell table:formula="of:=RIGHT(TRIM([.B988]);10)" office:value-type="string" office:string-value="l S. Pedro" calcext:value-type="string">
            <text:p>l S. Pedr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El Salvador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 </text:p>
          </table:table-cell>
          <table:table-cell table:formula="of:=RIGHT(TRIM([.B989]);10)" office:value-type="string" office:string-value="l Salvador" calcext:value-type="string">
            <text:p>l Salvado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8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Tierras de labor junto a la Iglesia</text:p>
          </table:table-cell>
          <table:table-cell office:value-type="string" calcext:value-type="string">
            <text:p>Areso </text:p>
          </table:table-cell>
          <table:table-cell/>
          <table:table-cell table:formula="of:=RIGHT(TRIM([.B990]);10)" office:value-type="string" office:string-value="la Iglesia" calcext:value-type="string">
            <text:p>la Igles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Terreno Elizaberri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cue</text:p>
          </table:table-cell>
          <table:table-cell table:formula="of:=RIGHT(TRIM([.B991]);10)" office:value-type="string" office:string-value="lizaberria" calcext:value-type="string">
            <text:p>lizaberr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en Illalagorri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 </text:p>
          </table:table-cell>
          <table:table-cell table:formula="of:=RIGHT(TRIM([.B992]);10)" office:value-type="string" office:string-value="llalagorri" calcext:value-type="string">
            <text:p>llalagorri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stos en Illalagorri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Nuin </text:p>
          </table:table-cell>
          <table:table-cell table:formula="of:=RIGHT(TRIM([.B993]);10)" office:value-type="string" office:string-value="llalagorri" calcext:value-type="string">
            <text:p>llalagorri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Vivienda Zamartze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994]);10)" office:value-type="string" office:string-value="martzealde" calcext:value-type="string">
            <text:p>martze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Vivienda Zamartze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995]);10)" office:value-type="string" office:string-value="martzealde" calcext:value-type="string">
            <text:p>martze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Olagüe </text:p>
          </table:table-cell>
          <table:table-cell table:formula="of:=RIGHT(TRIM([.B996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Esain </text:p>
          </table:table-cell>
          <table:table-cell table:formula="of:=RIGHT(TRIM([.B997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Ezcabarte</text:p>
          </table:table-cell>
          <table:table-cell office:value-type="string" calcext:value-type="string">
            <text:p>Orrio </text:p>
          </table:table-cell>
          <table:table-cell table:formula="of:=RIGHT(TRIM([.B998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Subiza </text:p>
          </table:table-cell>
          <table:table-cell table:formula="of:=RIGHT(TRIM([.B999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99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Ochovi </text:p>
          </table:table-cell>
          <table:table-cell table:formula="of:=RIGHT(TRIM([.B1000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Aristregui </text:p>
          </table:table-cell>
          <table:table-cell table:formula="of:=RIGHT(TRIM([.B1001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banos </text:p>
          </table:table-cell>
          <table:table-cell/>
          <table:table-cell table:formula="of:=RIGHT(TRIM([.B1002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 table:formula="of:=RIGHT(TRIM([.B1003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Arazuri </text:p>
          </table:table-cell>
          <table:table-cell table:formula="of:=RIGHT(TRIM([.B1004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tallo </text:p>
          </table:table-cell>
          <table:table-cell table:formula="of:=RIGHT(TRIM([.B1005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Izurdiaga </text:p>
          </table:table-cell>
          <table:table-cell table:formula="of:=RIGHT(TRIM([.B1006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Iribas </text:p>
          </table:table-cell>
          <table:table-cell table:formula="of:=RIGHT(TRIM([.B1007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Lekunberri </text:p>
          </table:table-cell>
          <table:table-cell table:formula="of:=RIGHT(TRIM([.B1008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Juan Bautista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adoz </text:p>
          </table:table-cell>
          <table:table-cell table:formula="of:=RIGHT(TRIM([.B1009]);10)" office:value-type="string" office:string-value="n Bautista" calcext:value-type="string">
            <text:p>n Bautist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0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Aldabe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Ilarregui </text:p>
          </table:table-cell>
          <table:table-cell table:formula="of:=RIGHT(TRIM([.B1010]);10)" office:value-type="string" office:string-value="nca Aldabe" calcext:value-type="string">
            <text:p>nca Aldab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Agueda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Aizoain</text:p>
          </table:table-cell>
          <table:table-cell table:formula="of:=RIGHT(TRIM([.B1011]);10)" office:value-type="string" office:string-value="nta Agueda" calcext:value-type="string">
            <text:p>nta Agued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Agueda</text:p>
          </table:table-cell>
          <table:table-cell office:value-type="string" calcext:value-type="string">
            <text:p>Legarda </text:p>
          </table:table-cell>
          <table:table-cell/>
          <table:table-cell table:formula="of:=RIGHT(TRIM([.B1012]);10)" office:value-type="string" office:string-value="nta Agueda" calcext:value-type="string">
            <text:p>nta Agued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Solar S. Anto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Madoz </text:p>
          </table:table-cell>
          <table:table-cell table:formula="of:=RIGHT(TRIM([.B1013]);10)" office:value-type="string" office:string-value="r S. Anton" calcext:value-type="string">
            <text:p>r S. Anto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Berrioplano </text:p>
          </table:table-cell>
          <table:table-cell/>
          <table:table-cell table:formula="of:=RIGHT(TRIM([.B1014]);10)" office:value-type="string" office:string-value="rificación" calcext:value-type="string">
            <text:p>rifica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Elcarte </text:p>
          </table:table-cell>
          <table:table-cell table:formula="of:=RIGHT(TRIM([.B1015]);10)" office:value-type="string" office:string-value="rificación" calcext:value-type="string">
            <text:p>rifica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Purificació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noz </text:p>
          </table:table-cell>
          <table:table-cell table:formula="of:=RIGHT(TRIM([.B1016]);10)" office:value-type="string" office:string-value="rificación" calcext:value-type="string">
            <text:p>rificació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Orrio Solar</text:p>
          </table:table-cell>
          <table:table-cell office:value-type="string" calcext:value-type="string">
            <text:p>Ezcabarte </text:p>
          </table:table-cell>
          <table:table-cell/>
          <table:table-cell table:formula="of:=RIGHT(TRIM([.B1017]);10)" office:value-type="string" office:string-value="rrio Solar" calcext:value-type="string">
            <text:p>rrio So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Kaskallu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Aizcorbe </text:p>
          </table:table-cell>
          <table:table-cell table:formula="of:=RIGHT(TRIM([.B1018]);10)" office:value-type="string" office:string-value="s Kaskallu" calcext:value-type="string">
            <text:p>s Kaskallu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Antonio</text:p>
          </table:table-cell>
          <table:table-cell office:value-type="string" calcext:value-type="string">
            <text:p>Lakuntza </text:p>
          </table:table-cell>
          <table:table-cell/>
          <table:table-cell table:formula="of:=RIGHT(TRIM([.B1019]);10)" office:value-type="string" office:string-value="S. Antonio" calcext:value-type="string">
            <text:p>S. Antoni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1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nue </text:p>
          </table:table-cell>
          <table:table-cell office:value-type="string" calcext:value-type="string">
            <text:p>Etulain </text:p>
          </table:table-cell>
          <table:table-cell table:formula="of:=RIGHT(TRIM([.B1020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Esteban</text:p>
          </table:table-cell>
          <table:table-cell office:value-type="string" calcext:value-type="string">
            <text:p>Añorbe </text:p>
          </table:table-cell>
          <table:table-cell/>
          <table:table-cell table:formula="of:=RIGHT(TRIM([.B1021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Larragüeta </text:p>
          </table:table-cell>
          <table:table-cell table:formula="of:=RIGHT(TRIM([.B1022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Berriozar </text:p>
          </table:table-cell>
          <table:table-cell/>
          <table:table-cell table:formula="of:=RIGHT(TRIM([.B102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charri</text:p>
          </table:table-cell>
          <table:table-cell/>
          <table:table-cell table:formula="of:=RIGHT(TRIM([.B1024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Eusa </text:p>
          </table:table-cell>
          <table:table-cell table:formula="of:=RIGHT(TRIM([.B1025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Cildoz </text:p>
          </table:table-cell>
          <table:table-cell table:formula="of:=RIGHT(TRIM([.B1026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Galar </text:p>
          </table:table-cell>
          <table:table-cell office:value-type="string" calcext:value-type="string">
            <text:p>Esparza </text:p>
          </table:table-cell>
          <table:table-cell table:formula="of:=RIGHT(TRIM([.B1027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Sarasate </text:p>
          </table:table-cell>
          <table:table-cell table:formula="of:=RIGHT(TRIM([.B1028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Larrayoz </text:p>
          </table:table-cell>
          <table:table-cell table:formula="of:=RIGHT(TRIM([.B1029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2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Muruzabal </text:p>
          </table:table-cell>
          <table:table-cell/>
          <table:table-cell table:formula="of:=RIGHT(TRIM([.B1030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ascue </text:p>
          </table:table-cell>
          <table:table-cell table:formula="of:=RIGHT(TRIM([.B1031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Ollo </text:p>
          </table:table-cell>
          <table:table-cell office:value-type="string" calcext:value-type="string">
            <text:p>Ilzarbe </text:p>
          </table:table-cell>
          <table:table-cell table:formula="of:=RIGHT(TRIM([.B1032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Azcárate </text:p>
          </table:table-cell>
          <table:table-cell table:formula="of:=RIGHT(TRIM([.B1033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Yabar </text:p>
          </table:table-cell>
          <table:table-cell table:formula="of:=RIGHT(TRIM([.B1034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Ciganda </text:p>
          </table:table-cell>
          <table:table-cell table:formula="of:=RIGHT(TRIM([.B1035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Imoz</text:p>
          </table:table-cell>
          <table:table-cell office:value-type="string" calcext:value-type="string">
            <text:p>Etxaleku </text:p>
          </table:table-cell>
          <table:table-cell table:formula="of:=RIGHT(TRIM([.B1036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Azpirotz </text:p>
          </table:table-cell>
          <table:table-cell table:formula="of:=RIGHT(TRIM([.B1037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Alcotz </text:p>
          </table:table-cell>
          <table:table-cell table:formula="of:=RIGHT(TRIM([.B1038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Esteban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so </text:p>
          </table:table-cell>
          <table:table-cell table:formula="of:=RIGHT(TRIM([.B1039]);10)" office:value-type="string" office:string-value="S. Esteban" calcext:value-type="string">
            <text:p>S. Esteb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3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Azoz </text:p>
          </table:table-cell>
          <table:table-cell table:formula="of:=RIGHT(TRIM([.B1040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Juslapeña </text:p>
          </table:table-cell>
          <table:table-cell office:value-type="string" calcext:value-type="string">
            <text:p>Osinaga </text:p>
          </table:table-cell>
          <table:table-cell table:formula="of:=RIGHT(TRIM([.B1041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Lorenzo</text:p>
          </table:table-cell>
          <table:table-cell office:value-type="string" calcext:value-type="string">
            <text:p>Obanos</text:p>
          </table:table-cell>
          <table:table-cell office:value-type="string" calcext:value-type="string">
            <text:p><text:s/></text:p>
          </table:table-cell>
          <table:table-cell table:formula="of:=RIGHT(TRIM([.B1042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Zandio </text:p>
          </table:table-cell>
          <table:table-cell table:formula="of:=RIGHT(TRIM([.B1043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Lizasoain </text:p>
          </table:table-cell>
          <table:table-cell table:formula="of:=RIGHT(TRIM([.B1044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Larraun</text:p>
          </table:table-cell>
          <table:table-cell office:value-type="string" calcext:value-type="string">
            <text:p>Oderiz </text:p>
          </table:table-cell>
          <table:table-cell table:formula="of:=RIGHT(TRIM([.B1045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Lorenz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Guerendiain </text:p>
          </table:table-cell>
          <table:table-cell table:formula="of:=RIGHT(TRIM([.B1046]);10)" office:value-type="string" office:string-value="S. Lorenzo" calcext:value-type="string">
            <text:p>S. Lorenz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Marcelo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Artica </text:p>
          </table:table-cell>
          <table:table-cell table:formula="of:=RIGHT(TRIM([.B1047]);10)" office:value-type="string" office:string-value="S. Marcelo" calcext:value-type="string">
            <text:p>S. Marcel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Marcelo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zaburu </text:p>
          </table:table-cell>
          <table:table-cell table:formula="of:=RIGHT(TRIM([.B1048]);10)" office:value-type="string" office:string-value="S. Marcelo" calcext:value-type="string">
            <text:p>S. Marcel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Nicolás</text:p>
          </table:table-cell>
          <table:table-cell office:value-type="string" calcext:value-type="string">
            <text:p>Olaibar </text:p>
          </table:table-cell>
          <table:table-cell office:value-type="string" calcext:value-type="string">
            <text:p>Enderiz </text:p>
          </table:table-cell>
          <table:table-cell table:formula="of:=RIGHT(TRIM([.B1049]);10)" office:value-type="string" office:string-value="S. Nicolás" calcext:value-type="string">
            <text:p>S. Nicolá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4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Nicolás</text:p>
          </table:table-cell>
          <table:table-cell office:value-type="string" calcext:value-type="string">
            <text:p>Uterga </text:p>
          </table:table-cell>
          <table:table-cell/>
          <table:table-cell table:formula="of:=RIGHT(TRIM([.B1050]);10)" office:value-type="string" office:string-value="S. Nicolás" calcext:value-type="string">
            <text:p>S. Nicolá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Pedroko</text:p>
          </table:table-cell>
          <table:table-cell office:value-type="string" calcext:value-type="string">
            <text:p>Arruazu </text:p>
          </table:table-cell>
          <table:table-cell/>
          <table:table-cell table:formula="of:=RIGHT(TRIM([.B1051]);10)" office:value-type="string" office:string-value="S. Pedroko" calcext:value-type="string">
            <text:p>S. Pedrok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Iza </text:p>
          </table:table-cell>
          <table:table-cell office:value-type="string" calcext:value-type="string">
            <text:p>Larumbe </text:p>
          </table:table-cell>
          <table:table-cell table:formula="of:=RIGHT(TRIM([.B1052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Vicente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txarren </text:p>
          </table:table-cell>
          <table:table-cell table:formula="of:=RIGHT(TRIM([.B1053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Vicent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54]);10)" office:value-type="string" office:string-value="S. Vicente" calcext:value-type="string">
            <text:p>S. Vicent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La Santa Cruz</text:p>
          </table:table-cell>
          <table:table-cell office:value-type="string" calcext:value-type="string">
            <text:p>Lanz </text:p>
          </table:table-cell>
          <table:table-cell/>
          <table:table-cell table:formula="of:=RIGHT(TRIM([.B1055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La Santa Cruz</text:p>
          </table:table-cell>
          <table:table-cell office:value-type="string" calcext:value-type="string">
            <text:p>Areso </text:p>
          </table:table-cell>
          <table:table-cell/>
          <table:table-cell table:formula="of:=RIGHT(TRIM([.B1056]);10)" office:value-type="string" office:string-value="Santa Cruz" calcext:value-type="string">
            <text:p>Santa Cruz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pastos – hasta Sorobe</text:p>
          </table:table-cell>
          <table:table-cell office:value-type="string" calcext:value-type="string">
            <text:p>Araiz</text:p>
          </table:table-cell>
          <table:table-cell office:value-type="string" calcext:value-type="string">
            <text:p>Inza </text:p>
          </table:table-cell>
          <table:table-cell table:formula="of:=RIGHT(TRIM([.B1057]);10)" office:value-type="string" office:string-value="sta Sorobe" calcext:value-type="string">
            <text:p>sta Sorob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Krutz</text:p>
          </table:table-cell>
          <table:table-cell office:value-type="string" calcext:value-type="string">
            <text:p>Leitza </text:p>
          </table:table-cell>
          <table:table-cell/>
          <table:table-cell table:formula="of:=RIGHT(TRIM([.B1058]);10)" office:value-type="string" office:string-value="Sta. Krutz" calcext:value-type="string">
            <text:p>Sta. Krutz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59]);10)" office:value-type="string" office:string-value="Sta. Lucia" calcext:value-type="string">
            <text:p>Sta. Luc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5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ta. Lucia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Elso </text:p>
          </table:table-cell>
          <table:table-cell table:formula="of:=RIGHT(TRIM([.B1060]);10)" office:value-type="string" office:string-value="Sta. Lucia" calcext:value-type="string">
            <text:p>Sta. Luc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txeberri </text:p>
          </table:table-cell>
          <table:table-cell table:formula="of:=RIGHT(TRIM([.B1061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ta. Maria</text:p>
          </table:table-cell>
          <table:table-cell office:value-type="string" calcext:value-type="string">
            <text:p>Arbizu </text:p>
          </table:table-cell>
          <table:table-cell/>
          <table:table-cell table:formula="of:=RIGHT(TRIM([.B1062]);10)" office:value-type="string" office:string-value="Sta. Maria" calcext:value-type="string">
            <text:p>Sta. Mar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 table:formula="of:=RIGHT(TRIM([.B1063]);10)" office:value-type="string" office:string-value="Prado" calcext:value-type="string">
            <text:p>Prad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Ostiz </text:p>
          </table:table-cell>
          <table:table-cell table:formula="of:=RIGHT(TRIM([.B1064]);10)" office:value-type="string" office:string-value="Solar" calcext:value-type="string">
            <text:p>Solar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Aitzaga</text:p>
          </table:table-cell>
          <table:table-cell office:value-type="string" calcext:value-type="string">
            <text:p>Iturmendi </text:p>
          </table:table-cell>
          <table:table-cell/>
          <table:table-cell table:formula="of:=RIGHT(TRIM([.B1065]);10)" office:value-type="string" office:string-value="ta Aitzaga" calcext:value-type="string">
            <text:p>ta Aitzag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Aldabea</text:p>
          </table:table-cell>
          <table:table-cell office:value-type="string" calcext:value-type="string">
            <text:p>Arbizu </text:p>
          </table:table-cell>
          <table:table-cell/>
          <table:table-cell table:formula="of:=RIGHT(TRIM([.B1066]);10)" office:value-type="string" office:string-value="ta Aldabea" calcext:value-type="string">
            <text:p>ta Aldabe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Barbara</text:p>
          </table:table-cell>
          <table:table-cell office:value-type="string" calcext:value-type="string">
            <text:p>Ucar </text:p>
          </table:table-cell>
          <table:table-cell/>
          <table:table-cell table:formula="of:=RIGHT(TRIM([.B1067]);10)" office:value-type="string" office:string-value="ta Barbara" calcext:value-type="string">
            <text:p>ta Barbar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a Bárbara</text:p>
          </table:table-cell>
          <table:table-cell office:value-type="string" calcext:value-type="string">
            <text:p>Legarda </text:p>
          </table:table-cell>
          <table:table-cell/>
          <table:table-cell table:formula="of:=RIGHT(TRIM([.B1068]);10)" office:value-type="string" office:string-value="ta Bárbara" calcext:value-type="string">
            <text:p>ta Bárbar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Berrioplano </text:p>
          </table:table-cell>
          <table:table-cell office:value-type="string" calcext:value-type="string">
            <text:p>Berriosuso </text:p>
          </table:table-cell>
          <table:table-cell table:formula="of:=RIGHT(TRIM([.B1069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6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Echauri </text:p>
          </table:table-cell>
          <table:table-cell/>
          <table:table-cell table:formula="of:=RIGHT(TRIM([.B1070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Ezcaba </text:p>
          </table:table-cell>
          <table:table-cell table:formula="of:=RIGHT(TRIM([.B1071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Parroquia Santa Eulali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Izcue </text:p>
          </table:table-cell>
          <table:table-cell table:formula="of:=RIGHT(TRIM([.B1072]);10)" office:value-type="string" office:string-value="ta Eulalia" calcext:value-type="string">
            <text:p>ta Eulali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Legarra</text:p>
          </table:table-cell>
          <table:table-cell office:value-type="string" calcext:value-type="string">
            <text:p>Olza </text:p>
          </table:table-cell>
          <table:table-cell office:value-type="string" calcext:value-type="string">
            <text:p>Lizasoain </text:p>
          </table:table-cell>
          <table:table-cell table:formula="of:=RIGHT(TRIM([.B1073]);10)" office:value-type="string" office:string-value="ta Legarra" calcext:value-type="string">
            <text:p>ta Legarra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Blas</text:p>
          </table:table-cell>
          <table:table-cell office:value-type="string" calcext:value-type="string">
            <text:p>Muruzabal</text:p>
          </table:table-cell>
          <table:table-cell/>
          <table:table-cell table:formula="of:=RIGHT(TRIM([.B1074]);10)" office:value-type="string" office:string-value="ta S. Blas" calcext:value-type="string">
            <text:p>ta S. Bla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José</text:p>
          </table:table-cell>
          <table:table-cell office:value-type="string" calcext:value-type="string">
            <text:p>Atez</text:p>
          </table:table-cell>
          <table:table-cell office:value-type="string" calcext:value-type="string">
            <text:p>Eguaras </text:p>
          </table:table-cell>
          <table:table-cell table:formula="of:=RIGHT(TRIM([.B1075]);10)" office:value-type="string" office:string-value="ta S. José" calcext:value-type="string">
            <text:p>ta S. José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Añorbe</text:p>
          </table:table-cell>
          <table:table-cell office:value-type="string" calcext:value-type="string">
            <text:p><text:s/></text:p>
          </table:table-cell>
          <table:table-cell table:formula="of:=RIGHT(TRIM([.B1076]);10)" office:value-type="string" office:string-value="ta S. Juan" calcext:value-type="string">
            <text:p>t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Odieta </text:p>
          </table:table-cell>
          <table:table-cell office:value-type="string" calcext:value-type="string">
            <text:p>Guendulain </text:p>
          </table:table-cell>
          <table:table-cell table:formula="of:=RIGHT(TRIM([.B1077]);10)" office:value-type="string" office:string-value="ta S. Juan" calcext:value-type="string">
            <text:p>t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7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Ermita S. Juan</text:p>
          </table:table-cell>
          <table:table-cell office:value-type="string" calcext:value-type="string">
            <text:p>Urdiain </text:p>
          </table:table-cell>
          <table:table-cell/>
          <table:table-cell table:formula="of:=RIGHT(TRIM([.B1078]);10)" office:value-type="string" office:string-value="ta S. Juan" calcext:value-type="string">
            <text:p>ta S. Juan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8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Ermita Santo Domingo</text:p>
          </table:table-cell>
          <table:table-cell office:value-type="string" calcext:value-type="string">
            <text:p>Eneriz </text:p>
          </table:table-cell>
          <table:table-cell/>
          <table:table-cell table:formula="of:=RIGHT(TRIM([.B1079]);10)" office:value-type="string" office:string-value="to Domingo" calcext:value-type="string">
            <text:p>to Doming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79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Antonio Abad</text:p>
          </table:table-cell>
          <table:table-cell office:value-type="string" calcext:value-type="string">
            <text:p>Araquil</text:p>
          </table:table-cell>
          <table:table-cell office:value-type="string" calcext:value-type="string">
            <text:p>Eguiarreta </text:p>
          </table:table-cell>
          <table:table-cell table:formula="of:=RIGHT(TRIM([.B1080]);10)" office:value-type="string" office:string-value="tonio Abad" calcext:value-type="string">
            <text:p>tonio Abad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0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Parroquia S. Simon y S. Judas</text:p>
          </table:table-cell>
          <table:table-cell office:value-type="string" calcext:value-type="string">
            <text:p>Ulzama</text:p>
          </table:table-cell>
          <table:table-cell office:value-type="string" calcext:value-type="string">
            <text:p>Lizaso </text:p>
          </table:table-cell>
          <table:table-cell table:formula="of:=RIGHT(TRIM([.B1081]);10)" office:value-type="string" office:string-value="y S. Judas" calcext:value-type="string">
            <text:p>y S. Judas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1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 Nº 3 PAMPLONA/IRUÑA Nº .3.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Ezcabarte </text:p>
          </table:table-cell>
          <table:table-cell office:value-type="string" calcext:value-type="string">
            <text:p>Cildoz </text:p>
          </table:table-cell>
          <table:table-cell table:formula="of:=RIGHT(TRIM([.B1082]);10)" office:value-type="string" office:string-value="Cubierto" calcext:value-type="string">
            <text:p>Cubierto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2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83]);10)" office:value-type="string" office:string-value="Zamarzalde" calcext:value-type="string">
            <text:p>Zamarz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3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84]);10)" office:value-type="string" office:string-value="Zamarzalde" calcext:value-type="string">
            <text:p>Zamarz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4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85]);10)" office:value-type="string" office:string-value="Zamarzalde" calcext:value-type="string">
            <text:p>Zamarz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5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86]);10)" office:value-type="string" office:string-value="Zamarzalde" calcext:value-type="string">
            <text:p>Zamarz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6]);4)" office:value-type="string" office:string-value="DATE" calcext:value-type="string">
            <text:p>DATE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REGISTRO DE LA PROPIEDAD DE PAMPLONA/IRUÑA Nº .8.</text:p>
          </table:table-cell>
          <table:table-cell office:value-type="string" calcext:value-type="string">
            <text:p>Finca Zamarzalde</text:p>
          </table:table-cell>
          <table:table-cell office:value-type="string" calcext:value-type="string">
            <text:p>Uharte – Araquil </text:p>
          </table:table-cell>
          <table:table-cell/>
          <table:table-cell table:formula="of:=RIGHT(TRIM([.B1087]);10)" office:value-type="string" office:string-value="Zamarzalde" calcext:value-type="string">
            <text:p>Zamarzalde</text:p>
          </table:table-cell>
          <table:table-cell table:number-columns-repeated="2" office:value-type="string" calcext:value-type="string">
            <text:p>NO DATE</text:p>
          </table:table-cell>
          <table:table-cell table:formula="of:=RIGHT(TRIM([.G1087]);4)" office:value-type="string" office:string-value="DATE" calcext:value-type="string">
            <text:p>DATE</text:p>
          </table:table-cell>
          <table:table-cell table:number-columns-repeated="1016"/>
        </table:table-row>
      </table:table>
      <table:table table:name="AboutTheData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out the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17" office:value-type="string" calcext:value-type="string">
            <text:p>EL ARZOBISPADO DE PAMPLONA Y OBISPADO DE TUDELA HAN INMATRICULADO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DESDE 1998 A 2007 LOS INMUEBLES QUE A CONTINUACION SE DESCRIB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18" office:value-type="string" calcext:value-type="string">
            <text:p><text:a xlink:href="http://plataforma-ekimena.org/?page_id=215&amp;page=1" xlink:type="simple">http://plataforma-ekimena.org/?page_id=215&amp;page=1</text:a></text:p>
          </table:table-cell>
          <table:table-cell table:number-columns-repeated="1023"/>
        </table:table-row>
        <table:table-row table:style-name="ro6">
          <table:table-cell table:style-name="ce18" office:value-type="string" calcext:value-type="string">
            <text:p><text:a xlink:href="http://plataforma-ekimena.org/?page_id=215&amp;page=2" xlink:type="simple">http://plataforma-ekimena.org/?page_id=215&amp;page=2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1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Campo_20_de_20_la_20_tabla_20_dinámica" style:display-name="Excel Built-in Excel Built-in Campo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Categoría_20_de_20_la_20_tabla_20_dinámica" style:display-name="Excel Built-in Excel Built-in Categoría de la tabla dinámica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Esquina_20_de_20_la_20_tabla_20_dinámica" style:display-name="Excel Built-in Excel Built-in 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cel_20_Built-in_20_Resultado_20_de_20_la_20_tabla_20_dinámica" style:display-name="Excel Built-in Excel Built-in Resultado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Título_20_de_20_la_20_tabla_20_dinámica" style:display-name="Excel Built-in Excel Built-in Título de la tabla dinámica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Valor_20_de_20_la_20_tabla_20_dinámica" style:display-name="Excel Built-in Excel Built-in 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0:03:36.6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ivotTableAnalysis" style:display-name="PageStyle_PivotTable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urchProperty1998-2007" style:display-name="PageStyle_ChurchProperty1998-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outTheData" style:display-name="PageStyle_AboutTh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4T10:28:34.052000000</dc:date>
    <meta:generator>LibreOffice/4.2.4.2$Windows_x86 LibreOffice_project/63150712c6d317d27ce2db16eb94c2f3d7b699f8</meta:generator>
    <meta:editing-duration>PT16H58M35S</meta:editing-duration>
    <meta:editing-cycles>145</meta:editing-cycles>
    <meta:document-statistic meta:table-count="3" meta:cell-count="8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419cm" svg:height="7.643cm" xlink:href=".." xlink:type="simple" chart:class="chart:bar" chart:style-name="ch1">
        <chart:title svg:x="5.92cm" svg:y="0.287cm" chart:style-name="ch2">
          <text:p>Total</text:p>
        </chart:title>
        <chart:legend chart:legend-position="end" svg:x="10.971cm" svg:y="3.522cm" style:legend-expansion="high" chart:style-name="ch3"/>
        <chart:plot-area chart:style-name="ch4" table:cell-range-address="PivotTableAnalysis.A4:PivotTableAnalysis.A21 PivotTableAnalysis.B3:PivotTableAnalysis.B3" chart:data-source-has-labels="both" svg:x="0.718cm" svg:y="1.894cm" svg:width="9.717cm" svg:height="5.177cm">
          <chartooo:coordinate-region svg:x="1.339cm" svg:y="2.093cm" svg:width="9.096cm" svg:height="3.812cm"/>
          <chart:axis chart:dimension="x" chart:name="primary-x" chart:style-name="ch5" chartooo:axis-type="auto">
            <chartooo:date-scale/>
            <chart:categories table:cell-range-address="PivotTableAnalysis.A4:PivotTableAnalysis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votTableAnalysis.A4:PivotTableAnalysis.A21" chart:label-cell-address="PivotTableAnalysis.B3:PivotTableAnalysis.B3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votTableAnalysis.B3:PivotTableAnalysi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</text:p>
                <draw:g>
                  <svg:desc>PivotTableAnalysis.A4:PivotTableAnalysis.A21</svg:desc>
                </draw:g>
              </table:table-cell>
              <table:table-cell office:value-type="float" office:value="NaN">
                <text:p>NaN</text:p>
                <draw:g>
                  <svg:desc>PivotTableAnalysis.A4:PivotTableAnalysis.A21</svg:desc>
                </draw:g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